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30099" draw:opacity="80%"/>
    </style:style>
    <style:style style:name="gr2" style:family="graphic" style:parent-style-name="standard">
      <style:graphic-properties draw:stroke="none" draw:fill="solid" draw:fill-color="#ff0000" draw:opacity="80%"/>
    </style:style>
    <style:style style:name="gr3" style:family="graphic" style:parent-style-name="standard">
      <style:graphic-properties draw:stroke="none" draw:fill="solid" draw:fill-color="#008000" draw:opacity="80%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2.50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2.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39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7cm" fo:min-width="0.2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24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19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2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2.4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730099" draw:opacity="80%"/>
    </style:style>
    <style:style style:name="P2" style:family="paragraph">
      <loext:graphic-properties draw:fill="solid" draw:fill-color="#ff0000" draw:opacity="80%"/>
    </style:style>
    <style:style style:name="P3" style:family="paragraph">
      <loext:graphic-properties draw:fill="solid" draw:fill-color="#008000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start" style:writing-mode="lr-tb"/>
      <style:text-properties fo:font-size="30pt" style:font-size-asian="30pt" style:font-size-complex="30pt"/>
    </style:style>
    <style:style style:name="P12" style:family="paragraph">
      <loext:graphic-properties draw:fill="none"/>
      <style:paragraph-properties fo:text-align="start" style:writing-mode="lr-tb"/>
      <style:text-properties fo:font-size="30pt" fo:font-style="italic" style:font-size-asian="30pt" style:font-style-asian="italic" style:font-size-complex="30pt" style:font-style-complex="italic"/>
    </style:style>
    <style:style style:name="P13" style:family="paragraph"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start" style:writing-mode="lr-tb"/>
      <style:text-properties fo:font-size="20pt" fo:font-style="italic" style:font-size-asian="20pt" style:font-size-complex="20pt"/>
    </style:style>
    <style:style style:name="P15" style:family="paragraph">
      <style:paragraph-properties fo:text-align="start"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start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18" style:family="paragraph">
      <style:paragraph-properties fo:text-align="start" style:writing-mode="lr-tb"/>
      <style:text-properties fo:font-size="36pt" style:font-size-asian="28pt" style:font-size-complex="28pt"/>
    </style:style>
    <style:style style:name="P19" style:family="paragraph">
      <loext:graphic-properties draw:fill="none"/>
      <style:paragraph-properties fo:text-align="start" style:writing-mode="lr-tb"/>
      <style:text-properties fo:font-size="36pt" style:font-size-asian="28pt" style:font-size-complex="28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8pt" style:font-size-asian="18pt" style:font-name-complex="TimesNewRoman1" style:font-size-complex="18pt"/>
    </style:style>
    <style:style style:name="T3" style:family="text">
      <style:text-properties fo:color="#000000" style:font-name="TimesNewRoman1" fo:font-size="28pt" style:font-size-asian="28pt" style:font-name-complex="TimesNewRoman1" style:font-size-complex="28pt"/>
    </style:style>
    <style:style style:name="T4" style:family="text">
      <style:text-properties fo:color="#000000" style:font-name="NimbusRoman1" fo:font-size="30pt" fo:font-style="italic" style:font-size-asian="30pt" style:font-style-asian="italic" style:font-name-complex="NimbusRoman1" style:font-size-complex="30pt" style:font-style-complex="italic"/>
    </style:style>
    <style:style style:name="T5" style:family="text">
      <style:text-properties fo:color="#000000" style:font-name="NimbusRoman1" fo:font-size="20pt" fo:font-style="italic" style:font-size-asian="20pt" style:font-name-complex="NimbusRoman1" style:font-size-complex="20pt"/>
    </style:style>
    <style:style style:name="T6" style:family="text">
      <style:text-properties fo:color="#000000" style:font-name="OpenSymbol" fo:font-size="15pt" style:font-size-asian="15pt" style:font-name-complex="OpenSymbol" style:font-size-complex="15pt"/>
    </style:style>
    <style:style style:name="T7" style:family="text">
      <style:text-properties fo:color="#000000" style:font-name="NimbusRoman1" fo:font-size="15pt" fo:font-style="italic" style:font-size-asian="15pt" style:font-style-asian="italic" style:font-name-complex="NimbusRoman1" style:font-size-complex="15pt" style:font-style-complex="italic"/>
    </style:style>
    <style:style style:name="T8" style:family="text">
      <style:text-properties fo:color="#000000" style:font-name="TimesNewRoman1" style:font-size-asian="28pt" style:font-name-complex="TimesNewRoman1" style:font-size-complex="28pt"/>
    </style:style>
    <style:style style:name="T9" style:family="text">
      <style:text-properties fo:color="#000000" style:font-name="TimesNewRoman1" fo:font-style="italic" style:font-size-asian="28pt" style:font-style-asian="italic" style:font-name-complex="TimesNewRoman1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57cm" svg:height="0.822cm" svg:x="3.803cm" svg:y="14.384cm" svg:viewBox="0 0 158 823" draw:points="0,823 158,823 158,0 0,0">
          <text:p/>
        </draw:polygon>
        <draw:polygon draw:style-name="gr1" draw:text-style-name="P1" draw:layer="layout" svg:width="0.157cm" svg:height="0.837cm" svg:x="4.364cm" svg:y="14.369cm" svg:viewBox="0 0 158 838" draw:points="0,838 158,838 158,0 0,0">
          <text:p/>
        </draw:polygon>
        <draw:polygon draw:style-name="gr1" draw:text-style-name="P1" draw:layer="layout" svg:width="0.157cm" svg:height="0.913cm" svg:x="4.924cm" svg:y="14.293cm" svg:viewBox="0 0 158 914" draw:points="0,914 158,914 158,0 0,0">
          <text:p/>
        </draw:polygon>
        <draw:polygon draw:style-name="gr1" draw:text-style-name="P1" draw:layer="layout" svg:width="0.157cm" svg:height="1cm" svg:x="5.485cm" svg:y="14.206cm" svg:viewBox="0 0 158 1001" draw:points="0,1001 158,1001 158,0 0,0">
          <text:p/>
        </draw:polygon>
        <draw:polygon draw:style-name="gr1" draw:text-style-name="P1" draw:layer="layout" svg:width="0.157cm" svg:height="1.096cm" svg:x="6.046cm" svg:y="14.11cm" svg:viewBox="0 0 158 1097" draw:points="0,1097 158,1097 158,0 0,0">
          <text:p/>
        </draw:polygon>
        <draw:polygon draw:style-name="gr1" draw:text-style-name="P1" draw:layer="layout" svg:width="0.157cm" svg:height="1.163cm" svg:x="6.606cm" svg:y="14.043cm" svg:viewBox="0 0 158 1164" draw:points="0,1164 158,1164 158,0 0,0">
          <text:p/>
        </draw:polygon>
        <draw:polygon draw:style-name="gr1" draw:text-style-name="P1" draw:layer="layout" svg:width="0.157cm" svg:height="1.324cm" svg:x="7.167cm" svg:y="13.882cm" svg:viewBox="0 0 158 1325" draw:points="0,1325 158,1325 158,0 0,0">
          <text:p/>
        </draw:polygon>
        <draw:polygon draw:style-name="gr1" draw:text-style-name="P1" draw:layer="layout" svg:width="0.156cm" svg:height="1.579cm" svg:x="7.728cm" svg:y="13.627cm" svg:viewBox="0 0 157 1580" draw:points="0,1580 157,1580 157,0 0,0">
          <text:p/>
        </draw:polygon>
        <draw:polygon draw:style-name="gr1" draw:text-style-name="P1" draw:layer="layout" svg:width="0.157cm" svg:height="2cm" svg:x="8.288cm" svg:y="13.206cm" svg:viewBox="0 0 158 2001" draw:points="0,2001 158,2001 158,0 0,0">
          <text:p/>
        </draw:polygon>
        <draw:polygon draw:style-name="gr1" draw:text-style-name="P1" draw:layer="layout" svg:width="0.157cm" svg:height="2.455cm" svg:x="8.849cm" svg:y="12.751cm" svg:viewBox="0 0 158 2456" draw:points="0,2456 158,2456 158,0 0,0">
          <text:p/>
        </draw:polygon>
        <draw:polygon draw:style-name="gr1" draw:text-style-name="P1" draw:layer="layout" svg:width="0.157cm" svg:height="2.925cm" svg:x="9.409cm" svg:y="12.281cm" svg:viewBox="0 0 158 2926" draw:points="0,2926 158,2926 158,0 0,0">
          <text:p/>
        </draw:polygon>
        <draw:polygon draw:style-name="gr1" draw:text-style-name="P1" draw:layer="layout" svg:width="0.157cm" svg:height="3.2cm" svg:x="9.97cm" svg:y="12.006cm" svg:viewBox="0 0 158 3201" draw:points="0,3201 158,3201 158,0 0,0">
          <text:p/>
        </draw:polygon>
        <draw:polygon draw:style-name="gr1" draw:text-style-name="P1" draw:layer="layout" svg:width="0.157cm" svg:height="3.51cm" svg:x="10.531cm" svg:y="11.696cm" svg:viewBox="0 0 158 3511" draw:points="0,3511 158,3511 158,0 0,0">
          <text:p/>
        </draw:polygon>
        <draw:polygon draw:style-name="gr1" draw:text-style-name="P1" draw:layer="layout" svg:width="0.157cm" svg:height="3.983cm" svg:x="11.091cm" svg:y="11.223cm" svg:viewBox="0 0 158 3984" draw:points="0,3984 158,3984 158,0 0,0">
          <text:p/>
        </draw:polygon>
        <draw:polygon draw:style-name="gr1" draw:text-style-name="P1" draw:layer="layout" svg:width="0.157cm" svg:height="4.635cm" svg:x="11.652cm" svg:y="10.571cm" svg:viewBox="0 0 158 4636" draw:points="0,4636 158,4636 158,0 0,0">
          <text:p/>
        </draw:polygon>
        <draw:polygon draw:style-name="gr1" draw:text-style-name="P1" draw:layer="layout" svg:width="0.157cm" svg:height="5.192cm" svg:x="12.213cm" svg:y="10.014cm" svg:viewBox="0 0 158 5193" draw:points="0,5193 158,5193 158,0 0,0">
          <text:p/>
        </draw:polygon>
        <draw:polygon draw:style-name="gr1" draw:text-style-name="P1" draw:layer="layout" svg:width="0.157cm" svg:height="5.561cm" svg:x="12.773cm" svg:y="9.645cm" svg:viewBox="0 0 158 5562" draw:points="0,5562 158,5562 158,0 0,0">
          <text:p/>
        </draw:polygon>
        <draw:polygon draw:style-name="gr1" draw:text-style-name="P1" draw:layer="layout" svg:width="0.157cm" svg:height="5.911cm" svg:x="13.334cm" svg:y="9.295cm" svg:viewBox="0 0 158 5912" draw:points="0,5912 158,5912 158,0 0,0">
          <text:p/>
        </draw:polygon>
        <draw:polygon draw:style-name="gr1" draw:text-style-name="P1" draw:layer="layout" svg:width="0.157cm" svg:height="5.977cm" svg:x="13.894cm" svg:y="9.229cm" svg:viewBox="0 0 158 5978" draw:points="0,5978 158,5978 158,0 0,0">
          <text:p/>
        </draw:polygon>
        <draw:polygon draw:style-name="gr1" draw:text-style-name="P1" draw:layer="layout" svg:width="0.157cm" svg:height="6.28cm" svg:x="14.455cm" svg:y="8.926cm" svg:viewBox="0 0 158 6281" draw:points="0,6281 158,6281 158,0 0,0">
          <text:p/>
        </draw:polygon>
        <draw:polygon draw:style-name="gr1" draw:text-style-name="P1" draw:layer="layout" svg:width="0.157cm" svg:height="6.43cm" svg:x="15.016cm" svg:y="8.776cm" svg:viewBox="0 0 158 6431" draw:points="0,6431 158,6431 158,0 0,0">
          <text:p/>
        </draw:polygon>
        <draw:polygon draw:style-name="gr1" draw:text-style-name="P1" draw:layer="layout" svg:width="0.157cm" svg:height="6.632cm" svg:x="15.576cm" svg:y="8.574cm" svg:viewBox="0 0 158 6633" draw:points="0,6633 158,6633 158,0 0,0">
          <text:p/>
        </draw:polygon>
        <draw:polygon draw:style-name="gr1" draw:text-style-name="P1" draw:layer="layout" svg:width="0.157cm" svg:height="6.662cm" svg:x="16.137cm" svg:y="8.544cm" svg:viewBox="0 0 158 6663" draw:points="0,6663 158,6663 158,0 0,0">
          <text:p/>
        </draw:polygon>
        <draw:polygon draw:style-name="gr1" draw:text-style-name="P1" draw:layer="layout" svg:width="0.157cm" svg:height="6.757cm" svg:x="16.698cm" svg:y="8.449cm" svg:viewBox="0 0 158 6758" draw:points="0,6758 158,6758 158,0 0,0">
          <text:p/>
        </draw:polygon>
        <draw:polygon draw:style-name="gr1" draw:text-style-name="P1" draw:layer="layout" svg:width="0.157cm" svg:height="6.774cm" svg:x="17.258cm" svg:y="8.432cm" svg:viewBox="0 0 158 6775" draw:points="0,6775 158,6775 158,0 0,0">
          <text:p/>
        </draw:polygon>
        <draw:polygon draw:style-name="gr1" draw:text-style-name="P1" draw:layer="layout" svg:width="0.157cm" svg:height="6.865cm" svg:x="17.819cm" svg:y="8.341cm" svg:viewBox="0 0 158 6866" draw:points="0,6866 158,6866 158,0 0,0">
          <text:p/>
        </draw:polygon>
        <draw:polygon draw:style-name="gr1" draw:text-style-name="P1" draw:layer="layout" svg:width="0.157cm" svg:height="6.915cm" svg:x="18.38cm" svg:y="8.291cm" svg:viewBox="0 0 158 6916" draw:points="0,6916 158,6916 158,0 0,0">
          <text:p/>
        </draw:polygon>
        <draw:polygon draw:style-name="gr1" draw:text-style-name="P1" draw:layer="layout" svg:width="0.157cm" svg:height="6.898cm" svg:x="18.94cm" svg:y="8.308cm" svg:viewBox="0 0 158 6899" draw:points="0,6899 158,6899 158,0 0,0">
          <text:p/>
        </draw:polygon>
        <draw:polygon draw:style-name="gr1" draw:text-style-name="P1" draw:layer="layout" svg:width="0.157cm" svg:height="7.081cm" svg:x="19.501cm" svg:y="8.125cm" svg:viewBox="0 0 158 7082" draw:points="0,7082 158,7082 158,0 0,0">
          <text:p/>
        </draw:polygon>
        <draw:polygon draw:style-name="gr1" draw:text-style-name="P1" draw:layer="layout" svg:width="0.157cm" svg:height="7.189cm" svg:x="20.061cm" svg:y="8.017cm" svg:viewBox="0 0 158 7190" draw:points="0,7190 158,7190 158,0 0,0">
          <text:p/>
        </draw:polygon>
        <draw:polygon draw:style-name="gr1" draw:text-style-name="P1" draw:layer="layout" svg:width="0.157cm" svg:height="7.124cm" svg:x="20.622cm" svg:y="8.082cm" svg:viewBox="0 0 158 7125" draw:points="0,7125 158,7125 158,0 0,0">
          <text:p/>
        </draw:polygon>
        <draw:polygon draw:style-name="gr1" draw:text-style-name="P1" draw:layer="layout" svg:width="0.157cm" svg:height="7.119cm" svg:x="21.183cm" svg:y="8.087cm" svg:viewBox="0 0 158 7120" draw:points="0,7120 158,7120 158,0 0,0">
          <text:p/>
        </draw:polygon>
        <draw:polygon draw:style-name="gr1" draw:text-style-name="P1" draw:layer="layout" svg:width="0.157cm" svg:height="7.322cm" svg:x="21.743cm" svg:y="7.884cm" svg:viewBox="0 0 158 7323" draw:points="0,7323 158,7323 158,0 0,0">
          <text:p/>
        </draw:polygon>
        <draw:polygon draw:style-name="gr1" draw:text-style-name="P1" draw:layer="layout" svg:width="0.157cm" svg:height="7.335cm" svg:x="22.304cm" svg:y="7.871cm" svg:viewBox="0 0 158 7336" draw:points="0,7336 158,7336 158,0 0,0">
          <text:p/>
        </draw:polygon>
        <draw:polygon draw:style-name="gr1" draw:text-style-name="P1" draw:layer="layout" svg:width="0.157cm" svg:height="7.384cm" svg:x="22.865cm" svg:y="7.822cm" svg:viewBox="0 0 158 7385" draw:points="0,7385 158,7385 158,0 0,0">
          <text:p/>
        </draw:polygon>
        <draw:polygon draw:style-name="gr1" draw:text-style-name="P1" draw:layer="layout" svg:width="0.157cm" svg:height="7.362cm" svg:x="23.425cm" svg:y="7.844cm" svg:viewBox="0 0 158 7363" draw:points="0,7363 158,7363 158,0 0,0">
          <text:p/>
        </draw:polygon>
        <draw:polygon draw:style-name="gr1" draw:text-style-name="P1" draw:layer="layout" svg:width="0.157cm" svg:height="7.435cm" svg:x="23.986cm" svg:y="7.771cm" svg:viewBox="0 0 158 7436" draw:points="0,7436 158,7436 158,0 0,0">
          <text:p/>
        </draw:polygon>
        <draw:polygon draw:style-name="gr1" draw:text-style-name="P1" draw:layer="layout" svg:width="0.157cm" svg:height="7.289cm" svg:x="24.547cm" svg:y="7.917cm" svg:viewBox="0 0 158 7290" draw:points="0,7290 158,7290 158,0 0,0">
          <text:p/>
        </draw:polygon>
        <draw:polygon draw:style-name="gr1" draw:text-style-name="P1" draw:layer="layout" svg:width="0.157cm" svg:height="7.32cm" svg:x="25.107cm" svg:y="7.886cm" svg:viewBox="0 0 158 7321" draw:points="0,7321 158,7321 158,0 0,0">
          <text:p/>
        </draw:polygon>
        <draw:polygon draw:style-name="gr1" draw:text-style-name="P1" draw:layer="layout" svg:width="0.157cm" svg:height="7.21cm" svg:x="25.668cm" svg:y="7.996cm" svg:viewBox="0 0 158 7211" draw:points="0,7211 158,7211 158,0 0,0">
          <text:p/>
        </draw:polygon>
        <draw:polygon draw:style-name="gr1" draw:text-style-name="P1" draw:layer="layout" svg:width="0.157cm" svg:height="7.411cm" svg:x="26.228cm" svg:y="7.795cm" svg:viewBox="0 0 158 7412" draw:points="0,7412 158,7412 158,0 0,0">
          <text:p/>
        </draw:polygon>
        <draw:polygon draw:style-name="gr1" draw:text-style-name="P1" draw:layer="layout" svg:width="0.157cm" svg:height="7.481cm" svg:x="26.789cm" svg:y="7.725cm" svg:viewBox="0 0 158 7482" draw:points="0,7482 158,7482 158,0 0,0">
          <text:p/>
        </draw:polygon>
        <draw:polygon draw:style-name="gr1" draw:text-style-name="P1" draw:layer="layout" svg:width="0.157cm" svg:height="7.297cm" svg:x="27.35cm" svg:y="7.909cm" svg:viewBox="0 0 158 7298" draw:points="0,7298 158,7298 158,0 0,0">
          <text:p/>
        </draw:polygon>
        <draw:polygon draw:style-name="gr1" draw:text-style-name="P1" draw:layer="layout" svg:width="0.157cm" svg:height="5.069cm" svg:x="27.91cm" svg:y="10.137cm" svg:viewBox="0 0 158 5070" draw:points="0,5070 158,5070 158,0 0,0">
          <text:p/>
        </draw:polygon>
        <draw:polygon draw:style-name="gr1" draw:text-style-name="P1" draw:layer="layout" svg:width="0.157cm" svg:height="3.912cm" svg:x="28.471cm" svg:y="11.294cm" svg:viewBox="0 0 158 3913" draw:points="0,3913 158,3913 158,0 0,0">
          <text:p/>
        </draw:polygon>
        <draw:polygon draw:style-name="gr1" draw:text-style-name="P1" draw:layer="layout" svg:width="0.157cm" svg:height="2.224cm" svg:x="29.032cm" svg:y="12.982cm" svg:viewBox="0 0 158 2225" draw:points="0,2225 158,2225 158,0 0,0">
          <text:p/>
        </draw:polygon>
        <draw:polygon draw:style-name="gr1" draw:text-style-name="P1" draw:layer="layout" svg:width="0.157cm" svg:height="1.658cm" svg:x="29.592cm" svg:y="13.548cm" svg:viewBox="0 0 158 1659" draw:points="0,1659 158,1659 158,0 0,0">
          <text:p/>
        </draw:polygon>
        <draw:polygon draw:style-name="gr1" draw:text-style-name="P1" draw:layer="layout" svg:width="0.156cm" svg:height="0cm" svg:x="30.153cm" svg:y="15.206cm" svg:viewBox="0 0 157 0" draw:points="0,0 157,0">
          <text:p/>
        </draw:polygon>
        <draw:polygon draw:style-name="gr1" draw:text-style-name="P1" draw:layer="layout" svg:width="0.157cm" svg:height="0.019cm" svg:x="30.714cm" svg:y="15.206cm" svg:viewBox="0 0 158 20" draw:points="0,0 158,0 158,20 0,20">
          <text:p/>
        </draw:polygon>
        <draw:polygon draw:style-name="gr1" draw:text-style-name="P1" draw:layer="layout" svg:width="0.157cm" svg:height="0.025cm" svg:x="31.274cm" svg:y="15.206cm" svg:viewBox="0 0 158 26" draw:points="0,0 158,0 158,26 0,26">
          <text:p/>
        </draw:polygon>
        <draw:polygon draw:style-name="gr1" draw:text-style-name="P1" draw:layer="layout" svg:width="0.157cm" svg:height="0.004cm" svg:x="31.835cm" svg:y="15.206cm" svg:viewBox="0 0 158 5" draw:points="0,0 158,0 158,5 0,5">
          <text:p/>
        </draw:polygon>
        <draw:polygon draw:style-name="gr1" draw:text-style-name="P1" draw:layer="layout" svg:width="0.157cm" svg:height="0.004cm" svg:x="32.395cm" svg:y="15.206cm" svg:viewBox="0 0 158 5" draw:points="0,0 158,0 158,5 0,5">
          <text:p/>
        </draw:polygon>
        <draw:polygon draw:style-name="gr1" draw:text-style-name="P1" draw:layer="layout" svg:width="0.157cm" svg:height="0.004cm" svg:x="32.956cm" svg:y="15.206cm" svg:viewBox="0 0 158 5" draw:points="0,0 158,0 158,5 0,5">
          <text:p/>
        </draw:polygon>
        <draw:polygon draw:style-name="gr1" draw:text-style-name="P1" draw:layer="layout" svg:width="0.157cm" svg:height="0.012cm" svg:x="33.517cm" svg:y="15.206cm" svg:viewBox="0 0 158 13" draw:points="0,0 158,0 158,13 0,13">
          <text:p/>
        </draw:polygon>
        <draw:polygon draw:style-name="gr1" draw:text-style-name="P1" draw:layer="layout" svg:width="0.157cm" svg:height="0.008cm" svg:x="34.077cm" svg:y="15.206cm" svg:viewBox="0 0 158 9" draw:points="0,0 158,0 158,9 0,9">
          <text:p/>
        </draw:polygon>
        <draw:polygon draw:style-name="gr1" draw:text-style-name="P1" draw:layer="layout" svg:width="0.157cm" svg:height="0.008cm" svg:x="34.638cm" svg:y="15.206cm" svg:viewBox="0 0 158 9" draw:points="0,0 158,0 158,9 0,9">
          <text:p/>
        </draw:polygon>
        <draw:polygon draw:style-name="gr1" draw:text-style-name="P1" draw:layer="layout" svg:width="0.157cm" svg:height="0.008cm" svg:x="35.199cm" svg:y="15.206cm" svg:viewBox="0 0 158 9" draw:points="0,0 158,0 158,9 0,9">
          <text:p/>
        </draw:polygon>
        <draw:polygon draw:style-name="gr1" draw:text-style-name="P1" draw:layer="layout" svg:width="0.157cm" svg:height="0.009cm" svg:x="35.759cm" svg:y="15.206cm" svg:viewBox="0 0 158 10" draw:points="0,0 158,0 158,10 0,10">
          <text:p/>
        </draw:polygon>
        <draw:polygon draw:style-name="gr1" draw:text-style-name="P1" draw:layer="layout" svg:width="0.157cm" svg:height="0.008cm" svg:x="36.32cm" svg:y="15.206cm" svg:viewBox="0 0 158 9" draw:points="0,0 158,0 158,9 0,9">
          <text:p/>
        </draw:polygon>
        <draw:polygon draw:style-name="gr1" draw:text-style-name="P1" draw:layer="layout" svg:width="0.156cm" svg:height="0.005cm" svg:x="36.881cm" svg:y="15.206cm" svg:viewBox="0 0 157 6" draw:points="0,0 157,0 157,6 0,6">
          <text:p/>
        </draw:polygon>
        <draw:polygon draw:style-name="gr1" draw:text-style-name="P1" draw:layer="layout" svg:width="0.157cm" svg:height="0.01cm" svg:x="37.441cm" svg:y="15.206cm" svg:viewBox="0 0 158 11" draw:points="0,0 158,0 158,11 0,11">
          <text:p/>
        </draw:polygon>
        <draw:polygon draw:style-name="gr1" draw:text-style-name="P1" draw:layer="layout" svg:width="0.157cm" svg:height="0.008cm" svg:x="38.002cm" svg:y="15.206cm" svg:viewBox="0 0 158 9" draw:points="0,0 158,0 158,9 0,9">
          <text:p/>
        </draw:polygon>
        <draw:polygon draw:style-name="gr1" draw:text-style-name="P1" draw:layer="layout" svg:width="0.157cm" svg:height="0.001cm" svg:x="38.562cm" svg:y="15.205cm" svg:viewBox="0 0 158 2" draw:points="0,2 158,2 158,0 0,0">
          <text:p/>
        </draw:polygon>
        <draw:polygon draw:style-name="gr1" draw:text-style-name="P1" draw:layer="layout" svg:width="0.156cm" svg:height="0cm" svg:x="39.123cm" svg:y="15.206cm" svg:viewBox="0 0 157 0" draw:points="0,0 157,0">
          <text:p/>
        </draw:polygon>
        <draw:polygon draw:style-name="gr2" draw:text-style-name="P2" draw:layer="layout" svg:width="0.157cm" svg:height="0.61cm" svg:x="3.96cm" svg:y="14.596cm" svg:viewBox="0 0 158 611" draw:points="0,611 158,611 158,0 0,0">
          <text:p/>
        </draw:polygon>
        <draw:polygon draw:style-name="gr2" draw:text-style-name="P2" draw:layer="layout" svg:width="0.157cm" svg:height="0.633cm" svg:x="4.521cm" svg:y="14.573cm" svg:viewBox="0 0 158 634" draw:points="0,634 158,634 158,0 0,0">
          <text:p/>
        </draw:polygon>
        <draw:polygon draw:style-name="gr2" draw:text-style-name="P2" draw:layer="layout" svg:width="0.157cm" svg:height="0.655cm" svg:x="5.081cm" svg:y="14.551cm" svg:viewBox="0 0 158 656" draw:points="0,656 158,656 158,0 0,0">
          <text:p/>
        </draw:polygon>
        <draw:polygon draw:style-name="gr2" draw:text-style-name="P2" draw:layer="layout" svg:width="0.157cm" svg:height="0.686cm" svg:x="5.642cm" svg:y="14.52cm" svg:viewBox="0 0 158 687" draw:points="0,687 158,687 158,0 0,0">
          <text:p/>
        </draw:polygon>
        <draw:polygon draw:style-name="gr2" draw:text-style-name="P2" draw:layer="layout" svg:width="0.157cm" svg:height="0.699cm" svg:x="6.203cm" svg:y="14.507cm" svg:viewBox="0 0 158 700" draw:points="0,700 158,700 158,0 0,0">
          <text:p/>
        </draw:polygon>
        <draw:polygon draw:style-name="gr2" draw:text-style-name="P2" draw:layer="layout" svg:width="0.157cm" svg:height="0.691cm" svg:x="6.763cm" svg:y="14.515cm" svg:viewBox="0 0 158 692" draw:points="0,692 158,692 158,0 0,0">
          <text:p/>
        </draw:polygon>
        <draw:polygon draw:style-name="gr2" draw:text-style-name="P2" draw:layer="layout" svg:width="0.157cm" svg:height="0.771cm" svg:x="7.324cm" svg:y="14.435cm" svg:viewBox="0 0 158 772" draw:points="0,772 158,772 158,0 0,0">
          <text:p/>
        </draw:polygon>
        <draw:polygon draw:style-name="gr2" draw:text-style-name="P2" draw:layer="layout" svg:width="0.157cm" svg:height="0.806cm" svg:x="7.884cm" svg:y="14.4cm" svg:viewBox="0 0 158 807" draw:points="0,807 158,807 158,0 0,0">
          <text:p/>
        </draw:polygon>
        <draw:polygon draw:style-name="gr2" draw:text-style-name="P2" draw:layer="layout" svg:width="0.157cm" svg:height="0.9cm" svg:x="8.445cm" svg:y="14.306cm" svg:viewBox="0 0 158 901" draw:points="0,901 158,901 158,0 0,0">
          <text:p/>
        </draw:polygon>
        <draw:polygon draw:style-name="gr2" draw:text-style-name="P2" draw:layer="layout" svg:width="0.157cm" svg:height="1.024cm" svg:x="9.006cm" svg:y="14.182cm" svg:viewBox="0 0 158 1025" draw:points="0,1025 158,1025 158,0 0,0">
          <text:p/>
        </draw:polygon>
        <draw:polygon draw:style-name="gr2" draw:text-style-name="P2" draw:layer="layout" svg:width="0.157cm" svg:height="1.327cm" svg:x="9.566cm" svg:y="13.879cm" svg:viewBox="0 0 158 1328" draw:points="0,1328 158,1328 158,0 0,0">
          <text:p/>
        </draw:polygon>
        <draw:polygon draw:style-name="gr2" draw:text-style-name="P2" draw:layer="layout" svg:width="0.157cm" svg:height="1.38cm" svg:x="10.127cm" svg:y="13.826cm" svg:viewBox="0 0 158 1381" draw:points="0,1381 158,1381 158,0 0,0">
          <text:p/>
        </draw:polygon>
        <draw:polygon draw:style-name="gr2" draw:text-style-name="P2" draw:layer="layout" svg:width="0.157cm" svg:height="1.441cm" svg:x="10.688cm" svg:y="13.765cm" svg:viewBox="0 0 158 1442" draw:points="0,1442 158,1442 158,0 0,0">
          <text:p/>
        </draw:polygon>
        <draw:polygon draw:style-name="gr2" draw:text-style-name="P2" draw:layer="layout" svg:width="0.157cm" svg:height="1.53cm" svg:x="11.248cm" svg:y="13.676cm" svg:viewBox="0 0 158 1531" draw:points="0,1531 158,1531 158,0 0,0">
          <text:p/>
        </draw:polygon>
        <draw:polygon draw:style-name="gr2" draw:text-style-name="P2" draw:layer="layout" svg:width="0.157cm" svg:height="1.691cm" svg:x="11.809cm" svg:y="13.515cm" svg:viewBox="0 0 158 1692" draw:points="0,1692 158,1692 158,0 0,0">
          <text:p/>
        </draw:polygon>
        <draw:polygon draw:style-name="gr2" draw:text-style-name="P2" draw:layer="layout" svg:width="0.157cm" svg:height="2.072cm" svg:x="12.37cm" svg:y="13.134cm" svg:viewBox="0 0 158 2073" draw:points="0,2073 158,2073 158,0 0,0">
          <text:p/>
        </draw:polygon>
        <draw:polygon draw:style-name="gr2" draw:text-style-name="P2" draw:layer="layout" svg:width="0.157cm" svg:height="2.424cm" svg:x="12.93cm" svg:y="12.782cm" svg:viewBox="0 0 158 2425" draw:points="0,2425 158,2425 158,0 0,0">
          <text:p/>
        </draw:polygon>
        <draw:polygon draw:style-name="gr2" draw:text-style-name="P2" draw:layer="layout" svg:width="0.157cm" svg:height="2.636cm" svg:x="13.491cm" svg:y="12.57cm" svg:viewBox="0 0 158 2637" draw:points="0,2637 158,2637 158,0 0,0">
          <text:p/>
        </draw:polygon>
        <draw:polygon draw:style-name="gr2" draw:text-style-name="P2" draw:layer="layout" svg:width="0.157cm" svg:height="3.203cm" svg:x="14.051cm" svg:y="12.003cm" svg:viewBox="0 0 158 3204" draw:points="0,3204 158,3204 158,0 0,0">
          <text:p/>
        </draw:polygon>
        <draw:polygon draw:style-name="gr2" draw:text-style-name="P2" draw:layer="layout" svg:width="0.157cm" svg:height="3.549cm" svg:x="14.612cm" svg:y="11.657cm" svg:viewBox="0 0 158 3550" draw:points="0,3550 158,3550 158,0 0,0">
          <text:p/>
        </draw:polygon>
        <draw:polygon draw:style-name="gr2" draw:text-style-name="P2" draw:layer="layout" svg:width="0.157cm" svg:height="3.91cm" svg:x="15.173cm" svg:y="11.296cm" svg:viewBox="0 0 158 3911" draw:points="0,3911 158,3911 158,0 0,0">
          <text:p/>
        </draw:polygon>
        <draw:polygon draw:style-name="gr2" draw:text-style-name="P2" draw:layer="layout" svg:width="0.157cm" svg:height="4.261cm" svg:x="15.733cm" svg:y="10.945cm" svg:viewBox="0 0 158 4262" draw:points="0,4262 158,4262 158,0 0,0">
          <text:p/>
        </draw:polygon>
        <draw:polygon draw:style-name="gr2" draw:text-style-name="P2" draw:layer="layout" svg:width="0.157cm" svg:height="4.482cm" svg:x="16.294cm" svg:y="10.724cm" svg:viewBox="0 0 158 4483" draw:points="0,4483 158,4483 158,0 0,0">
          <text:p/>
        </draw:polygon>
        <draw:polygon draw:style-name="gr2" draw:text-style-name="P2" draw:layer="layout" svg:width="0.157cm" svg:height="4.68cm" svg:x="16.855cm" svg:y="10.526cm" svg:viewBox="0 0 158 4681" draw:points="0,4681 158,4681 158,0 0,0">
          <text:p/>
        </draw:polygon>
        <draw:polygon draw:style-name="gr2" draw:text-style-name="P2" draw:layer="layout" svg:width="0.157cm" svg:height="4.968cm" svg:x="17.415cm" svg:y="10.238cm" svg:viewBox="0 0 158 4969" draw:points="0,4969 158,4969 158,0 0,0">
          <text:p/>
        </draw:polygon>
        <draw:polygon draw:style-name="gr2" draw:text-style-name="P2" draw:layer="layout" svg:width="0.157cm" svg:height="5.799cm" svg:x="17.976cm" svg:y="9.407cm" svg:viewBox="0 0 158 5800" draw:points="0,5800 158,5800 158,0 0,0">
          <text:p/>
        </draw:polygon>
        <draw:polygon draw:style-name="gr2" draw:text-style-name="P2" draw:layer="layout" svg:width="0.157cm" svg:height="6.004cm" svg:x="18.537cm" svg:y="9.202cm" svg:viewBox="0 0 158 6005" draw:points="0,6005 158,6005 158,0 0,0">
          <text:p/>
        </draw:polygon>
        <draw:polygon draw:style-name="gr2" draw:text-style-name="P2" draw:layer="layout" svg:width="0.157cm" svg:height="5.997cm" svg:x="19.097cm" svg:y="9.209cm" svg:viewBox="0 0 158 5998" draw:points="0,5998 158,5998 158,0 0,0">
          <text:p/>
        </draw:polygon>
        <draw:polygon draw:style-name="gr2" draw:text-style-name="P2" draw:layer="layout" svg:width="0.157cm" svg:height="6.131cm" svg:x="19.658cm" svg:y="9.075cm" svg:viewBox="0 0 158 6132" draw:points="0,6132 158,6132 158,0 0,0">
          <text:p/>
        </draw:polygon>
        <draw:polygon draw:style-name="gr2" draw:text-style-name="P2" draw:layer="layout" svg:width="0.157cm" svg:height="6.161cm" svg:x="20.218cm" svg:y="9.045cm" svg:viewBox="0 0 158 6162" draw:points="0,6162 158,6162 158,0 0,0">
          <text:p/>
        </draw:polygon>
        <draw:polygon draw:style-name="gr2" draw:text-style-name="P2" draw:layer="layout" svg:width="0.157cm" svg:height="6.094cm" svg:x="20.779cm" svg:y="9.112cm" svg:viewBox="0 0 158 6095" draw:points="0,6095 158,6095 158,0 0,0">
          <text:p/>
        </draw:polygon>
        <draw:polygon draw:style-name="gr2" draw:text-style-name="P2" draw:layer="layout" svg:width="0.157cm" svg:height="6.161cm" svg:x="21.34cm" svg:y="9.045cm" svg:viewBox="0 0 158 6162" draw:points="0,6162 158,6162 158,0 0,0">
          <text:p/>
        </draw:polygon>
        <draw:polygon draw:style-name="gr2" draw:text-style-name="P2" draw:layer="layout" svg:width="0.157cm" svg:height="6.381cm" svg:x="21.9cm" svg:y="8.825cm" svg:viewBox="0 0 158 6382" draw:points="0,6382 158,6382 158,0 0,0">
          <text:p/>
        </draw:polygon>
        <draw:polygon draw:style-name="gr2" draw:text-style-name="P2" draw:layer="layout" svg:width="0.157cm" svg:height="6.415cm" svg:x="22.461cm" svg:y="8.791cm" svg:viewBox="0 0 158 6416" draw:points="0,6416 158,6416 158,0 0,0">
          <text:p/>
        </draw:polygon>
        <draw:polygon draw:style-name="gr2" draw:text-style-name="P2" draw:layer="layout" svg:width="0.157cm" svg:height="6.58cm" svg:x="23.022cm" svg:y="8.626cm" svg:viewBox="0 0 158 6581" draw:points="0,6581 158,6581 158,0 0,0">
          <text:p/>
        </draw:polygon>
        <draw:polygon draw:style-name="gr2" draw:text-style-name="P2" draw:layer="layout" svg:width="0.157cm" svg:height="6.543cm" svg:x="23.582cm" svg:y="8.663cm" svg:viewBox="0 0 158 6544" draw:points="0,6544 158,6544 158,0 0,0">
          <text:p/>
        </draw:polygon>
        <draw:polygon draw:style-name="gr2" draw:text-style-name="P2" draw:layer="layout" svg:width="0.157cm" svg:height="6.716cm" svg:x="24.143cm" svg:y="8.49cm" svg:viewBox="0 0 158 6717" draw:points="0,6717 158,6717 158,0 0,0">
          <text:p/>
        </draw:polygon>
        <draw:polygon draw:style-name="gr2" draw:text-style-name="P2" draw:layer="layout" svg:width="0.157cm" svg:height="6.69cm" svg:x="24.704cm" svg:y="8.516cm" svg:viewBox="0 0 158 6691" draw:points="0,6691 158,6691 158,0 0,0">
          <text:p/>
        </draw:polygon>
        <draw:polygon draw:style-name="gr2" draw:text-style-name="P2" draw:layer="layout" svg:width="0.157cm" svg:height="6.64cm" svg:x="25.264cm" svg:y="8.566cm" svg:viewBox="0 0 158 6641" draw:points="0,6641 158,6641 158,0 0,0">
          <text:p/>
        </draw:polygon>
        <draw:polygon draw:style-name="gr2" draw:text-style-name="P2" draw:layer="layout" svg:width="0.157cm" svg:height="6.565cm" svg:x="25.825cm" svg:y="8.641cm" svg:viewBox="0 0 158 6566" draw:points="0,6566 158,6566 158,0 0,0">
          <text:p/>
        </draw:polygon>
        <draw:polygon draw:style-name="gr2" draw:text-style-name="P2" draw:layer="layout" svg:width="0.157cm" svg:height="6.837cm" svg:x="26.385cm" svg:y="8.369cm" svg:viewBox="0 0 158 6838" draw:points="0,6838 158,6838 158,0 0,0">
          <text:p/>
        </draw:polygon>
        <draw:polygon draw:style-name="gr2" draw:text-style-name="P2" draw:layer="layout" svg:width="0.157cm" svg:height="6.82cm" svg:x="26.946cm" svg:y="8.386cm" svg:viewBox="0 0 158 6821" draw:points="0,6821 158,6821 158,0 0,0">
          <text:p/>
        </draw:polygon>
        <draw:polygon draw:style-name="gr2" draw:text-style-name="P2" draw:layer="layout" svg:width="0.157cm" svg:height="6.872cm" svg:x="27.507cm" svg:y="8.334cm" svg:viewBox="0 0 158 6873" draw:points="0,6873 158,6873 158,0 0,0">
          <text:p/>
        </draw:polygon>
        <draw:polygon draw:style-name="gr2" draw:text-style-name="P2" draw:layer="layout" svg:width="0.157cm" svg:height="4.555cm" svg:x="28.067cm" svg:y="10.651cm" svg:viewBox="0 0 158 4556" draw:points="0,4556 158,4556 158,0 0,0">
          <text:p/>
        </draw:polygon>
        <draw:polygon draw:style-name="gr2" draw:text-style-name="P2" draw:layer="layout" svg:width="0.157cm" svg:height="3.384cm" svg:x="28.628cm" svg:y="11.822cm" svg:viewBox="0 0 158 3385" draw:points="0,3385 158,3385 158,0 0,0">
          <text:p/>
        </draw:polygon>
        <draw:polygon draw:style-name="gr2" draw:text-style-name="P2" draw:layer="layout" svg:width="0.157cm" svg:height="1.954cm" svg:x="29.189cm" svg:y="13.252cm" svg:viewBox="0 0 158 1955" draw:points="0,1955 158,1955 158,0 0,0">
          <text:p/>
        </draw:polygon>
        <draw:polygon draw:style-name="gr2" draw:text-style-name="P2" draw:layer="layout" svg:width="0.157cm" svg:height="1.57cm" svg:x="29.749cm" svg:y="13.636cm" svg:viewBox="0 0 158 1571" draw:points="0,1571 158,1571 158,0 0,0">
          <text:p/>
        </draw:polygon>
        <draw:polygon draw:style-name="gr2" draw:text-style-name="P2" draw:layer="layout" svg:width="0.157cm" svg:height="0.004cm" svg:x="30.31cm" svg:y="15.206cm" svg:viewBox="0 0 158 5" draw:points="0,0 158,0 158,5 0,5">
          <text:p/>
        </draw:polygon>
        <draw:polygon draw:style-name="gr2" draw:text-style-name="P2" draw:layer="layout" svg:width="0.156cm" svg:height="0.018cm" svg:x="30.871cm" svg:y="15.206cm" svg:viewBox="0 0 157 19" draw:points="0,0 157,0 157,19 0,19">
          <text:p/>
        </draw:polygon>
        <draw:polygon draw:style-name="gr2" draw:text-style-name="P2" draw:layer="layout" svg:width="0.157cm" svg:height="0.026cm" svg:x="31.431cm" svg:y="15.206cm" svg:viewBox="0 0 158 27" draw:points="0,0 158,0 158,27 0,27">
          <text:p/>
        </draw:polygon>
        <draw:polygon draw:style-name="gr2" draw:text-style-name="P2" draw:layer="layout" svg:width="0.157cm" svg:height="0.003cm" svg:x="31.992cm" svg:y="15.206cm" svg:viewBox="0 0 158 4" draw:points="0,0 158,0 158,4 0,4">
          <text:p/>
        </draw:polygon>
        <draw:polygon draw:style-name="gr2" draw:text-style-name="P2" draw:layer="layout" svg:width="0.157cm" svg:height="0.004cm" svg:x="32.552cm" svg:y="15.206cm" svg:viewBox="0 0 158 5" draw:points="0,0 158,0 158,5 0,5">
          <text:p/>
        </draw:polygon>
        <draw:polygon draw:style-name="gr2" draw:text-style-name="P2" draw:layer="layout" svg:width="0.157cm" svg:height="0.004cm" svg:x="33.113cm" svg:y="15.206cm" svg:viewBox="0 0 158 5" draw:points="0,0 158,0 158,5 0,5">
          <text:p/>
        </draw:polygon>
        <draw:polygon draw:style-name="gr2" draw:text-style-name="P2" draw:layer="layout" svg:width="0.157cm" svg:height="0.013cm" svg:x="33.674cm" svg:y="15.206cm" svg:viewBox="0 0 158 14" draw:points="0,0 158,0 158,14 0,14">
          <text:p/>
        </draw:polygon>
        <draw:polygon draw:style-name="gr2" draw:text-style-name="P2" draw:layer="layout" svg:width="0.157cm" svg:height="0.006cm" svg:x="34.234cm" svg:y="15.206cm" svg:viewBox="0 0 158 7" draw:points="0,0 158,0 158,7 0,7">
          <text:p/>
        </draw:polygon>
        <draw:polygon draw:style-name="gr2" draw:text-style-name="P2" draw:layer="layout" svg:width="0.157cm" svg:height="0.006cm" svg:x="34.795cm" svg:y="15.206cm" svg:viewBox="0 0 158 7" draw:points="0,0 158,0 158,7 0,7">
          <text:p/>
        </draw:polygon>
        <draw:polygon draw:style-name="gr2" draw:text-style-name="P2" draw:layer="layout" svg:width="0.157cm" svg:height="0.008cm" svg:x="35.356cm" svg:y="15.206cm" svg:viewBox="0 0 158 9" draw:points="0,0 158,0 158,9 0,9">
          <text:p/>
        </draw:polygon>
        <draw:polygon draw:style-name="gr2" draw:text-style-name="P2" draw:layer="layout" svg:width="0.157cm" svg:height="0.009cm" svg:x="35.916cm" svg:y="15.206cm" svg:viewBox="0 0 158 10" draw:points="0,0 158,0 158,10 0,10">
          <text:p/>
        </draw:polygon>
        <draw:polygon draw:style-name="gr2" draw:text-style-name="P2" draw:layer="layout" svg:width="0.157cm" svg:height="0.009cm" svg:x="36.477cm" svg:y="15.206cm" svg:viewBox="0 0 158 10" draw:points="0,0 158,0 158,10 0,10">
          <text:p/>
        </draw:polygon>
        <draw:polygon draw:style-name="gr2" draw:text-style-name="P2" draw:layer="layout" svg:width="0.157cm" svg:height="0.006cm" svg:x="37.037cm" svg:y="15.206cm" svg:viewBox="0 0 158 7" draw:points="0,0 158,0 158,7 0,7">
          <text:p/>
        </draw:polygon>
        <draw:polygon draw:style-name="gr2" draw:text-style-name="P2" draw:layer="layout" svg:width="0.157cm" svg:height="0.011cm" svg:x="37.598cm" svg:y="15.206cm" svg:viewBox="0 0 158 12" draw:points="0,0 158,0 158,12 0,12">
          <text:p/>
        </draw:polygon>
        <draw:polygon draw:style-name="gr2" draw:text-style-name="P2" draw:layer="layout" svg:width="0.157cm" svg:height="0.008cm" svg:x="38.159cm" svg:y="15.206cm" svg:viewBox="0 0 158 9" draw:points="0,0 158,0 158,9 0,9">
          <text:p/>
        </draw:polygon>
        <draw:polygon draw:style-name="gr2" draw:text-style-name="P2" draw:layer="layout" svg:width="0.157cm" svg:height="0.001cm" svg:x="38.719cm" svg:y="15.205cm" svg:viewBox="0 0 158 2" draw:points="0,2 158,2 158,0 0,0">
          <text:p/>
        </draw:polygon>
        <draw:polygon draw:style-name="gr2" draw:text-style-name="P2" draw:layer="layout" svg:width="0.156cm" svg:height="0cm" svg:x="39.28cm" svg:y="15.206cm" svg:viewBox="0 0 157 0" draw:points="0,0 157,0">
          <text:p/>
        </draw:polygon>
        <draw:polygon draw:style-name="gr3" draw:text-style-name="P3" draw:layer="layout" svg:width="0.157cm" svg:height="0.1cm" svg:x="4.117cm" svg:y="15.106cm" svg:viewBox="0 0 158 101" draw:points="0,101 158,101 158,0 0,0">
          <text:p/>
        </draw:polygon>
        <draw:polygon draw:style-name="gr3" draw:text-style-name="P3" draw:layer="layout" svg:width="0.157cm" svg:height="0.121cm" svg:x="4.678cm" svg:y="15.085cm" svg:viewBox="0 0 158 122" draw:points="0,122 158,122 158,0 0,0">
          <text:p/>
        </draw:polygon>
        <draw:polygon draw:style-name="gr3" draw:text-style-name="P3" draw:layer="layout" svg:width="0.157cm" svg:height="0.132cm" svg:x="5.238cm" svg:y="15.074cm" svg:viewBox="0 0 158 133" draw:points="0,133 158,133 158,0 0,0">
          <text:p/>
        </draw:polygon>
        <draw:polygon draw:style-name="gr3" draw:text-style-name="P3" draw:layer="layout" svg:width="0.157cm" svg:height="0.187cm" svg:x="5.799cm" svg:y="15.019cm" svg:viewBox="0 0 158 188" draw:points="0,188 158,188 158,0 0,0">
          <text:p/>
        </draw:polygon>
        <draw:polygon draw:style-name="gr3" draw:text-style-name="P3" draw:layer="layout" svg:width="0.157cm" svg:height="0.164cm" svg:x="6.36cm" svg:y="15.042cm" svg:viewBox="0 0 158 165" draw:points="0,165 158,165 158,0 0,0">
          <text:p/>
        </draw:polygon>
        <draw:polygon draw:style-name="gr3" draw:text-style-name="P3" draw:layer="layout" svg:width="0.157cm" svg:height="0.177cm" svg:x="6.92cm" svg:y="15.029cm" svg:viewBox="0 0 158 178" draw:points="0,178 158,178 158,0 0,0">
          <text:p/>
        </draw:polygon>
        <draw:polygon draw:style-name="gr3" draw:text-style-name="P3" draw:layer="layout" svg:width="0.157cm" svg:height="0.156cm" svg:x="7.481cm" svg:y="15.05cm" svg:viewBox="0 0 158 157" draw:points="0,157 158,157 158,0 0,0">
          <text:p/>
        </draw:polygon>
        <draw:polygon draw:style-name="gr3" draw:text-style-name="P3" draw:layer="layout" svg:width="0.157cm" svg:height="0.2cm" svg:x="8.041cm" svg:y="15.006cm" svg:viewBox="0 0 158 201" draw:points="0,201 158,201 158,0 0,0">
          <text:p/>
        </draw:polygon>
        <draw:polygon draw:style-name="gr3" draw:text-style-name="P3" draw:layer="layout" svg:width="0.157cm" svg:height="0.237cm" svg:x="8.602cm" svg:y="14.969cm" svg:viewBox="0 0 158 238" draw:points="0,238 158,238 158,0 0,0">
          <text:p/>
        </draw:polygon>
        <draw:polygon draw:style-name="gr3" draw:text-style-name="P3" draw:layer="layout" svg:width="0.157cm" svg:height="0.232cm" svg:x="9.163cm" svg:y="14.974cm" svg:viewBox="0 0 158 233" draw:points="0,233 158,233 158,0 0,0">
          <text:p/>
        </draw:polygon>
        <draw:polygon draw:style-name="gr3" draw:text-style-name="P3" draw:layer="layout" svg:width="0.157cm" svg:height="0.368cm" svg:x="9.723cm" svg:y="14.838cm" svg:viewBox="0 0 158 369" draw:points="0,369 158,369 158,0 0,0">
          <text:p/>
        </draw:polygon>
        <draw:polygon draw:style-name="gr3" draw:text-style-name="P3" draw:layer="layout" svg:width="0.157cm" svg:height="0.381cm" svg:x="10.284cm" svg:y="14.825cm" svg:viewBox="0 0 158 382" draw:points="0,382 158,382 158,0 0,0">
          <text:p/>
        </draw:polygon>
        <draw:polygon draw:style-name="gr3" draw:text-style-name="P3" draw:layer="layout" svg:width="0.157cm" svg:height="0.421cm" svg:x="10.845cm" svg:y="14.785cm" svg:viewBox="0 0 158 422" draw:points="0,422 158,422 158,0 0,0">
          <text:p/>
        </draw:polygon>
        <draw:polygon draw:style-name="gr3" draw:text-style-name="P3" draw:layer="layout" svg:width="0.157cm" svg:height="0.444cm" svg:x="11.405cm" svg:y="14.762cm" svg:viewBox="0 0 158 445" draw:points="0,445 158,445 158,0 0,0">
          <text:p/>
        </draw:polygon>
        <draw:polygon draw:style-name="gr3" draw:text-style-name="P3" draw:layer="layout" svg:width="0.157cm" svg:height="0.491cm" svg:x="11.966cm" svg:y="14.715cm" svg:viewBox="0 0 158 492" draw:points="0,492 158,492 158,0 0,0">
          <text:p/>
        </draw:polygon>
        <draw:polygon draw:style-name="gr3" draw:text-style-name="P3" draw:layer="layout" svg:width="0.157cm" svg:height="0.612cm" svg:x="12.527cm" svg:y="14.594cm" svg:viewBox="0 0 158 613" draw:points="0,613 158,613 158,0 0,0">
          <text:p/>
        </draw:polygon>
        <draw:polygon draw:style-name="gr3" draw:text-style-name="P3" draw:layer="layout" svg:width="0.157cm" svg:height="0.726cm" svg:x="13.087cm" svg:y="14.48cm" svg:viewBox="0 0 158 727" draw:points="0,727 158,727 158,0 0,0">
          <text:p/>
        </draw:polygon>
        <draw:polygon draw:style-name="gr3" draw:text-style-name="P3" draw:layer="layout" svg:width="0.157cm" svg:height="0.816cm" svg:x="13.648cm" svg:y="14.39cm" svg:viewBox="0 0 158 817" draw:points="0,817 158,817 158,0 0,0">
          <text:p/>
        </draw:polygon>
        <draw:polygon draw:style-name="gr3" draw:text-style-name="P3" draw:layer="layout" svg:width="0.157cm" svg:height="0.922cm" svg:x="14.208cm" svg:y="14.284cm" svg:viewBox="0 0 158 923" draw:points="0,923 158,923 158,0 0,0">
          <text:p/>
        </draw:polygon>
        <draw:polygon draw:style-name="gr3" draw:text-style-name="P3" draw:layer="layout" svg:width="0.157cm" svg:height="1.504cm" svg:x="14.769cm" svg:y="13.702cm" svg:viewBox="0 0 158 1505" draw:points="0,1505 158,1505 158,0 0,0">
          <text:p/>
        </draw:polygon>
        <draw:polygon draw:style-name="gr3" draw:text-style-name="P3" draw:layer="layout" svg:width="0.157cm" svg:height="2.689cm" svg:x="15.33cm" svg:y="12.517cm" svg:viewBox="0 0 158 2690" draw:points="0,2690 158,2690 158,0 0,0">
          <text:p/>
        </draw:polygon>
        <draw:polygon draw:style-name="gr3" draw:text-style-name="P3" draw:layer="layout" svg:width="0.157cm" svg:height="3.416cm" svg:x="15.89cm" svg:y="11.79cm" svg:viewBox="0 0 158 3417" draw:points="0,3417 158,3417 158,0 0,0">
          <text:p/>
        </draw:polygon>
        <draw:polygon draw:style-name="gr3" draw:text-style-name="P3" draw:layer="layout" svg:width="0.157cm" svg:height="3.756cm" svg:x="16.451cm" svg:y="11.45cm" svg:viewBox="0 0 158 3757" draw:points="0,3757 158,3757 158,0 0,0">
          <text:p/>
        </draw:polygon>
        <draw:polygon draw:style-name="gr3" draw:text-style-name="P3" draw:layer="layout" svg:width="0.157cm" svg:height="3.932cm" svg:x="17.012cm" svg:y="11.274cm" svg:viewBox="0 0 158 3933" draw:points="0,3933 158,3933 158,0 0,0">
          <text:p/>
        </draw:polygon>
        <draw:polygon draw:style-name="gr3" draw:text-style-name="P3" draw:layer="layout" svg:width="0.157cm" svg:height="4.043cm" svg:x="17.572cm" svg:y="11.163cm" svg:viewBox="0 0 158 4044" draw:points="0,4044 158,4044 158,0 0,0">
          <text:p/>
        </draw:polygon>
        <draw:polygon draw:style-name="gr3" draw:text-style-name="P3" draw:layer="layout" svg:width="0.157cm" svg:height="4.425cm" svg:x="18.133cm" svg:y="10.781cm" svg:viewBox="0 0 158 4426" draw:points="0,4426 158,4426 158,0 0,0">
          <text:p/>
        </draw:polygon>
        <draw:polygon draw:style-name="gr3" draw:text-style-name="P3" draw:layer="layout" svg:width="0.157cm" svg:height="4.899cm" svg:x="18.694cm" svg:y="10.307cm" svg:viewBox="0 0 158 4900" draw:points="0,4900 158,4900 158,0 0,0">
          <text:p/>
        </draw:polygon>
        <draw:polygon draw:style-name="gr3" draw:text-style-name="P3" draw:layer="layout" svg:width="0.157cm" svg:height="5.724cm" svg:x="19.254cm" svg:y="9.482cm" svg:viewBox="0 0 158 5725" draw:points="0,5725 158,5725 158,0 0,0">
          <text:p/>
        </draw:polygon>
        <draw:polygon draw:style-name="gr3" draw:text-style-name="P3" draw:layer="layout" svg:width="0.157cm" svg:height="5.828cm" svg:x="19.815cm" svg:y="9.378cm" svg:viewBox="0 0 158 5829" draw:points="0,5829 158,5829 158,0 0,0">
          <text:p/>
        </draw:polygon>
        <draw:polygon draw:style-name="gr3" draw:text-style-name="P3" draw:layer="layout" svg:width="0.157cm" svg:height="6.005cm" svg:x="20.375cm" svg:y="9.201cm" svg:viewBox="0 0 158 6006" draw:points="0,6006 158,6006 158,0 0,0">
          <text:p/>
        </draw:polygon>
        <draw:polygon draw:style-name="gr3" draw:text-style-name="P3" draw:layer="layout" svg:width="0.157cm" svg:height="6.178cm" svg:x="20.936cm" svg:y="9.028cm" svg:viewBox="0 0 158 6179" draw:points="0,6179 158,6179 158,0 0,0">
          <text:p/>
        </draw:polygon>
        <draw:polygon draw:style-name="gr3" draw:text-style-name="P3" draw:layer="layout" svg:width="0.157cm" svg:height="6.2cm" svg:x="21.497cm" svg:y="9.006cm" svg:viewBox="0 0 158 6201" draw:points="0,6201 158,6201 158,0 0,0">
          <text:p/>
        </draw:polygon>
        <draw:polygon draw:style-name="gr3" draw:text-style-name="P3" draw:layer="layout" svg:width="0.157cm" svg:height="6.568cm" svg:x="22.057cm" svg:y="8.638cm" svg:viewBox="0 0 158 6569" draw:points="0,6569 158,6569 158,0 0,0">
          <text:p/>
        </draw:polygon>
        <draw:polygon draw:style-name="gr3" draw:text-style-name="P3" draw:layer="layout" svg:width="0.157cm" svg:height="6.651cm" svg:x="22.618cm" svg:y="8.555cm" svg:viewBox="0 0 158 6652" draw:points="0,6652 158,6652 158,0 0,0">
          <text:p/>
        </draw:polygon>
        <draw:polygon draw:style-name="gr3" draw:text-style-name="P3" draw:layer="layout" svg:width="0.157cm" svg:height="6.796cm" svg:x="23.179cm" svg:y="8.41cm" svg:viewBox="0 0 158 6797" draw:points="0,6797 158,6797 158,0 0,0">
          <text:p/>
        </draw:polygon>
        <draw:polygon draw:style-name="gr3" draw:text-style-name="P3" draw:layer="layout" svg:width="0.157cm" svg:height="6.708cm" svg:x="23.739cm" svg:y="8.498cm" svg:viewBox="0 0 158 6709" draw:points="0,6709 158,6709 158,0 0,0">
          <text:p/>
        </draw:polygon>
        <draw:polygon draw:style-name="gr3" draw:text-style-name="P3" draw:layer="layout" svg:width="0.157cm" svg:height="6.8cm" svg:x="24.3cm" svg:y="8.406cm" svg:viewBox="0 0 158 6801" draw:points="0,6801 158,6801 158,0 0,0">
          <text:p/>
        </draw:polygon>
        <draw:polygon draw:style-name="gr3" draw:text-style-name="P3" draw:layer="layout" svg:width="0.156cm" svg:height="6.661cm" svg:x="24.861cm" svg:y="8.545cm" svg:viewBox="0 0 157 6662" draw:points="0,6662 157,6662 157,0 0,0">
          <text:p/>
        </draw:polygon>
        <draw:polygon draw:style-name="gr3" draw:text-style-name="P3" draw:layer="layout" svg:width="0.157cm" svg:height="6.676cm" svg:x="25.421cm" svg:y="8.53cm" svg:viewBox="0 0 158 6677" draw:points="0,6677 158,6677 158,0 0,0">
          <text:p/>
        </draw:polygon>
        <draw:polygon draw:style-name="gr3" draw:text-style-name="P3" draw:layer="layout" svg:width="0.157cm" svg:height="6.631cm" svg:x="25.982cm" svg:y="8.575cm" svg:viewBox="0 0 158 6632" draw:points="0,6632 158,6632 158,0 0,0">
          <text:p/>
        </draw:polygon>
        <draw:polygon draw:style-name="gr3" draw:text-style-name="P3" draw:layer="layout" svg:width="0.157cm" svg:height="6.938cm" svg:x="26.542cm" svg:y="8.268cm" svg:viewBox="0 0 158 6939" draw:points="0,6939 158,6939 158,0 0,0">
          <text:p/>
        </draw:polygon>
        <draw:polygon draw:style-name="gr3" draw:text-style-name="P3" draw:layer="layout" svg:width="0.157cm" svg:height="6.99cm" svg:x="27.103cm" svg:y="8.216cm" svg:viewBox="0 0 158 6991" draw:points="0,6991 158,6991 158,0 0,0">
          <text:p/>
        </draw:polygon>
        <draw:polygon draw:style-name="gr3" draw:text-style-name="P3" draw:layer="layout" svg:width="0.157cm" svg:height="6.991cm" svg:x="27.664cm" svg:y="8.215cm" svg:viewBox="0 0 158 6992" draw:points="0,6992 158,6992 158,0 0,0">
          <text:p/>
        </draw:polygon>
        <draw:polygon draw:style-name="gr3" draw:text-style-name="P3" draw:layer="layout" svg:width="0.157cm" svg:height="4.762cm" svg:x="28.224cm" svg:y="10.444cm" svg:viewBox="0 0 158 4763" draw:points="0,4763 158,4763 158,0 0,0">
          <text:p/>
        </draw:polygon>
        <draw:polygon draw:style-name="gr3" draw:text-style-name="P3" draw:layer="layout" svg:width="0.157cm" svg:height="3.728cm" svg:x="28.785cm" svg:y="11.478cm" svg:viewBox="0 0 158 3729" draw:points="0,3729 158,3729 158,0 0,0">
          <text:p/>
        </draw:polygon>
        <draw:polygon draw:style-name="gr3" draw:text-style-name="P3" draw:layer="layout" svg:width="0.157cm" svg:height="2.072cm" svg:x="29.346cm" svg:y="13.134cm" svg:viewBox="0 0 158 2073" draw:points="0,2073 158,2073 158,0 0,0">
          <text:p/>
        </draw:polygon>
        <draw:polygon draw:style-name="gr3" draw:text-style-name="P3" draw:layer="layout" svg:width="0.157cm" svg:height="1.656cm" svg:x="29.906cm" svg:y="13.55cm" svg:viewBox="0 0 158 1657" draw:points="0,1657 158,1657 158,0 0,0">
          <text:p/>
        </draw:polygon>
        <draw:polygon draw:style-name="gr3" draw:text-style-name="P3" draw:layer="layout" svg:width="0.157cm" svg:height="0.015cm" svg:x="30.467cm" svg:y="15.191cm" svg:viewBox="0 0 158 16" draw:points="0,16 158,16 158,0 0,0">
          <text:p/>
        </draw:polygon>
        <draw:polygon draw:style-name="gr3" draw:text-style-name="P3" draw:layer="layout" svg:width="0.157cm" svg:height="0.008cm" svg:x="31.027cm" svg:y="15.206cm" svg:viewBox="0 0 158 9" draw:points="0,0 158,0 158,9 0,9">
          <text:p/>
        </draw:polygon>
        <draw:polygon draw:style-name="gr3" draw:text-style-name="P3" draw:layer="layout" svg:width="0.157cm" svg:height="0.017cm" svg:x="31.588cm" svg:y="15.206cm" svg:viewBox="0 0 158 18" draw:points="0,0 158,0 158,18 0,18">
          <text:p/>
        </draw:polygon>
        <draw:polygon draw:style-name="gr3" draw:text-style-name="P3" draw:layer="layout" svg:width="0.157cm" svg:height="0.003cm" svg:x="32.149cm" svg:y="15.203cm" svg:viewBox="0 0 158 4" draw:points="0,4 158,4 158,0 0,0">
          <text:p/>
        </draw:polygon>
        <draw:polygon draw:style-name="gr3" draw:text-style-name="P3" draw:layer="layout" svg:width="0.157cm" svg:height="0.001cm" svg:x="32.709cm" svg:y="15.206cm" svg:viewBox="0 0 158 2" draw:points="0,0 158,0 158,2 0,2">
          <text:p/>
        </draw:polygon>
        <draw:polygon draw:style-name="gr3" draw:text-style-name="P3" draw:layer="layout" svg:width="0.157cm" svg:height="0.003cm" svg:x="33.27cm" svg:y="15.206cm" svg:viewBox="0 0 158 4" draw:points="0,0 158,0 158,4 0,4">
          <text:p/>
        </draw:polygon>
        <draw:polygon draw:style-name="gr3" draw:text-style-name="P3" draw:layer="layout" svg:width="0.157cm" svg:height="0.011cm" svg:x="33.831cm" svg:y="15.206cm" svg:viewBox="0 0 158 12" draw:points="0,0 158,0 158,12 0,12">
          <text:p/>
        </draw:polygon>
        <draw:polygon draw:style-name="gr3" draw:text-style-name="P3" draw:layer="layout" svg:width="0.157cm" svg:height="0.007cm" svg:x="34.391cm" svg:y="15.206cm" svg:viewBox="0 0 158 8" draw:points="0,0 158,0 158,8 0,8">
          <text:p/>
        </draw:polygon>
        <draw:polygon draw:style-name="gr3" draw:text-style-name="P3" draw:layer="layout" svg:width="0.157cm" svg:height="0.008cm" svg:x="34.952cm" svg:y="15.206cm" svg:viewBox="0 0 158 9" draw:points="0,0 158,0 158,9 0,9">
          <text:p/>
        </draw:polygon>
        <draw:polygon draw:style-name="gr3" draw:text-style-name="P3" draw:layer="layout" svg:width="0.157cm" svg:height="0.009cm" svg:x="35.513cm" svg:y="15.206cm" svg:viewBox="0 0 158 10" draw:points="0,0 158,0 158,10 0,10">
          <text:p/>
        </draw:polygon>
        <draw:polygon draw:style-name="gr3" draw:text-style-name="P3" draw:layer="layout" svg:width="0.157cm" svg:height="0.008cm" svg:x="36.073cm" svg:y="15.206cm" svg:viewBox="0 0 158 9" draw:points="0,0 158,0 158,9 0,9">
          <text:p/>
        </draw:polygon>
        <draw:polygon draw:style-name="gr3" draw:text-style-name="P3" draw:layer="layout" svg:width="0.157cm" svg:height="0.009cm" svg:x="36.634cm" svg:y="15.206cm" svg:viewBox="0 0 158 10" draw:points="0,0 158,0 158,10 0,10">
          <text:p/>
        </draw:polygon>
        <draw:polygon draw:style-name="gr3" draw:text-style-name="P3" draw:layer="layout" svg:width="0.157cm" svg:height="0.006cm" svg:x="37.194cm" svg:y="15.206cm" svg:viewBox="0 0 158 7" draw:points="0,0 158,0 158,7 0,7">
          <text:p/>
        </draw:polygon>
        <draw:polygon draw:style-name="gr3" draw:text-style-name="P3" draw:layer="layout" svg:width="0.157cm" svg:height="0.01cm" svg:x="37.755cm" svg:y="15.206cm" svg:viewBox="0 0 158 11" draw:points="0,0 158,0 158,11 0,11">
          <text:p/>
        </draw:polygon>
        <draw:polygon draw:style-name="gr3" draw:text-style-name="P3" draw:layer="layout" svg:width="0.157cm" svg:height="0.008cm" svg:x="38.316cm" svg:y="15.206cm" svg:viewBox="0 0 158 9" draw:points="0,0 158,0 158,9 0,9">
          <text:p/>
        </draw:polygon>
        <draw:polygon draw:style-name="gr3" draw:text-style-name="P3" draw:layer="layout" svg:width="0.157cm" svg:height="0.001cm" svg:x="38.876cm" svg:y="15.205cm" svg:viewBox="0 0 158 2" draw:points="0,2 158,2 158,0 0,0">
          <text:p/>
        </draw:polygon>
        <draw:polygon draw:style-name="gr3" draw:text-style-name="P3" draw:layer="layout" svg:width="0.156cm" svg:height="0cm" svg:x="39.437cm" svg:y="15.206cm" svg:viewBox="0 0 157 0" draw:points="0,0 157,0">
          <text:p/>
        </draw:polygon>
        <draw:polygon draw:style-name="gr4" draw:text-style-name="P4" draw:layer="layout" svg:width="0cm" svg:height="0.122cm" svg:x="4.039cm" svg:y="16.109cm" svg:viewBox="0 0 0 123" draw:points="0,0 0,123">
          <text:p/>
        </draw:polygon>
        <draw:line draw:style-name="gr5" draw:text-style-name="P5" draw:layer="layout" svg:x1="4.039cm" svg:y1="16.109cm" svg:x2="4.039cm" svg:y2="16.232cm">
          <text:p/>
        </draw:line>
        <draw:polygon draw:style-name="gr4" draw:text-style-name="P4" draw:layer="layout" svg:width="0cm" svg:height="0.122cm" svg:x="4.599cm" svg:y="16.109cm" svg:viewBox="0 0 0 123" draw:points="0,0 0,123">
          <text:p/>
        </draw:polygon>
        <draw:line draw:style-name="gr5" draw:text-style-name="P5" draw:layer="layout" svg:x1="4.599cm" svg:y1="16.109cm" svg:x2="4.599cm" svg:y2="16.232cm">
          <text:p/>
        </draw:line>
        <draw:polygon draw:style-name="gr4" draw:text-style-name="P4" draw:layer="layout" svg:width="0cm" svg:height="0.122cm" svg:x="5.16cm" svg:y="16.109cm" svg:viewBox="0 0 0 123" draw:points="0,0 0,123">
          <text:p/>
        </draw:polygon>
        <draw:line draw:style-name="gr5" draw:text-style-name="P5" draw:layer="layout" svg:x1="5.16cm" svg:y1="16.109cm" svg:x2="5.16cm" svg:y2="16.232cm">
          <text:p/>
        </draw:line>
        <draw:polygon draw:style-name="gr4" draw:text-style-name="P4" draw:layer="layout" svg:width="0cm" svg:height="0.122cm" svg:x="5.72cm" svg:y="16.109cm" svg:viewBox="0 0 0 123" draw:points="0,0 0,123">
          <text:p/>
        </draw:polygon>
        <draw:line draw:style-name="gr5" draw:text-style-name="P5" draw:layer="layout" svg:x1="5.72cm" svg:y1="16.109cm" svg:x2="5.72cm" svg:y2="16.232cm">
          <text:p/>
        </draw:line>
        <draw:polygon draw:style-name="gr4" draw:text-style-name="P4" draw:layer="layout" svg:width="0cm" svg:height="0.122cm" svg:x="6.281cm" svg:y="16.109cm" svg:viewBox="0 0 0 123" draw:points="0,0 0,123">
          <text:p/>
        </draw:polygon>
        <draw:line draw:style-name="gr5" draw:text-style-name="P5" draw:layer="layout" svg:x1="6.281cm" svg:y1="16.109cm" svg:x2="6.281cm" svg:y2="16.232cm">
          <text:p/>
        </draw:line>
        <draw:polygon draw:style-name="gr4" draw:text-style-name="P4" draw:layer="layout" svg:width="0cm" svg:height="0.122cm" svg:x="6.842cm" svg:y="16.109cm" svg:viewBox="0 0 0 123" draw:points="0,0 0,123">
          <text:p/>
        </draw:polygon>
        <draw:line draw:style-name="gr5" draw:text-style-name="P5" draw:layer="layout" svg:x1="6.842cm" svg:y1="16.109cm" svg:x2="6.842cm" svg:y2="16.232cm">
          <text:p/>
        </draw:line>
        <draw:frame draw:style-name="gr6" draw:text-style-name="P7" draw:layer="layout" svg:width="0.563cm" svg:height="0.628cm" svg:x="3.898cm" svg:y="16.245cm">
          <draw:text-box>
            <text:p text:style-name="P6"><text:span text:style-name="T1">0</text:span></text:p>
          </draw:text-box>
        </draw:frame>
        <draw:polygon draw:style-name="gr4" draw:text-style-name="P4" draw:layer="layout" svg:width="0cm" svg:height="0.122cm" svg:x="7.402cm" svg:y="16.109cm" svg:viewBox="0 0 0 123" draw:points="0,0 0,123">
          <text:p/>
        </draw:polygon>
        <draw:line draw:style-name="gr5" draw:text-style-name="P5" draw:layer="layout" svg:x1="7.402cm" svg:y1="16.109cm" svg:x2="7.402cm" svg:y2="16.232cm">
          <text:p/>
        </draw:line>
        <draw:polygon draw:style-name="gr4" draw:text-style-name="P4" draw:layer="layout" svg:width="0cm" svg:height="0.122cm" svg:x="7.963cm" svg:y="16.109cm" svg:viewBox="0 0 0 123" draw:points="0,0 0,123">
          <text:p/>
        </draw:polygon>
        <draw:line draw:style-name="gr5" draw:text-style-name="P5" draw:layer="layout" svg:x1="7.963cm" svg:y1="16.109cm" svg:x2="7.963cm" svg:y2="16.232cm">
          <text:p/>
        </draw:line>
        <draw:polygon draw:style-name="gr4" draw:text-style-name="P4" draw:layer="layout" svg:width="0cm" svg:height="0.122cm" svg:x="8.524cm" svg:y="16.109cm" svg:viewBox="0 0 0 123" draw:points="0,0 0,123">
          <text:p/>
        </draw:polygon>
        <draw:line draw:style-name="gr5" draw:text-style-name="P5" draw:layer="layout" svg:x1="8.524cm" svg:y1="16.109cm" svg:x2="8.524cm" svg:y2="16.232cm">
          <text:p/>
        </draw:line>
        <draw:polygon draw:style-name="gr4" draw:text-style-name="P4" draw:layer="layout" svg:width="0cm" svg:height="0.122cm" svg:x="9.084cm" svg:y="16.109cm" svg:viewBox="0 0 0 123" draw:points="0,0 0,123">
          <text:p/>
        </draw:polygon>
        <draw:line draw:style-name="gr5" draw:text-style-name="P5" draw:layer="layout" svg:x1="9.084cm" svg:y1="16.109cm" svg:x2="9.084cm" svg:y2="16.232cm">
          <text:p/>
        </draw:line>
        <draw:polygon draw:style-name="gr4" draw:text-style-name="P4" draw:layer="layout" svg:width="0cm" svg:height="0.122cm" svg:x="9.645cm" svg:y="16.109cm" svg:viewBox="0 0 0 123" draw:points="0,0 0,123">
          <text:p/>
        </draw:polygon>
        <draw:line draw:style-name="gr5" draw:text-style-name="P5" draw:layer="layout" svg:x1="9.645cm" svg:y1="16.109cm" svg:x2="9.645cm" svg:y2="16.232cm">
          <text:p/>
        </draw:line>
        <draw:frame draw:style-name="gr6" draw:text-style-name="P7" draw:layer="layout" svg:width="0.563cm" svg:height="0.628cm" svg:x="6.701cm" svg:y="16.245cm">
          <draw:text-box>
            <text:p text:style-name="P6"><text:span text:style-name="T1">5</text:span></text:p>
          </draw:text-box>
        </draw:frame>
        <draw:polygon draw:style-name="gr4" draw:text-style-name="P4" draw:layer="layout" svg:width="0cm" svg:height="0.122cm" svg:x="10.206cm" svg:y="16.109cm" svg:viewBox="0 0 0 123" draw:points="0,0 0,123">
          <text:p/>
        </draw:polygon>
        <draw:line draw:style-name="gr5" draw:text-style-name="P5" draw:layer="layout" svg:x1="10.206cm" svg:y1="16.109cm" svg:x2="10.206cm" svg:y2="16.232cm">
          <text:p/>
        </draw:line>
        <draw:polygon draw:style-name="gr4" draw:text-style-name="P4" draw:layer="layout" svg:width="0cm" svg:height="0.122cm" svg:x="10.766cm" svg:y="16.109cm" svg:viewBox="0 0 0 123" draw:points="0,0 0,123">
          <text:p/>
        </draw:polygon>
        <draw:line draw:style-name="gr5" draw:text-style-name="P5" draw:layer="layout" svg:x1="10.766cm" svg:y1="16.109cm" svg:x2="10.766cm" svg:y2="16.232cm">
          <text:p/>
        </draw:line>
        <draw:polygon draw:style-name="gr4" draw:text-style-name="P4" draw:layer="layout" svg:width="0cm" svg:height="0.122cm" svg:x="11.327cm" svg:y="16.109cm" svg:viewBox="0 0 0 123" draw:points="0,0 0,123">
          <text:p/>
        </draw:polygon>
        <draw:line draw:style-name="gr5" draw:text-style-name="P5" draw:layer="layout" svg:x1="11.327cm" svg:y1="16.109cm" svg:x2="11.327cm" svg:y2="16.232cm">
          <text:p/>
        </draw:line>
        <draw:polygon draw:style-name="gr4" draw:text-style-name="P4" draw:layer="layout" svg:width="0cm" svg:height="0.122cm" svg:x="11.887cm" svg:y="16.109cm" svg:viewBox="0 0 0 123" draw:points="0,0 0,123">
          <text:p/>
        </draw:polygon>
        <draw:line draw:style-name="gr5" draw:text-style-name="P5" draw:layer="layout" svg:x1="11.887cm" svg:y1="16.109cm" svg:x2="11.887cm" svg:y2="16.232cm">
          <text:p/>
        </draw:line>
        <draw:polygon draw:style-name="gr4" draw:text-style-name="P4" draw:layer="layout" svg:width="0cm" svg:height="0.122cm" svg:x="12.448cm" svg:y="16.109cm" svg:viewBox="0 0 0 123" draw:points="0,0 0,123">
          <text:p/>
        </draw:polygon>
        <draw:line draw:style-name="gr5" draw:text-style-name="P5" draw:layer="layout" svg:x1="12.448cm" svg:y1="16.109cm" svg:x2="12.448cm" svg:y2="16.232cm">
          <text:p/>
        </draw:line>
        <draw:frame draw:style-name="gr7" draw:text-style-name="P7" draw:layer="layout" svg:width="0.569cm" svg:height="0.628cm" svg:x="9.363cm" svg:y="16.245cm">
          <draw:text-box>
            <text:p text:style-name="P6"><text:span text:style-name="T1">1</text:span><text:span text:style-name="T1">0</text:span></text:p>
          </draw:text-box>
        </draw:frame>
        <draw:polygon draw:style-name="gr4" draw:text-style-name="P4" draw:layer="layout" svg:width="0cm" svg:height="0.122cm" svg:x="13.009cm" svg:y="16.109cm" svg:viewBox="0 0 0 123" draw:points="0,0 0,123">
          <text:p/>
        </draw:polygon>
        <draw:line draw:style-name="gr5" draw:text-style-name="P5" draw:layer="layout" svg:x1="13.009cm" svg:y1="16.109cm" svg:x2="13.009cm" svg:y2="16.232cm">
          <text:p/>
        </draw:line>
        <draw:polygon draw:style-name="gr4" draw:text-style-name="P4" draw:layer="layout" svg:width="0cm" svg:height="0.122cm" svg:x="13.569cm" svg:y="16.109cm" svg:viewBox="0 0 0 123" draw:points="0,0 0,123">
          <text:p/>
        </draw:polygon>
        <draw:line draw:style-name="gr5" draw:text-style-name="P5" draw:layer="layout" svg:x1="13.569cm" svg:y1="16.109cm" svg:x2="13.569cm" svg:y2="16.232cm">
          <text:p/>
        </draw:line>
        <draw:polygon draw:style-name="gr4" draw:text-style-name="P4" draw:layer="layout" svg:width="0cm" svg:height="0.122cm" svg:x="14.13cm" svg:y="16.109cm" svg:viewBox="0 0 0 123" draw:points="0,0 0,123">
          <text:p/>
        </draw:polygon>
        <draw:line draw:style-name="gr5" draw:text-style-name="P5" draw:layer="layout" svg:x1="14.13cm" svg:y1="16.109cm" svg:x2="14.13cm" svg:y2="16.232cm">
          <text:p/>
        </draw:line>
        <draw:polygon draw:style-name="gr4" draw:text-style-name="P4" draw:layer="layout" svg:width="0cm" svg:height="0.122cm" svg:x="14.691cm" svg:y="16.109cm" svg:viewBox="0 0 0 123" draw:points="0,0 0,123">
          <text:p/>
        </draw:polygon>
        <draw:line draw:style-name="gr5" draw:text-style-name="P5" draw:layer="layout" svg:x1="14.691cm" svg:y1="16.109cm" svg:x2="14.691cm" svg:y2="16.232cm">
          <text:p/>
        </draw:line>
        <draw:polygon draw:style-name="gr4" draw:text-style-name="P4" draw:layer="layout" svg:width="0cm" svg:height="0.122cm" svg:x="15.251cm" svg:y="16.109cm" svg:viewBox="0 0 0 123" draw:points="0,0 0,123">
          <text:p/>
        </draw:polygon>
        <draw:line draw:style-name="gr5" draw:text-style-name="P5" draw:layer="layout" svg:x1="15.251cm" svg:y1="16.109cm" svg:x2="15.251cm" svg:y2="16.232cm">
          <text:p/>
        </draw:line>
        <draw:frame draw:style-name="gr7" draw:text-style-name="P7" draw:layer="layout" svg:width="0.569cm" svg:height="0.628cm" svg:x="12.166cm" svg:y="16.245cm">
          <draw:text-box>
            <text:p text:style-name="P6"><text:span text:style-name="T1">1</text:span><text:span text:style-name="T1">5</text:span></text:p>
          </draw:text-box>
        </draw:frame>
        <draw:polygon draw:style-name="gr4" draw:text-style-name="P4" draw:layer="layout" svg:width="0cm" svg:height="0.122cm" svg:x="15.812cm" svg:y="16.109cm" svg:viewBox="0 0 0 123" draw:points="0,0 0,123">
          <text:p/>
        </draw:polygon>
        <draw:line draw:style-name="gr5" draw:text-style-name="P5" draw:layer="layout" svg:x1="15.812cm" svg:y1="16.109cm" svg:x2="15.812cm" svg:y2="16.232cm">
          <text:p/>
        </draw:line>
        <draw:polygon draw:style-name="gr4" draw:text-style-name="P4" draw:layer="layout" svg:width="0cm" svg:height="0.122cm" svg:x="16.373cm" svg:y="16.109cm" svg:viewBox="0 0 0 123" draw:points="0,0 0,123">
          <text:p/>
        </draw:polygon>
        <draw:line draw:style-name="gr5" draw:text-style-name="P5" draw:layer="layout" svg:x1="16.373cm" svg:y1="16.109cm" svg:x2="16.373cm" svg:y2="16.232cm">
          <text:p/>
        </draw:line>
        <draw:polygon draw:style-name="gr4" draw:text-style-name="P4" draw:layer="layout" svg:width="0cm" svg:height="0.122cm" svg:x="16.933cm" svg:y="16.109cm" svg:viewBox="0 0 0 123" draw:points="0,0 0,123">
          <text:p/>
        </draw:polygon>
        <draw:line draw:style-name="gr5" draw:text-style-name="P5" draw:layer="layout" svg:x1="16.933cm" svg:y1="16.109cm" svg:x2="16.933cm" svg:y2="16.232cm">
          <text:p/>
        </draw:line>
        <draw:polygon draw:style-name="gr4" draw:text-style-name="P4" draw:layer="layout" svg:width="0cm" svg:height="0.122cm" svg:x="17.494cm" svg:y="16.109cm" svg:viewBox="0 0 0 123" draw:points="0,0 0,123">
          <text:p/>
        </draw:polygon>
        <draw:line draw:style-name="gr5" draw:text-style-name="P5" draw:layer="layout" svg:x1="17.494cm" svg:y1="16.109cm" svg:x2="17.494cm" svg:y2="16.232cm">
          <text:p/>
        </draw:line>
        <draw:polygon draw:style-name="gr4" draw:text-style-name="P4" draw:layer="layout" svg:width="0cm" svg:height="0.122cm" svg:x="18.054cm" svg:y="16.109cm" svg:viewBox="0 0 0 123" draw:points="0,0 0,123">
          <text:p/>
        </draw:polygon>
        <draw:line draw:style-name="gr5" draw:text-style-name="P5" draw:layer="layout" svg:x1="18.054cm" svg:y1="16.109cm" svg:x2="18.054cm" svg:y2="16.232cm">
          <text:p/>
        </draw:line>
        <draw:frame draw:style-name="gr7" draw:text-style-name="P7" draw:layer="layout" svg:width="0.569cm" svg:height="0.628cm" svg:x="14.97cm" svg:y="16.245cm">
          <draw:text-box>
            <text:p text:style-name="P6"><text:span text:style-name="T1">2</text:span><text:span text:style-name="T1">0</text:span></text:p>
          </draw:text-box>
        </draw:frame>
        <draw:polygon draw:style-name="gr4" draw:text-style-name="P4" draw:layer="layout" svg:width="0cm" svg:height="0.122cm" svg:x="18.615cm" svg:y="16.109cm" svg:viewBox="0 0 0 123" draw:points="0,0 0,123">
          <text:p/>
        </draw:polygon>
        <draw:line draw:style-name="gr5" draw:text-style-name="P5" draw:layer="layout" svg:x1="18.615cm" svg:y1="16.109cm" svg:x2="18.615cm" svg:y2="16.232cm">
          <text:p/>
        </draw:line>
        <draw:polygon draw:style-name="gr4" draw:text-style-name="P4" draw:layer="layout" svg:width="0cm" svg:height="0.122cm" svg:x="19.176cm" svg:y="16.109cm" svg:viewBox="0 0 0 123" draw:points="0,0 0,123">
          <text:p/>
        </draw:polygon>
        <draw:line draw:style-name="gr5" draw:text-style-name="P5" draw:layer="layout" svg:x1="19.176cm" svg:y1="16.109cm" svg:x2="19.176cm" svg:y2="16.232cm">
          <text:p/>
        </draw:line>
        <draw:polygon draw:style-name="gr4" draw:text-style-name="P4" draw:layer="layout" svg:width="0cm" svg:height="0.122cm" svg:x="19.736cm" svg:y="16.109cm" svg:viewBox="0 0 0 123" draw:points="0,0 0,123">
          <text:p/>
        </draw:polygon>
        <draw:line draw:style-name="gr5" draw:text-style-name="P5" draw:layer="layout" svg:x1="19.736cm" svg:y1="16.109cm" svg:x2="19.736cm" svg:y2="16.232cm">
          <text:p/>
        </draw:line>
        <draw:polygon draw:style-name="gr4" draw:text-style-name="P4" draw:layer="layout" svg:width="0cm" svg:height="0.122cm" svg:x="20.297cm" svg:y="16.109cm" svg:viewBox="0 0 0 123" draw:points="0,0 0,123">
          <text:p/>
        </draw:polygon>
        <draw:line draw:style-name="gr5" draw:text-style-name="P5" draw:layer="layout" svg:x1="20.297cm" svg:y1="16.109cm" svg:x2="20.297cm" svg:y2="16.232cm">
          <text:p/>
        </draw:line>
        <draw:polygon draw:style-name="gr4" draw:text-style-name="P4" draw:layer="layout" svg:width="0cm" svg:height="0.122cm" svg:x="20.858cm" svg:y="16.109cm" svg:viewBox="0 0 0 123" draw:points="0,0 0,123">
          <text:p/>
        </draw:polygon>
        <draw:line draw:style-name="gr5" draw:text-style-name="P5" draw:layer="layout" svg:x1="20.858cm" svg:y1="16.109cm" svg:x2="20.858cm" svg:y2="16.232cm">
          <text:p/>
        </draw:line>
        <draw:frame draw:style-name="gr7" draw:text-style-name="P7" draw:layer="layout" svg:width="0.569cm" svg:height="0.628cm" svg:x="17.773cm" svg:y="16.245cm">
          <draw:text-box>
            <text:p text:style-name="P6"><text:span text:style-name="T1">2</text:span><text:span text:style-name="T1">5</text:span></text:p>
          </draw:text-box>
        </draw:frame>
        <draw:polygon draw:style-name="gr4" draw:text-style-name="P4" draw:layer="layout" svg:width="0cm" svg:height="0.122cm" svg:x="21.418cm" svg:y="16.109cm" svg:viewBox="0 0 0 123" draw:points="0,0 0,123">
          <text:p/>
        </draw:polygon>
        <draw:line draw:style-name="gr5" draw:text-style-name="P5" draw:layer="layout" svg:x1="21.418cm" svg:y1="16.109cm" svg:x2="21.418cm" svg:y2="16.232cm">
          <text:p/>
        </draw:line>
        <draw:polygon draw:style-name="gr4" draw:text-style-name="P4" draw:layer="layout" svg:width="0cm" svg:height="0.122cm" svg:x="21.979cm" svg:y="16.109cm" svg:viewBox="0 0 0 123" draw:points="0,0 0,123">
          <text:p/>
        </draw:polygon>
        <draw:line draw:style-name="gr5" draw:text-style-name="P5" draw:layer="layout" svg:x1="21.979cm" svg:y1="16.109cm" svg:x2="21.979cm" svg:y2="16.232cm">
          <text:p/>
        </draw:line>
        <draw:polygon draw:style-name="gr4" draw:text-style-name="P4" draw:layer="layout" svg:width="0cm" svg:height="0.122cm" svg:x="22.539cm" svg:y="16.109cm" svg:viewBox="0 0 0 123" draw:points="0,0 0,123">
          <text:p/>
        </draw:polygon>
        <draw:line draw:style-name="gr5" draw:text-style-name="P5" draw:layer="layout" svg:x1="22.539cm" svg:y1="16.109cm" svg:x2="22.539cm" svg:y2="16.232cm">
          <text:p/>
        </draw:line>
        <draw:polygon draw:style-name="gr4" draw:text-style-name="P4" draw:layer="layout" svg:width="0cm" svg:height="0.122cm" svg:x="23.1cm" svg:y="16.109cm" svg:viewBox="0 0 0 123" draw:points="0,0 0,123">
          <text:p/>
        </draw:polygon>
        <draw:line draw:style-name="gr5" draw:text-style-name="P5" draw:layer="layout" svg:x1="23.1cm" svg:y1="16.109cm" svg:x2="23.1cm" svg:y2="16.232cm">
          <text:p/>
        </draw:line>
        <draw:polygon draw:style-name="gr4" draw:text-style-name="P4" draw:layer="layout" svg:width="0cm" svg:height="0.122cm" svg:x="23.661cm" svg:y="16.109cm" svg:viewBox="0 0 0 123" draw:points="0,0 0,123">
          <text:p/>
        </draw:polygon>
        <draw:line draw:style-name="gr5" draw:text-style-name="P5" draw:layer="layout" svg:x1="23.661cm" svg:y1="16.109cm" svg:x2="23.661cm" svg:y2="16.232cm">
          <text:p/>
        </draw:line>
        <draw:frame draw:style-name="gr7" draw:text-style-name="P7" draw:layer="layout" svg:width="0.569cm" svg:height="0.628cm" svg:x="20.576cm" svg:y="16.245cm">
          <draw:text-box>
            <text:p text:style-name="P6"><text:span text:style-name="T1">3</text:span><text:span text:style-name="T1">0</text:span></text:p>
          </draw:text-box>
        </draw:frame>
        <draw:polygon draw:style-name="gr4" draw:text-style-name="P4" draw:layer="layout" svg:width="0cm" svg:height="0.122cm" svg:x="24.221cm" svg:y="16.109cm" svg:viewBox="0 0 0 123" draw:points="0,0 0,123">
          <text:p/>
        </draw:polygon>
        <draw:line draw:style-name="gr5" draw:text-style-name="P5" draw:layer="layout" svg:x1="24.221cm" svg:y1="16.109cm" svg:x2="24.221cm" svg:y2="16.232cm">
          <text:p/>
        </draw:line>
        <draw:polygon draw:style-name="gr4" draw:text-style-name="P4" draw:layer="layout" svg:width="0cm" svg:height="0.122cm" svg:x="24.782cm" svg:y="16.109cm" svg:viewBox="0 0 0 123" draw:points="0,0 0,123">
          <text:p/>
        </draw:polygon>
        <draw:line draw:style-name="gr5" draw:text-style-name="P5" draw:layer="layout" svg:x1="24.782cm" svg:y1="16.109cm" svg:x2="24.782cm" svg:y2="16.232cm">
          <text:p/>
        </draw:line>
        <draw:polygon draw:style-name="gr4" draw:text-style-name="P4" draw:layer="layout" svg:width="0cm" svg:height="0.122cm" svg:x="25.343cm" svg:y="16.109cm" svg:viewBox="0 0 0 123" draw:points="0,0 0,123">
          <text:p/>
        </draw:polygon>
        <draw:line draw:style-name="gr5" draw:text-style-name="P5" draw:layer="layout" svg:x1="25.343cm" svg:y1="16.109cm" svg:x2="25.343cm" svg:y2="16.232cm">
          <text:p/>
        </draw:line>
        <draw:polygon draw:style-name="gr4" draw:text-style-name="P4" draw:layer="layout" svg:width="0cm" svg:height="0.122cm" svg:x="25.903cm" svg:y="16.109cm" svg:viewBox="0 0 0 123" draw:points="0,0 0,123">
          <text:p/>
        </draw:polygon>
        <draw:line draw:style-name="gr5" draw:text-style-name="P5" draw:layer="layout" svg:x1="25.903cm" svg:y1="16.109cm" svg:x2="25.903cm" svg:y2="16.232cm">
          <text:p/>
        </draw:line>
        <draw:polygon draw:style-name="gr4" draw:text-style-name="P4" draw:layer="layout" svg:width="0cm" svg:height="0.122cm" svg:x="26.464cm" svg:y="16.109cm" svg:viewBox="0 0 0 123" draw:points="0,0 0,123">
          <text:p/>
        </draw:polygon>
        <draw:line draw:style-name="gr5" draw:text-style-name="P5" draw:layer="layout" svg:x1="26.464cm" svg:y1="16.109cm" svg:x2="26.464cm" svg:y2="16.232cm">
          <text:p/>
        </draw:line>
        <draw:frame draw:style-name="gr7" draw:text-style-name="P7" draw:layer="layout" svg:width="0.569cm" svg:height="0.628cm" svg:x="23.379cm" svg:y="16.245cm">
          <draw:text-box>
            <text:p text:style-name="P6"><text:span text:style-name="T1">3</text:span><text:span text:style-name="T1">5</text:span></text:p>
          </draw:text-box>
        </draw:frame>
        <draw:polygon draw:style-name="gr4" draw:text-style-name="P4" draw:layer="layout" svg:width="0cm" svg:height="0.122cm" svg:x="27.025cm" svg:y="16.109cm" svg:viewBox="0 0 0 123" draw:points="0,0 0,123">
          <text:p/>
        </draw:polygon>
        <draw:line draw:style-name="gr5" draw:text-style-name="P5" draw:layer="layout" svg:x1="27.025cm" svg:y1="16.109cm" svg:x2="27.025cm" svg:y2="16.232cm">
          <text:p/>
        </draw:line>
        <draw:polygon draw:style-name="gr4" draw:text-style-name="P4" draw:layer="layout" svg:width="0cm" svg:height="0.122cm" svg:x="27.585cm" svg:y="16.109cm" svg:viewBox="0 0 0 123" draw:points="0,0 0,123">
          <text:p/>
        </draw:polygon>
        <draw:line draw:style-name="gr5" draw:text-style-name="P5" draw:layer="layout" svg:x1="27.585cm" svg:y1="16.109cm" svg:x2="27.585cm" svg:y2="16.232cm">
          <text:p/>
        </draw:line>
        <draw:polygon draw:style-name="gr4" draw:text-style-name="P4" draw:layer="layout" svg:width="0cm" svg:height="0.122cm" svg:x="28.146cm" svg:y="16.109cm" svg:viewBox="0 0 0 123" draw:points="0,0 0,123">
          <text:p/>
        </draw:polygon>
        <draw:line draw:style-name="gr5" draw:text-style-name="P5" draw:layer="layout" svg:x1="28.146cm" svg:y1="16.109cm" svg:x2="28.146cm" svg:y2="16.232cm">
          <text:p/>
        </draw:line>
        <draw:polygon draw:style-name="gr4" draw:text-style-name="P4" draw:layer="layout" svg:width="0cm" svg:height="0.122cm" svg:x="28.706cm" svg:y="16.109cm" svg:viewBox="0 0 0 123" draw:points="0,0 0,123">
          <text:p/>
        </draw:polygon>
        <draw:line draw:style-name="gr5" draw:text-style-name="P5" draw:layer="layout" svg:x1="28.706cm" svg:y1="16.109cm" svg:x2="28.706cm" svg:y2="16.232cm">
          <text:p/>
        </draw:line>
        <draw:polygon draw:style-name="gr4" draw:text-style-name="P4" draw:layer="layout" svg:width="0cm" svg:height="0.122cm" svg:x="29.267cm" svg:y="16.109cm" svg:viewBox="0 0 0 123" draw:points="0,0 0,123">
          <text:p/>
        </draw:polygon>
        <draw:line draw:style-name="gr5" draw:text-style-name="P5" draw:layer="layout" svg:x1="29.267cm" svg:y1="16.109cm" svg:x2="29.267cm" svg:y2="16.232cm">
          <text:p/>
        </draw:line>
        <draw:frame draw:style-name="gr7" draw:text-style-name="P7" draw:layer="layout" svg:width="0.569cm" svg:height="0.628cm" svg:x="26.182cm" svg:y="16.245cm">
          <draw:text-box>
            <text:p text:style-name="P6"><text:span text:style-name="T1">4</text:span><text:span text:style-name="T1">0</text:span></text:p>
          </draw:text-box>
        </draw:frame>
        <draw:polygon draw:style-name="gr4" draw:text-style-name="P4" draw:layer="layout" svg:width="0cm" svg:height="0.122cm" svg:x="29.828cm" svg:y="16.109cm" svg:viewBox="0 0 0 123" draw:points="0,0 0,123">
          <text:p/>
        </draw:polygon>
        <draw:line draw:style-name="gr5" draw:text-style-name="P5" draw:layer="layout" svg:x1="29.828cm" svg:y1="16.109cm" svg:x2="29.828cm" svg:y2="16.232cm">
          <text:p/>
        </draw:line>
        <draw:polygon draw:style-name="gr4" draw:text-style-name="P4" draw:layer="layout" svg:width="0cm" svg:height="0.122cm" svg:x="30.388cm" svg:y="16.109cm" svg:viewBox="0 0 0 123" draw:points="0,0 0,123">
          <text:p/>
        </draw:polygon>
        <draw:line draw:style-name="gr5" draw:text-style-name="P5" draw:layer="layout" svg:x1="30.388cm" svg:y1="16.109cm" svg:x2="30.388cm" svg:y2="16.232cm">
          <text:p/>
        </draw:line>
        <draw:polygon draw:style-name="gr4" draw:text-style-name="P4" draw:layer="layout" svg:width="0cm" svg:height="0.122cm" svg:x="30.949cm" svg:y="16.109cm" svg:viewBox="0 0 0 123" draw:points="0,0 0,123">
          <text:p/>
        </draw:polygon>
        <draw:line draw:style-name="gr5" draw:text-style-name="P5" draw:layer="layout" svg:x1="30.949cm" svg:y1="16.109cm" svg:x2="30.949cm" svg:y2="16.232cm">
          <text:p/>
        </draw:line>
        <draw:polygon draw:style-name="gr4" draw:text-style-name="P4" draw:layer="layout" svg:width="0cm" svg:height="0.122cm" svg:x="31.51cm" svg:y="16.109cm" svg:viewBox="0 0 0 123" draw:points="0,0 0,123">
          <text:p/>
        </draw:polygon>
        <draw:line draw:style-name="gr5" draw:text-style-name="P5" draw:layer="layout" svg:x1="31.51cm" svg:y1="16.109cm" svg:x2="31.51cm" svg:y2="16.232cm">
          <text:p/>
        </draw:line>
        <draw:polygon draw:style-name="gr4" draw:text-style-name="P4" draw:layer="layout" svg:width="0cm" svg:height="0.122cm" svg:x="32.07cm" svg:y="16.109cm" svg:viewBox="0 0 0 123" draw:points="0,0 0,123">
          <text:p/>
        </draw:polygon>
        <draw:line draw:style-name="gr5" draw:text-style-name="P5" draw:layer="layout" svg:x1="32.07cm" svg:y1="16.109cm" svg:x2="32.07cm" svg:y2="16.232cm">
          <text:p/>
        </draw:line>
        <draw:frame draw:style-name="gr7" draw:text-style-name="P7" draw:layer="layout" svg:width="0.569cm" svg:height="0.628cm" svg:x="28.985cm" svg:y="16.245cm">
          <draw:text-box>
            <text:p text:style-name="P6"><text:span text:style-name="T1">4</text:span><text:span text:style-name="T1">5</text:span></text:p>
          </draw:text-box>
        </draw:frame>
        <draw:polygon draw:style-name="gr4" draw:text-style-name="P4" draw:layer="layout" svg:width="0cm" svg:height="0.122cm" svg:x="32.631cm" svg:y="16.109cm" svg:viewBox="0 0 0 123" draw:points="0,0 0,123">
          <text:p/>
        </draw:polygon>
        <draw:line draw:style-name="gr5" draw:text-style-name="P5" draw:layer="layout" svg:x1="32.631cm" svg:y1="16.109cm" svg:x2="32.631cm" svg:y2="16.232cm">
          <text:p/>
        </draw:line>
        <draw:polygon draw:style-name="gr4" draw:text-style-name="P4" draw:layer="layout" svg:width="0cm" svg:height="0.122cm" svg:x="33.192cm" svg:y="16.109cm" svg:viewBox="0 0 0 123" draw:points="0,0 0,123">
          <text:p/>
        </draw:polygon>
        <draw:line draw:style-name="gr5" draw:text-style-name="P5" draw:layer="layout" svg:x1="33.192cm" svg:y1="16.109cm" svg:x2="33.192cm" svg:y2="16.232cm">
          <text:p/>
        </draw:line>
        <draw:polygon draw:style-name="gr4" draw:text-style-name="P4" draw:layer="layout" svg:width="0cm" svg:height="0.122cm" svg:x="33.752cm" svg:y="16.109cm" svg:viewBox="0 0 0 123" draw:points="0,0 0,123">
          <text:p/>
        </draw:polygon>
        <draw:line draw:style-name="gr5" draw:text-style-name="P5" draw:layer="layout" svg:x1="33.752cm" svg:y1="16.109cm" svg:x2="33.752cm" svg:y2="16.232cm">
          <text:p/>
        </draw:line>
        <draw:polygon draw:style-name="gr4" draw:text-style-name="P4" draw:layer="layout" svg:width="0cm" svg:height="0.122cm" svg:x="34.313cm" svg:y="16.109cm" svg:viewBox="0 0 0 123" draw:points="0,0 0,123">
          <text:p/>
        </draw:polygon>
        <draw:line draw:style-name="gr5" draw:text-style-name="P5" draw:layer="layout" svg:x1="34.313cm" svg:y1="16.109cm" svg:x2="34.313cm" svg:y2="16.232cm">
          <text:p/>
        </draw:line>
        <draw:polygon draw:style-name="gr4" draw:text-style-name="P4" draw:layer="layout" svg:width="0cm" svg:height="0.122cm" svg:x="34.873cm" svg:y="16.109cm" svg:viewBox="0 0 0 123" draw:points="0,0 0,123">
          <text:p/>
        </draw:polygon>
        <draw:line draw:style-name="gr5" draw:text-style-name="P5" draw:layer="layout" svg:x1="34.873cm" svg:y1="16.109cm" svg:x2="34.873cm" svg:y2="16.232cm">
          <text:p/>
        </draw:line>
        <draw:frame draw:style-name="gr7" draw:text-style-name="P7" draw:layer="layout" svg:width="0.569cm" svg:height="0.628cm" svg:x="31.789cm" svg:y="16.245cm">
          <draw:text-box>
            <text:p text:style-name="P6"><text:span text:style-name="T1">5</text:span><text:span text:style-name="T1">0</text:span></text:p>
          </draw:text-box>
        </draw:frame>
        <draw:polygon draw:style-name="gr4" draw:text-style-name="P4" draw:layer="layout" svg:width="0cm" svg:height="0.122cm" svg:x="35.434cm" svg:y="16.109cm" svg:viewBox="0 0 0 123" draw:points="0,0 0,123">
          <text:p/>
        </draw:polygon>
        <draw:line draw:style-name="gr5" draw:text-style-name="P5" draw:layer="layout" svg:x1="35.434cm" svg:y1="16.109cm" svg:x2="35.434cm" svg:y2="16.232cm">
          <text:p/>
        </draw:line>
        <draw:polygon draw:style-name="gr4" draw:text-style-name="P4" draw:layer="layout" svg:width="0cm" svg:height="0.122cm" svg:x="35.995cm" svg:y="16.109cm" svg:viewBox="0 0 0 123" draw:points="0,0 0,123">
          <text:p/>
        </draw:polygon>
        <draw:line draw:style-name="gr5" draw:text-style-name="P5" draw:layer="layout" svg:x1="35.995cm" svg:y1="16.109cm" svg:x2="35.995cm" svg:y2="16.232cm">
          <text:p/>
        </draw:line>
        <draw:polygon draw:style-name="gr4" draw:text-style-name="P4" draw:layer="layout" svg:width="0cm" svg:height="0.122cm" svg:x="36.555cm" svg:y="16.109cm" svg:viewBox="0 0 0 123" draw:points="0,0 0,123">
          <text:p/>
        </draw:polygon>
        <draw:line draw:style-name="gr5" draw:text-style-name="P5" draw:layer="layout" svg:x1="36.555cm" svg:y1="16.109cm" svg:x2="36.555cm" svg:y2="16.232cm">
          <text:p/>
        </draw:line>
        <draw:polygon draw:style-name="gr4" draw:text-style-name="P4" draw:layer="layout" svg:width="0cm" svg:height="0.122cm" svg:x="37.116cm" svg:y="16.109cm" svg:viewBox="0 0 0 123" draw:points="0,0 0,123">
          <text:p/>
        </draw:polygon>
        <draw:line draw:style-name="gr5" draw:text-style-name="P5" draw:layer="layout" svg:x1="37.116cm" svg:y1="16.109cm" svg:x2="37.116cm" svg:y2="16.232cm">
          <text:p/>
        </draw:line>
        <draw:polygon draw:style-name="gr4" draw:text-style-name="P4" draw:layer="layout" svg:width="0cm" svg:height="0.122cm" svg:x="37.677cm" svg:y="16.109cm" svg:viewBox="0 0 0 123" draw:points="0,0 0,123">
          <text:p/>
        </draw:polygon>
        <draw:line draw:style-name="gr5" draw:text-style-name="P5" draw:layer="layout" svg:x1="37.677cm" svg:y1="16.109cm" svg:x2="37.677cm" svg:y2="16.232cm">
          <text:p/>
        </draw:line>
        <draw:frame draw:style-name="gr7" draw:text-style-name="P7" draw:layer="layout" svg:width="0.569cm" svg:height="0.628cm" svg:x="34.592cm" svg:y="16.245cm">
          <draw:text-box>
            <text:p text:style-name="P6"><text:span text:style-name="T1">5</text:span><text:span text:style-name="T1">5</text:span></text:p>
          </draw:text-box>
        </draw:frame>
        <draw:polygon draw:style-name="gr4" draw:text-style-name="P4" draw:layer="layout" svg:width="0cm" svg:height="0.122cm" svg:x="38.237cm" svg:y="16.109cm" svg:viewBox="0 0 0 123" draw:points="0,0 0,123">
          <text:p/>
        </draw:polygon>
        <draw:line draw:style-name="gr5" draw:text-style-name="P5" draw:layer="layout" svg:x1="38.237cm" svg:y1="16.109cm" svg:x2="38.237cm" svg:y2="16.232cm">
          <text:p/>
        </draw:line>
        <draw:polygon draw:style-name="gr4" draw:text-style-name="P4" draw:layer="layout" svg:width="0cm" svg:height="0.122cm" svg:x="38.798cm" svg:y="16.109cm" svg:viewBox="0 0 0 123" draw:points="0,0 0,123">
          <text:p/>
        </draw:polygon>
        <draw:line draw:style-name="gr5" draw:text-style-name="P5" draw:layer="layout" svg:x1="38.798cm" svg:y1="16.109cm" svg:x2="38.798cm" svg:y2="16.232cm">
          <text:p/>
        </draw:line>
        <draw:polygon draw:style-name="gr4" draw:text-style-name="P4" draw:layer="layout" svg:width="0cm" svg:height="0.122cm" svg:x="39.359cm" svg:y="16.109cm" svg:viewBox="0 0 0 123" draw:points="0,0 0,123">
          <text:p/>
        </draw:polygon>
        <draw:line draw:style-name="gr5" draw:text-style-name="P5" draw:layer="layout" svg:x1="39.359cm" svg:y1="16.109cm" svg:x2="39.359cm" svg:y2="16.232cm">
          <text:p/>
        </draw:line>
        <draw:polygon draw:style-name="gr4" draw:text-style-name="P4" draw:layer="layout" svg:width="0.123cm" svg:height="0cm" svg:x="1.89cm" svg:y="15.206cm" svg:viewBox="0 0 124 0" draw:points="124,0 0,0">
          <text:p/>
        </draw:polygon>
        <draw:line draw:style-name="gr5" draw:text-style-name="P5" draw:layer="layout" svg:x1="2.014cm" svg:y1="15.206cm" svg:x2="1.89cm" svg:y2="15.206cm">
          <text:p/>
        </draw:line>
        <draw:frame draw:style-name="gr7" draw:text-style-name="P7" draw:layer="layout" svg:width="0.569cm" svg:height="0.628cm" svg:x="37.395cm" svg:y="16.245cm">
          <draw:text-box>
            <text:p text:style-name="P6"><text:span text:style-name="T1">6</text:span><text:span text:style-name="T1">0</text:span></text:p>
          </draw:text-box>
        </draw:frame>
        <draw:polygon draw:style-name="gr4" draw:text-style-name="P4" draw:layer="layout" svg:width="0.123cm" svg:height="0cm" svg:x="1.89cm" svg:y="13.401cm" svg:viewBox="0 0 124 0" draw:points="124,0 0,0">
          <text:p/>
        </draw:polygon>
        <draw:line draw:style-name="gr5" draw:text-style-name="P5" draw:layer="layout" svg:x1="2.014cm" svg:y1="13.401cm" svg:x2="1.89cm" svg:y2="13.401cm">
          <text:p/>
        </draw:line>
        <draw:frame draw:style-name="gr8" draw:text-style-name="P8" draw:layer="layout" svg:width="0.798cm" svg:height="0.704cm" svg:x="0.973cm" svg:y="14.861cm">
          <draw:text-box>
            <text:p text:style-name="P6"><text:span text:style-name="T2">0</text:span><text:span text:style-name="T2">.</text:span><text:span text:style-name="T2">0</text:span></text:p>
          </draw:text-box>
        </draw:frame>
        <draw:polygon draw:style-name="gr4" draw:text-style-name="P4" draw:layer="layout" svg:width="0.123cm" svg:height="0cm" svg:x="1.89cm" svg:y="11.595cm" svg:viewBox="0 0 124 0" draw:points="124,0 0,0">
          <text:p/>
        </draw:polygon>
        <draw:line draw:style-name="gr5" draw:text-style-name="P5" draw:layer="layout" svg:x1="2.014cm" svg:y1="11.595cm" svg:x2="1.89cm" svg:y2="11.595cm">
          <text:p/>
        </draw:line>
        <draw:frame draw:style-name="gr8" draw:text-style-name="P8" draw:layer="layout" svg:width="0.798cm" svg:height="0.704cm" svg:x="0.973cm" svg:y="13.056cm">
          <draw:text-box>
            <text:p text:style-name="P6"><text:span text:style-name="T2">0</text:span><text:span text:style-name="T2">.</text:span><text:span text:style-name="T2">2</text:span></text:p>
          </draw:text-box>
        </draw:frame>
        <draw:polygon draw:style-name="gr4" draw:text-style-name="P4" draw:layer="layout" svg:width="0.123cm" svg:height="0cm" svg:x="1.89cm" svg:y="9.79cm" svg:viewBox="0 0 124 0" draw:points="124,0 0,0">
          <text:p/>
        </draw:polygon>
        <draw:line draw:style-name="gr5" draw:text-style-name="P5" draw:layer="layout" svg:x1="2.014cm" svg:y1="9.79cm" svg:x2="1.89cm" svg:y2="9.79cm">
          <text:p/>
        </draw:line>
        <draw:frame draw:style-name="gr8" draw:text-style-name="P8" draw:layer="layout" svg:width="0.798cm" svg:height="0.704cm" svg:x="0.973cm" svg:y="11.251cm">
          <draw:text-box>
            <text:p text:style-name="P6"><text:span text:style-name="T2">0</text:span><text:span text:style-name="T2">.</text:span><text:span text:style-name="T2">4</text:span></text:p>
          </draw:text-box>
        </draw:frame>
        <draw:polygon draw:style-name="gr4" draw:text-style-name="P4" draw:layer="layout" svg:width="0.123cm" svg:height="0cm" svg:x="1.89cm" svg:y="7.985cm" svg:viewBox="0 0 124 0" draw:points="124,0 0,0">
          <text:p/>
        </draw:polygon>
        <draw:line draw:style-name="gr5" draw:text-style-name="P5" draw:layer="layout" svg:x1="2.014cm" svg:y1="7.985cm" svg:x2="1.89cm" svg:y2="7.985cm">
          <text:p/>
        </draw:line>
        <draw:frame draw:style-name="gr8" draw:text-style-name="P8" draw:layer="layout" svg:width="0.798cm" svg:height="0.704cm" svg:x="0.973cm" svg:y="9.445cm">
          <draw:text-box>
            <text:p text:style-name="P6"><text:span text:style-name="T2">0</text:span><text:span text:style-name="T2">.</text:span><text:span text:style-name="T2">6</text:span></text:p>
          </draw:text-box>
        </draw:frame>
        <draw:polygon draw:style-name="gr4" draw:text-style-name="P4" draw:layer="layout" svg:width="0.123cm" svg:height="0cm" svg:x="1.89cm" svg:y="6.179cm" svg:viewBox="0 0 124 0" draw:points="124,0 0,0">
          <text:p/>
        </draw:polygon>
        <draw:line draw:style-name="gr5" draw:text-style-name="P5" draw:layer="layout" svg:x1="2.014cm" svg:y1="6.179cm" svg:x2="1.89cm" svg:y2="6.179cm">
          <text:p/>
        </draw:line>
        <draw:frame draw:style-name="gr8" draw:text-style-name="P8" draw:layer="layout" svg:width="0.798cm" svg:height="0.704cm" svg:x="0.973cm" svg:y="7.64cm">
          <draw:text-box>
            <text:p text:style-name="P6"><text:span text:style-name="T2">0</text:span><text:span text:style-name="T2">.</text:span><text:span text:style-name="T2">8</text:span></text:p>
          </draw:text-box>
        </draw:frame>
        <draw:polygon draw:style-name="gr4" draw:text-style-name="P4" draw:layer="layout" svg:width="0.123cm" svg:height="0cm" svg:x="1.89cm" svg:y="4.374cm" svg:viewBox="0 0 124 0" draw:points="124,0 0,0">
          <text:p/>
        </draw:polygon>
        <draw:line draw:style-name="gr5" draw:text-style-name="P5" draw:layer="layout" svg:x1="2.014cm" svg:y1="4.374cm" svg:x2="1.89cm" svg:y2="4.374cm">
          <text:p/>
        </draw:line>
        <draw:frame draw:style-name="gr8" draw:text-style-name="P8" draw:layer="layout" svg:width="0.798cm" svg:height="0.704cm" svg:x="0.973cm" svg:y="5.835cm">
          <draw:text-box>
            <text:p text:style-name="P6"><text:span text:style-name="T2">1</text:span><text:span text:style-name="T2">.</text:span><text:span text:style-name="T2">0</text:span></text:p>
          </draw:text-box>
        </draw:frame>
        <draw:frame draw:style-name="gr8" draw:text-style-name="P8" draw:layer="layout" svg:width="0.798cm" svg:height="0.704cm" svg:x="0.973cm" svg:y="4.029cm">
          <draw:text-box>
            <text:p text:style-name="P6"><text:span text:style-name="T2">1</text:span><text:span text:style-name="T2">.</text:span><text:span text:style-name="T2">2</text:span></text:p>
          </draw:text-box>
        </draw:frame>
        <draw:line draw:style-name="gr9" draw:text-style-name="P5" draw:layer="layout" svg:x1="2.014cm" svg:y1="16.109cm" svg:x2="2.014cm" svg:y2="4.374cm">
          <text:p/>
        </draw:line>
        <draw:line draw:style-name="gr9" draw:text-style-name="P5" draw:layer="layout" svg:x1="41.384cm" svg:y1="16.109cm" svg:x2="41.384cm" svg:y2="4.374cm">
          <text:p/>
        </draw:line>
        <draw:line draw:style-name="gr9" draw:text-style-name="P5" draw:layer="layout" svg:x1="2.014cm" svg:y1="16.109cm" svg:x2="41.384cm" svg:y2="16.109cm">
          <text:p/>
        </draw:line>
        <draw:line draw:style-name="gr9" draw:text-style-name="P5" draw:layer="layout" svg:x1="2.014cm" svg:y1="4.374cm" svg:x2="41.384cm" svg:y2="4.374cm">
          <text:p/>
        </draw:line>
        <draw:frame draw:style-name="gr10" draw:text-style-name="P8" draw:layer="layout" svg:width="6.018cm" svg:height="0.704cm" draw:transform="rotate (1.5707963267949) translate (0.129cm 13.208cm)">
          <draw:text-box>
            <text:p text:style-name="P6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n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/text:p>
          </draw:text-box>
        </draw:frame>
        <draw:polygon draw:style-name="gr1" draw:text-style-name="P1" draw:layer="layout" svg:width="1.128cm" svg:height="0.395cm" svg:x="7.688cm" svg:y="32.574cm" svg:viewBox="0 0 1129 396" draw:points="0,396 1129,396 1129,0 0,0">
          <text:p/>
        </draw:polygon>
        <draw:polygon draw:style-name="gr2" draw:text-style-name="P2" draw:layer="layout" svg:width="1.129cm" svg:height="0.395cm" svg:x="18.978cm" svg:y="32.66cm" svg:viewBox="0 0 1130 396" draw:points="0,396 1130,396 1130,0 0,0">
          <text:p/>
        </draw:polygon>
        <draw:frame draw:style-name="gr11" draw:text-style-name="P10" draw:layer="layout" svg:width="3.181cm" svg:height="1.094cm" svg:x="9.213cm" svg:y="32.189cm">
          <draw:text-box>
            <text:p text:style-name="P9"><text:span text:style-name="T3">I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/text:p>
          </draw:text-box>
        </draw:frame>
        <draw:polygon draw:style-name="gr3" draw:text-style-name="P3" draw:layer="layout" svg:width="1.129cm" svg:height="0.395cm" svg:x="27.378cm" svg:y="32.621cm" svg:viewBox="0 0 1130 396" draw:points="0,396 1130,396 1130,0 0,0">
          <text:p/>
        </draw:polygon>
        <draw:frame draw:style-name="gr12" draw:text-style-name="P10" draw:layer="layout" svg:width="3.185cm" svg:height="1.094cm" svg:x="13.63cm" svg:y="32.155cm">
          <draw:text-box>
            <text:p text:style-name="P9"><text:span text:style-name="T3">r</text:span><text:span text:style-name="T3">e</text:span><text:span text:style-name="T3">s</text:span><text:span text:style-name="T3">t</text:span><text:span text:style-name="T3">o</text:span><text:span text:style-name="T3">r</text:span><text:span text:style-name="T3">e</text:span><text:span text:style-name="T3">d</text:span></text:p>
          </draw:text-box>
        </draw:frame>
        <draw:frame draw:style-name="gr13" draw:text-style-name="P12" draw:layer="layout" svg:width="0.531cm" svg:height="1.059cm" svg:x="12.41cm" svg:y="32.355cm">
          <draw:text-box>
            <text:p text:style-name="P11"><text:span text:style-name="T4">h</text:span></text:p>
          </draw:text-box>
        </draw:frame>
        <draw:frame draw:style-name="gr14" draw:text-style-name="P14" draw:layer="layout" svg:width="0.218cm" svg:height="0.777cm" svg:x="12.888cm" svg:y="32.863cm">
          <draw:text-box>
            <text:p text:style-name="P13"><text:span text:style-name="T5">i</text:span></text:p>
          </draw:text-box>
        </draw:frame>
        <draw:frame draw:style-name="gr15" draw:text-style-name="P16" draw:layer="layout" svg:width="0.243cm" svg:height="0.644cm" svg:x="12.898cm" svg:y="32.101cm">
          <draw:text-box>
            <text:p text:style-name="P15"><text:span text:style-name="T6">(</text:span></text:p>
          </draw:text-box>
        </draw:frame>
        <draw:frame draw:style-name="gr16" draw:text-style-name="P17" draw:layer="layout" svg:width="0.197cm" svg:height="0.708cm" svg:x="13.071cm" svg:y="32.101cm">
          <draw:text-box>
            <text:p text:style-name="P15"><text:span text:style-name="T7">l</text:span></text:p>
          </draw:text-box>
        </draw:frame>
        <draw:frame draw:style-name="gr17" draw:text-style-name="P16" draw:layer="layout" svg:width="0.295cm" svg:height="0.517cm" svg:x="13.227cm" svg:y="32.101cm">
          <draw:text-box draw:corner-radius="0.792cm">
            <text:p text:style-name="P15"><text:span text:style-name="T6">)</text:span></text:p>
          </draw:text-box>
        </draw:frame>
        <draw:frame draw:style-name="gr18" draw:text-style-name="P10" draw:layer="layout" svg:width="3.13cm" svg:height="1.094cm" svg:x="21.733cm" svg:y="32.25cm">
          <draw:text-box>
            <text:p text:style-name="P9"><text:span text:style-name="T3">b</text:span><text:span text:style-name="T3">l</text:span><text:span text:style-name="T3">o</text:span><text:span text:style-name="T3">c</text:span><text:span text:style-name="T3">k</text:span><text:span text:style-name="T3">e</text:span><text:span text:style-name="T3">d</text:span></text:p>
          </draw:text-box>
        </draw:frame>
        <draw:polygon draw:style-name="gr1" draw:text-style-name="P1" draw:layer="layout" svg:width="0.157cm" svg:height="0.011cm" svg:x="3.811cm" svg:y="30.392cm" svg:viewBox="0 0 158 12" draw:points="0,12 158,12 158,0 0,0">
          <text:p/>
        </draw:polygon>
        <draw:polygon draw:style-name="gr1" draw:text-style-name="P1" draw:layer="layout" svg:width="0.157cm" svg:height="0.003cm" svg:x="4.372cm" svg:y="30.399cm" svg:viewBox="0 0 158 4" draw:points="0,4 158,4 158,0 0,0">
          <text:p/>
        </draw:polygon>
        <draw:polygon draw:style-name="gr1" draw:text-style-name="P1" draw:layer="layout" svg:width="0.157cm" svg:height="0.007cm" svg:x="4.932cm" svg:y="30.395cm" svg:viewBox="0 0 158 8" draw:points="0,8 158,8 158,0 0,0">
          <text:p/>
        </draw:polygon>
        <draw:polygon draw:style-name="gr1" draw:text-style-name="P1" draw:layer="layout" svg:width="0.157cm" svg:height="0.002cm" svg:x="5.493cm" svg:y="30.402cm" svg:viewBox="0 0 158 3" draw:points="0,0 158,0 158,3 0,3">
          <text:p/>
        </draw:polygon>
        <draw:polygon draw:style-name="gr1" draw:text-style-name="P1" draw:layer="layout" svg:width="0.157cm" svg:height="0.012cm" svg:x="6.054cm" svg:y="30.402cm" svg:viewBox="0 0 158 13" draw:points="0,0 158,0 158,13 0,13">
          <text:p/>
        </draw:polygon>
        <draw:polygon draw:style-name="gr1" draw:text-style-name="P1" draw:layer="layout" svg:width="0.157cm" svg:height="0.017cm" svg:x="6.614cm" svg:y="30.402cm" svg:viewBox="0 0 158 18" draw:points="0,0 158,0 158,18 0,18">
          <text:p/>
        </draw:polygon>
        <draw:polygon draw:style-name="gr1" draw:text-style-name="P1" draw:layer="layout" svg:width="0.157cm" svg:height="0.018cm" svg:x="7.175cm" svg:y="30.402cm" svg:viewBox="0 0 158 19" draw:points="0,0 158,0 158,19 0,19">
          <text:p/>
        </draw:polygon>
        <draw:polygon draw:style-name="gr1" draw:text-style-name="P1" draw:layer="layout" svg:width="0.156cm" svg:height="0.018cm" svg:x="7.736cm" svg:y="30.402cm" svg:viewBox="0 0 157 19" draw:points="0,0 157,0 157,19 0,19">
          <text:p/>
        </draw:polygon>
        <draw:polygon draw:style-name="gr1" draw:text-style-name="P1" draw:layer="layout" svg:width="0.157cm" svg:height="0.015cm" svg:x="8.296cm" svg:y="30.402cm" svg:viewBox="0 0 158 16" draw:points="0,0 158,0 158,16 0,16">
          <text:p/>
        </draw:polygon>
        <draw:polygon draw:style-name="gr1" draw:text-style-name="P1" draw:layer="layout" svg:width="0.157cm" svg:height="0.014cm" svg:x="8.857cm" svg:y="30.402cm" svg:viewBox="0 0 158 15" draw:points="0,0 158,0 158,15 0,15">
          <text:p/>
        </draw:polygon>
        <draw:polygon draw:style-name="gr1" draw:text-style-name="P1" draw:layer="layout" svg:width="0.157cm" svg:height="0.016cm" svg:x="9.417cm" svg:y="30.402cm" svg:viewBox="0 0 158 17" draw:points="0,0 158,0 158,17 0,17">
          <text:p/>
        </draw:polygon>
        <draw:polygon draw:style-name="gr1" draw:text-style-name="P1" draw:layer="layout" svg:width="0.157cm" svg:height="0.011cm" svg:x="9.978cm" svg:y="30.391cm" svg:viewBox="0 0 158 12" draw:points="0,12 158,12 158,0 0,0">
          <text:p/>
        </draw:polygon>
        <draw:polygon draw:style-name="gr1" draw:text-style-name="P1" draw:layer="layout" svg:width="0.157cm" svg:height="0.001cm" svg:x="10.539cm" svg:y="30.402cm" svg:viewBox="0 0 158 2" draw:points="0,0 158,0 158,2 0,2">
          <text:p/>
        </draw:polygon>
        <draw:polygon draw:style-name="gr1" draw:text-style-name="P1" draw:layer="layout" svg:width="0.157cm" svg:height="0.016cm" svg:x="11.099cm" svg:y="30.402cm" svg:viewBox="0 0 158 17" draw:points="0,0 158,0 158,17 0,17">
          <text:p/>
        </draw:polygon>
        <draw:polygon draw:style-name="gr1" draw:text-style-name="P1" draw:layer="layout" svg:width="0.157cm" svg:height="0.02cm" svg:x="11.66cm" svg:y="30.402cm" svg:viewBox="0 0 158 21" draw:points="0,0 158,0 158,21 0,21">
          <text:p/>
        </draw:polygon>
        <draw:polygon draw:style-name="gr1" draw:text-style-name="P1" draw:layer="layout" svg:width="0.157cm" svg:height="0.02cm" svg:x="12.221cm" svg:y="30.402cm" svg:viewBox="0 0 158 21" draw:points="0,0 158,0 158,21 0,21">
          <text:p/>
        </draw:polygon>
        <draw:polygon draw:style-name="gr1" draw:text-style-name="P1" draw:layer="layout" svg:width="0.157cm" svg:height="0.01cm" svg:x="12.781cm" svg:y="30.402cm" svg:viewBox="0 0 158 11" draw:points="0,0 158,0 158,11 0,11">
          <text:p/>
        </draw:polygon>
        <draw:polygon draw:style-name="gr1" draw:text-style-name="P1" draw:layer="layout" svg:width="0.157cm" svg:height="0.01cm" svg:x="13.342cm" svg:y="30.402cm" svg:viewBox="0 0 158 11" draw:points="0,0 158,0 158,11 0,11">
          <text:p/>
        </draw:polygon>
        <draw:polygon draw:style-name="gr1" draw:text-style-name="P1" draw:layer="layout" svg:width="0.157cm" svg:height="0.015cm" svg:x="13.902cm" svg:y="30.402cm" svg:viewBox="0 0 158 16" draw:points="0,0 158,0 158,16 0,16">
          <text:p/>
        </draw:polygon>
        <draw:polygon draw:style-name="gr1" draw:text-style-name="P1" draw:layer="layout" svg:width="0.157cm" svg:height="0.004cm" svg:x="14.463cm" svg:y="30.402cm" svg:viewBox="0 0 158 5" draw:points="0,0 158,0 158,5 0,5">
          <text:p/>
        </draw:polygon>
        <draw:polygon draw:style-name="gr1" draw:text-style-name="P1" draw:layer="layout" svg:width="0.157cm" svg:height="0.001cm" svg:x="15.024cm" svg:y="30.402cm" svg:viewBox="0 0 158 2" draw:points="0,0 158,0 158,2 0,2">
          <text:p/>
        </draw:polygon>
        <draw:polygon draw:style-name="gr1" draw:text-style-name="P1" draw:layer="layout" svg:width="0.157cm" svg:height="0.026cm" svg:x="15.584cm" svg:y="30.376cm" svg:viewBox="0 0 158 27" draw:points="0,27 158,27 158,0 0,0">
          <text:p/>
        </draw:polygon>
        <draw:polygon draw:style-name="gr1" draw:text-style-name="P1" draw:layer="layout" svg:width="0.157cm" svg:height="0.041cm" svg:x="16.145cm" svg:y="30.361cm" svg:viewBox="0 0 158 42" draw:points="0,42 158,42 158,0 0,0">
          <text:p/>
        </draw:polygon>
        <draw:polygon draw:style-name="gr1" draw:text-style-name="P1" draw:layer="layout" svg:width="0.157cm" svg:height="0.012cm" svg:x="16.706cm" svg:y="30.402cm" svg:viewBox="0 0 158 13" draw:points="0,0 158,0 158,13 0,13">
          <text:p/>
        </draw:polygon>
        <draw:polygon draw:style-name="gr1" draw:text-style-name="P1" draw:layer="layout" svg:width="0.157cm" svg:height="0.011cm" svg:x="17.266cm" svg:y="30.402cm" svg:viewBox="0 0 158 12" draw:points="0,0 158,0 158,12 0,12">
          <text:p/>
        </draw:polygon>
        <draw:polygon draw:style-name="gr1" draw:text-style-name="P1" draw:layer="layout" svg:width="0.157cm" svg:height="0.047cm" svg:x="17.827cm" svg:y="30.402cm" svg:viewBox="0 0 158 48" draw:points="0,0 158,0 158,48 0,48">
          <text:p/>
        </draw:polygon>
        <draw:polygon draw:style-name="gr1" draw:text-style-name="P1" draw:layer="layout" svg:width="0.157cm" svg:height="0.037cm" svg:x="18.388cm" svg:y="30.402cm" svg:viewBox="0 0 158 38" draw:points="0,0 158,0 158,38 0,38">
          <text:p/>
        </draw:polygon>
        <draw:polygon draw:style-name="gr1" draw:text-style-name="P1" draw:layer="layout" svg:width="0.157cm" svg:height="0.023cm" svg:x="18.948cm" svg:y="30.402cm" svg:viewBox="0 0 158 24" draw:points="0,0 158,0 158,24 0,24">
          <text:p/>
        </draw:polygon>
        <draw:polygon draw:style-name="gr1" draw:text-style-name="P1" draw:layer="layout" svg:width="0.157cm" svg:height="0.012cm" svg:x="19.509cm" svg:y="30.402cm" svg:viewBox="0 0 158 13" draw:points="0,0 158,0 158,13 0,13">
          <text:p/>
        </draw:polygon>
        <draw:polygon draw:style-name="gr1" draw:text-style-name="P1" draw:layer="layout" svg:width="0.156cm" svg:height="0cm" svg:x="20.069cm" svg:y="30.401cm" svg:viewBox="0 0 157 1" draw:points="0,1 157,1 157,0 0,0">
          <text:p/>
        </draw:polygon>
        <draw:polygon draw:style-name="gr1" draw:text-style-name="P1" draw:layer="layout" svg:width="0.157cm" svg:height="0.01cm" svg:x="20.63cm" svg:y="30.392cm" svg:viewBox="0 0 158 11" draw:points="0,11 158,11 158,0 0,0">
          <text:p/>
        </draw:polygon>
        <draw:polygon draw:style-name="gr1" draw:text-style-name="P1" draw:layer="layout" svg:width="0.157cm" svg:height="0.004cm" svg:x="21.191cm" svg:y="30.402cm" svg:viewBox="0 0 158 5" draw:points="0,0 158,0 158,5 0,5">
          <text:p/>
        </draw:polygon>
        <draw:polygon draw:style-name="gr1" draw:text-style-name="P1" draw:layer="layout" svg:width="0.157cm" svg:height="0.018cm" svg:x="21.751cm" svg:y="30.384cm" svg:viewBox="0 0 158 19" draw:points="0,19 158,19 158,0 0,0">
          <text:p/>
        </draw:polygon>
        <draw:polygon draw:style-name="gr1" draw:text-style-name="P1" draw:layer="layout" svg:width="0.157cm" svg:height="0.01cm" svg:x="22.312cm" svg:y="30.402cm" svg:viewBox="0 0 158 11" draw:points="0,0 158,0 158,11 0,11">
          <text:p/>
        </draw:polygon>
        <draw:polygon draw:style-name="gr1" draw:text-style-name="P1" draw:layer="layout" svg:width="0.157cm" svg:height="0.005cm" svg:x="22.873cm" svg:y="30.402cm" svg:viewBox="0 0 158 6" draw:points="0,0 158,0 158,6 0,6">
          <text:p/>
        </draw:polygon>
        <draw:polygon draw:style-name="gr1" draw:text-style-name="P1" draw:layer="layout" svg:width="0.157cm" svg:height="0.005cm" svg:x="23.433cm" svg:y="30.398cm" svg:viewBox="0 0 158 6" draw:points="0,6 158,6 158,0 0,0">
          <text:p/>
        </draw:polygon>
        <draw:polygon draw:style-name="gr1" draw:text-style-name="P1" draw:layer="layout" svg:width="0.157cm" svg:height="0.013cm" svg:x="23.994cm" svg:y="30.389cm" svg:viewBox="0 0 158 14" draw:points="0,14 158,14 158,0 0,0">
          <text:p/>
        </draw:polygon>
        <draw:polygon draw:style-name="gr1" draw:text-style-name="P1" draw:layer="layout" svg:width="0.157cm" svg:height="0.047cm" svg:x="24.555cm" svg:y="30.356cm" svg:viewBox="0 0 158 48" draw:points="0,48 158,48 158,0 0,0">
          <text:p/>
        </draw:polygon>
        <draw:polygon draw:style-name="gr1" draw:text-style-name="P1" draw:layer="layout" svg:width="0.157cm" svg:height="0.116cm" svg:x="25.115cm" svg:y="30.286cm" svg:viewBox="0 0 158 117" draw:points="0,117 158,117 158,0 0,0">
          <text:p/>
        </draw:polygon>
        <draw:polygon draw:style-name="gr1" draw:text-style-name="P1" draw:layer="layout" svg:width="0.157cm" svg:height="0.229cm" svg:x="25.676cm" svg:y="30.173cm" svg:viewBox="0 0 158 230" draw:points="0,230 158,230 158,0 0,0">
          <text:p/>
        </draw:polygon>
        <draw:polygon draw:style-name="gr1" draw:text-style-name="P1" draw:layer="layout" svg:width="0.157cm" svg:height="0.278cm" svg:x="26.236cm" svg:y="30.124cm" svg:viewBox="0 0 158 279" draw:points="0,279 158,279 158,0 0,0">
          <text:p/>
        </draw:polygon>
        <draw:polygon draw:style-name="gr1" draw:text-style-name="P1" draw:layer="layout" svg:width="0.157cm" svg:height="0.285cm" svg:x="26.797cm" svg:y="30.117cm" svg:viewBox="0 0 158 286" draw:points="0,286 158,286 158,0 0,0">
          <text:p/>
        </draw:polygon>
        <draw:polygon draw:style-name="gr1" draw:text-style-name="P1" draw:layer="layout" svg:width="0.157cm" svg:height="0.314cm" svg:x="27.358cm" svg:y="30.088cm" svg:viewBox="0 0 158 315" draw:points="0,315 158,315 158,0 0,0">
          <text:p/>
        </draw:polygon>
        <draw:polygon draw:style-name="gr1" draw:text-style-name="P1" draw:layer="layout" svg:width="0.157cm" svg:height="0.596cm" svg:x="27.918cm" svg:y="29.806cm" svg:viewBox="0 0 158 597" draw:points="0,597 158,597 158,0 0,0">
          <text:p/>
        </draw:polygon>
        <draw:polygon draw:style-name="gr1" draw:text-style-name="P1" draw:layer="layout" svg:width="0.157cm" svg:height="0.995cm" svg:x="28.479cm" svg:y="29.407cm" svg:viewBox="0 0 158 996" draw:points="0,996 158,996 158,0 0,0">
          <text:p/>
        </draw:polygon>
        <draw:polygon draw:style-name="gr1" draw:text-style-name="P1" draw:layer="layout" svg:width="0.157cm" svg:height="2.321cm" svg:x="29.04cm" svg:y="28.081cm" svg:viewBox="0 0 158 2322" draw:points="0,2322 158,2322 158,0 0,0">
          <text:p/>
        </draw:polygon>
        <draw:polygon draw:style-name="gr1" draw:text-style-name="P1" draw:layer="layout" svg:width="0.157cm" svg:height="2.801cm" svg:x="29.6cm" svg:y="27.601cm" svg:viewBox="0 0 158 2802" draw:points="0,2802 158,2802 158,0 0,0">
          <text:p/>
        </draw:polygon>
        <draw:polygon draw:style-name="gr1" draw:text-style-name="P1" draw:layer="layout" svg:width="0.157cm" svg:height="8.063cm" svg:x="30.161cm" svg:y="22.339cm" svg:viewBox="0 0 158 8064" draw:points="0,8064 158,8064 158,0 0,0">
          <text:p/>
        </draw:polygon>
        <draw:polygon draw:style-name="gr1" draw:text-style-name="P1" draw:layer="layout" svg:width="0.157cm" svg:height="8.198cm" svg:x="30.722cm" svg:y="22.204cm" svg:viewBox="0 0 158 8199" draw:points="0,8199 158,8199 158,0 0,0">
          <text:p/>
        </draw:polygon>
        <draw:polygon draw:style-name="gr1" draw:text-style-name="P1" draw:layer="layout" svg:width="0.157cm" svg:height="8.194cm" svg:x="31.282cm" svg:y="22.208cm" svg:viewBox="0 0 158 8195" draw:points="0,8195 158,8195 158,0 0,0">
          <text:p/>
        </draw:polygon>
        <draw:polygon draw:style-name="gr1" draw:text-style-name="P1" draw:layer="layout" svg:width="0.157cm" svg:height="8.224cm" svg:x="31.843cm" svg:y="22.178cm" svg:viewBox="0 0 158 8225" draw:points="0,8225 158,8225 158,0 0,0">
          <text:p/>
        </draw:polygon>
        <draw:polygon draw:style-name="gr1" draw:text-style-name="P1" draw:layer="layout" svg:width="0.157cm" svg:height="8.27cm" svg:x="32.403cm" svg:y="22.132cm" svg:viewBox="0 0 158 8271" draw:points="0,8271 158,8271 158,0 0,0">
          <text:p/>
        </draw:polygon>
        <draw:polygon draw:style-name="gr1" draw:text-style-name="P1" draw:layer="layout" svg:width="0.157cm" svg:height="8.354cm" svg:x="32.964cm" svg:y="22.048cm" svg:viewBox="0 0 158 8355" draw:points="0,8355 158,8355 158,0 0,0">
          <text:p/>
        </draw:polygon>
        <draw:polygon draw:style-name="gr1" draw:text-style-name="P1" draw:layer="layout" svg:width="0.157cm" svg:height="8.327cm" svg:x="33.525cm" svg:y="22.075cm" svg:viewBox="0 0 158 8328" draw:points="0,8328 158,8328 158,0 0,0">
          <text:p/>
        </draw:polygon>
        <draw:polygon draw:style-name="gr1" draw:text-style-name="P1" draw:layer="layout" svg:width="0.157cm" svg:height="8.385cm" svg:x="34.085cm" svg:y="22.017cm" svg:viewBox="0 0 158 8386" draw:points="0,8386 158,8386 158,0 0,0">
          <text:p/>
        </draw:polygon>
        <draw:polygon draw:style-name="gr1" draw:text-style-name="P1" draw:layer="layout" svg:width="0.157cm" svg:height="8.363cm" svg:x="34.646cm" svg:y="22.039cm" svg:viewBox="0 0 158 8364" draw:points="0,8364 158,8364 158,0 0,0">
          <text:p/>
        </draw:polygon>
        <draw:polygon draw:style-name="gr1" draw:text-style-name="P1" draw:layer="layout" svg:width="0.157cm" svg:height="8.34cm" svg:x="35.207cm" svg:y="22.062cm" svg:viewBox="0 0 158 8341" draw:points="0,8341 158,8341 158,0 0,0">
          <text:p/>
        </draw:polygon>
        <draw:polygon draw:style-name="gr1" draw:text-style-name="P1" draw:layer="layout" svg:width="0.157cm" svg:height="8.375cm" svg:x="35.767cm" svg:y="22.027cm" svg:viewBox="0 0 158 8376" draw:points="0,8376 158,8376 158,0 0,0">
          <text:p/>
        </draw:polygon>
        <draw:polygon draw:style-name="gr1" draw:text-style-name="P1" draw:layer="layout" svg:width="0.157cm" svg:height="8.365cm" svg:x="36.328cm" svg:y="22.037cm" svg:viewBox="0 0 158 8366" draw:points="0,8366 158,8366 158,0 0,0">
          <text:p/>
        </draw:polygon>
        <draw:polygon draw:style-name="gr1" draw:text-style-name="P1" draw:layer="layout" svg:width="0.156cm" svg:height="8.292cm" svg:x="36.889cm" svg:y="22.11cm" svg:viewBox="0 0 157 8293" draw:points="0,8293 157,8293 157,0 0,0">
          <text:p/>
        </draw:polygon>
        <draw:polygon draw:style-name="gr1" draw:text-style-name="P1" draw:layer="layout" svg:width="0.157cm" svg:height="8.214cm" svg:x="37.449cm" svg:y="22.188cm" svg:viewBox="0 0 158 8215" draw:points="0,8215 158,8215 158,0 0,0">
          <text:p/>
        </draw:polygon>
        <draw:polygon draw:style-name="gr1" draw:text-style-name="P1" draw:layer="layout" svg:width="0.157cm" svg:height="8.234cm" svg:x="38.01cm" svg:y="22.168cm" svg:viewBox="0 0 158 8235" draw:points="0,8235 158,8235 158,0 0,0">
          <text:p/>
        </draw:polygon>
        <draw:polygon draw:style-name="gr1" draw:text-style-name="P1" draw:layer="layout" svg:width="0.157cm" svg:height="8.261cm" svg:x="38.57cm" svg:y="22.141cm" svg:viewBox="0 0 158 8262" draw:points="0,8262 158,8262 158,0 0,0">
          <text:p/>
        </draw:polygon>
        <draw:polygon draw:style-name="gr1" draw:text-style-name="P1" draw:layer="layout" svg:width="0.157cm" svg:height="8.361cm" svg:x="39.131cm" svg:y="22.041cm" svg:viewBox="0 0 158 8362" draw:points="0,8362 158,8362 158,0 0,0">
          <text:p/>
        </draw:polygon>
        <draw:polygon draw:style-name="gr2" draw:text-style-name="P2" draw:layer="layout" svg:width="0.157cm" svg:height="0.003cm" svg:x="3.968cm" svg:y="30.4cm" svg:viewBox="0 0 158 4" draw:points="0,4 158,4 158,0 0,0">
          <text:p/>
        </draw:polygon>
        <draw:polygon draw:style-name="gr2" draw:text-style-name="P2" draw:layer="layout" svg:width="0.157cm" svg:height="0.003cm" svg:x="4.529cm" svg:y="30.399cm" svg:viewBox="0 0 158 4" draw:points="0,4 158,4 158,0 0,0">
          <text:p/>
        </draw:polygon>
        <draw:polygon draw:style-name="gr2" draw:text-style-name="P2" draw:layer="layout" svg:width="0.157cm" svg:height="0.005cm" svg:x="5.089cm" svg:y="30.397cm" svg:viewBox="0 0 158 6" draw:points="0,6 158,6 158,0 0,0">
          <text:p/>
        </draw:polygon>
        <draw:polygon draw:style-name="gr2" draw:text-style-name="P2" draw:layer="layout" svg:width="0.157cm" svg:height="0.005cm" svg:x="5.65cm" svg:y="30.397cm" svg:viewBox="0 0 158 6" draw:points="0,6 158,6 158,0 0,0">
          <text:p/>
        </draw:polygon>
        <draw:polygon draw:style-name="gr2" draw:text-style-name="P2" draw:layer="layout" svg:width="0.157cm" svg:height="0.007cm" svg:x="6.211cm" svg:y="30.395cm" svg:viewBox="0 0 158 8" draw:points="0,8 158,8 158,0 0,0">
          <text:p/>
        </draw:polygon>
        <draw:polygon draw:style-name="gr2" draw:text-style-name="P2" draw:layer="layout" svg:width="0.157cm" svg:height="0.007cm" svg:x="6.771cm" svg:y="30.395cm" svg:viewBox="0 0 158 8" draw:points="0,8 158,8 158,0 0,0">
          <text:p/>
        </draw:polygon>
        <draw:polygon draw:style-name="gr2" draw:text-style-name="P2" draw:layer="layout" svg:width="0.157cm" svg:height="0.007cm" svg:x="7.332cm" svg:y="30.395cm" svg:viewBox="0 0 158 8" draw:points="0,8 158,8 158,0 0,0">
          <text:p/>
        </draw:polygon>
        <draw:polygon draw:style-name="gr2" draw:text-style-name="P2" draw:layer="layout" svg:width="0.157cm" svg:height="0.007cm" svg:x="7.892cm" svg:y="30.395cm" svg:viewBox="0 0 158 8" draw:points="0,8 158,8 158,0 0,0">
          <text:p/>
        </draw:polygon>
        <draw:polygon draw:style-name="gr2" draw:text-style-name="P2" draw:layer="layout" svg:width="0.157cm" svg:height="0.006cm" svg:x="8.453cm" svg:y="30.396cm" svg:viewBox="0 0 158 7" draw:points="0,7 158,7 158,0 0,0">
          <text:p/>
        </draw:polygon>
        <draw:polygon draw:style-name="gr2" draw:text-style-name="P2" draw:layer="layout" svg:width="0.157cm" svg:height="0.003cm" svg:x="9.014cm" svg:y="30.4cm" svg:viewBox="0 0 158 4" draw:points="0,4 158,4 158,0 0,0">
          <text:p/>
        </draw:polygon>
        <draw:polygon draw:style-name="gr2" draw:text-style-name="P2" draw:layer="layout" svg:width="0.156cm" svg:height="0cm" svg:x="9.574cm" svg:y="30.402cm" svg:viewBox="0 0 157 1" draw:points="0,0 157,0 157,1 0,1">
          <text:p/>
        </draw:polygon>
        <draw:polygon draw:style-name="gr2" draw:text-style-name="P2" draw:layer="layout" svg:width="0.157cm" svg:height="0.006cm" svg:x="10.135cm" svg:y="30.402cm" svg:viewBox="0 0 158 7" draw:points="0,0 158,0 158,7 0,7">
          <text:p/>
        </draw:polygon>
        <draw:polygon draw:style-name="gr2" draw:text-style-name="P2" draw:layer="layout" svg:width="0.157cm" svg:height="0.009cm" svg:x="10.696cm" svg:y="30.402cm" svg:viewBox="0 0 158 10" draw:points="0,0 158,0 158,10 0,10">
          <text:p/>
        </draw:polygon>
        <draw:polygon draw:style-name="gr2" draw:text-style-name="P2" draw:layer="layout" svg:width="0.157cm" svg:height="0.009cm" svg:x="11.256cm" svg:y="30.402cm" svg:viewBox="0 0 158 10" draw:points="0,0 158,0 158,10 0,10">
          <text:p/>
        </draw:polygon>
        <draw:polygon draw:style-name="gr2" draw:text-style-name="P2" draw:layer="layout" svg:width="0.157cm" svg:height="0.013cm" svg:x="11.817cm" svg:y="30.402cm" svg:viewBox="0 0 158 14" draw:points="0,0 158,0 158,14 0,14">
          <text:p/>
        </draw:polygon>
        <draw:polygon draw:style-name="gr2" draw:text-style-name="P2" draw:layer="layout" svg:width="0.157cm" svg:height="0.015cm" svg:x="12.378cm" svg:y="30.402cm" svg:viewBox="0 0 158 16" draw:points="0,0 158,0 158,16 0,16">
          <text:p/>
        </draw:polygon>
        <draw:polygon draw:style-name="gr2" draw:text-style-name="P2" draw:layer="layout" svg:width="0.157cm" svg:height="0.005cm" svg:x="12.938cm" svg:y="30.402cm" svg:viewBox="0 0 158 6" draw:points="0,0 158,0 158,6 0,6">
          <text:p/>
        </draw:polygon>
        <draw:polygon draw:style-name="gr2" draw:text-style-name="P2" draw:layer="layout" svg:width="0.157cm" svg:height="0.005cm" svg:x="13.499cm" svg:y="30.402cm" svg:viewBox="0 0 158 6" draw:points="0,0 158,0 158,6 0,6">
          <text:p/>
        </draw:polygon>
        <draw:polygon draw:style-name="gr2" draw:text-style-name="P2" draw:layer="layout" svg:width="0.157cm" svg:height="0.01cm" svg:x="14.059cm" svg:y="30.402cm" svg:viewBox="0 0 158 11" draw:points="0,0 158,0 158,11 0,11">
          <text:p/>
        </draw:polygon>
        <draw:polygon draw:style-name="gr2" draw:text-style-name="P2" draw:layer="layout" svg:width="0.157cm" svg:height="0.007cm" svg:x="14.62cm" svg:y="30.402cm" svg:viewBox="0 0 158 8" draw:points="0,0 158,0 158,8 0,8">
          <text:p/>
        </draw:polygon>
        <draw:polygon draw:style-name="gr2" draw:text-style-name="P2" draw:layer="layout" svg:width="0.157cm" svg:height="0.009cm" svg:x="15.181cm" svg:y="30.402cm" svg:viewBox="0 0 158 10" draw:points="0,0 158,0 158,10 0,10">
          <text:p/>
        </draw:polygon>
        <draw:polygon draw:style-name="gr2" draw:text-style-name="P2" draw:layer="layout" svg:width="0.157cm" svg:height="0.015cm" svg:x="15.741cm" svg:y="30.388cm" svg:viewBox="0 0 158 16" draw:points="0,16 158,16 158,0 0,0">
          <text:p/>
        </draw:polygon>
        <draw:polygon draw:style-name="gr2" draw:text-style-name="P2" draw:layer="layout" svg:width="0.157cm" svg:height="0.024cm" svg:x="16.302cm" svg:y="30.378cm" svg:viewBox="0 0 158 25" draw:points="0,25 158,25 158,0 0,0">
          <text:p/>
        </draw:polygon>
        <draw:polygon draw:style-name="gr2" draw:text-style-name="P2" draw:layer="layout" svg:width="0.157cm" svg:height="0.015cm" svg:x="16.863cm" svg:y="30.388cm" svg:viewBox="0 0 158 16" draw:points="0,16 158,16 158,0 0,0">
          <text:p/>
        </draw:polygon>
        <draw:polygon draw:style-name="gr2" draw:text-style-name="P2" draw:layer="layout" svg:width="0.157cm" svg:height="0.022cm" svg:x="17.423cm" svg:y="30.38cm" svg:viewBox="0 0 158 23" draw:points="0,23 158,23 158,0 0,0">
          <text:p/>
        </draw:polygon>
        <draw:polygon draw:style-name="gr2" draw:text-style-name="P2" draw:layer="layout" svg:width="0.157cm" svg:height="0.015cm" svg:x="17.984cm" svg:y="30.387cm" svg:viewBox="0 0 158 16" draw:points="0,16 158,16 158,0 0,0">
          <text:p/>
        </draw:polygon>
        <draw:polygon draw:style-name="gr2" draw:text-style-name="P2" draw:layer="layout" svg:width="0.157cm" svg:height="0.034cm" svg:x="18.545cm" svg:y="30.368cm" svg:viewBox="0 0 158 35" draw:points="0,35 158,35 158,0 0,0">
          <text:p/>
        </draw:polygon>
        <draw:polygon draw:style-name="gr2" draw:text-style-name="P2" draw:layer="layout" svg:width="0.157cm" svg:height="0.054cm" svg:x="19.105cm" svg:y="30.348cm" svg:viewBox="0 0 158 55" draw:points="0,55 158,55 158,0 0,0">
          <text:p/>
        </draw:polygon>
        <draw:polygon draw:style-name="gr2" draw:text-style-name="P2" draw:layer="layout" svg:width="0.157cm" svg:height="0.045cm" svg:x="19.666cm" svg:y="30.357cm" svg:viewBox="0 0 158 46" draw:points="0,46 158,46 158,0 0,0">
          <text:p/>
        </draw:polygon>
        <draw:polygon draw:style-name="gr2" draw:text-style-name="P2" draw:layer="layout" svg:width="0.157cm" svg:height="0.056cm" svg:x="20.226cm" svg:y="30.346cm" svg:viewBox="0 0 158 57" draw:points="0,57 158,57 158,0 0,0">
          <text:p/>
        </draw:polygon>
        <draw:polygon draw:style-name="gr2" draw:text-style-name="P2" draw:layer="layout" svg:width="0.157cm" svg:height="0.061cm" svg:x="20.787cm" svg:y="30.341cm" svg:viewBox="0 0 158 62" draw:points="0,62 158,62 158,0 0,0">
          <text:p/>
        </draw:polygon>
        <draw:polygon draw:style-name="gr2" draw:text-style-name="P2" draw:layer="layout" svg:width="0.157cm" svg:height="0.078cm" svg:x="21.348cm" svg:y="30.324cm" svg:viewBox="0 0 158 79" draw:points="0,79 158,79 158,0 0,0">
          <text:p/>
        </draw:polygon>
        <draw:polygon draw:style-name="gr2" draw:text-style-name="P2" draw:layer="layout" svg:width="0.157cm" svg:height="0.104cm" svg:x="21.908cm" svg:y="30.298cm" svg:viewBox="0 0 158 105" draw:points="0,105 158,105 158,0 0,0">
          <text:p/>
        </draw:polygon>
        <draw:polygon draw:style-name="gr2" draw:text-style-name="P2" draw:layer="layout" svg:width="0.157cm" svg:height="0.099cm" svg:x="22.469cm" svg:y="30.303cm" svg:viewBox="0 0 158 100" draw:points="0,100 158,100 158,0 0,0">
          <text:p/>
        </draw:polygon>
        <draw:polygon draw:style-name="gr2" draw:text-style-name="P2" draw:layer="layout" svg:width="0.157cm" svg:height="0.115cm" svg:x="23.03cm" svg:y="30.287cm" svg:viewBox="0 0 158 116" draw:points="0,116 158,116 158,0 0,0">
          <text:p/>
        </draw:polygon>
        <draw:polygon draw:style-name="gr2" draw:text-style-name="P2" draw:layer="layout" svg:width="0.157cm" svg:height="0.114cm" svg:x="23.59cm" svg:y="30.288cm" svg:viewBox="0 0 158 115" draw:points="0,115 158,115 158,0 0,0">
          <text:p/>
        </draw:polygon>
        <draw:polygon draw:style-name="gr2" draw:text-style-name="P2" draw:layer="layout" svg:width="0.157cm" svg:height="0.122cm" svg:x="24.151cm" svg:y="30.28cm" svg:viewBox="0 0 158 123" draw:points="0,123 158,123 158,0 0,0">
          <text:p/>
        </draw:polygon>
        <draw:polygon draw:style-name="gr2" draw:text-style-name="P2" draw:layer="layout" svg:width="0.157cm" svg:height="0.159cm" svg:x="24.712cm" svg:y="30.243cm" svg:viewBox="0 0 158 160" draw:points="0,160 158,160 158,0 0,0">
          <text:p/>
        </draw:polygon>
        <draw:polygon draw:style-name="gr2" draw:text-style-name="P2" draw:layer="layout" svg:width="0.157cm" svg:height="0.149cm" svg:x="25.272cm" svg:y="30.253cm" svg:viewBox="0 0 158 150" draw:points="0,150 158,150 158,0 0,0">
          <text:p/>
        </draw:polygon>
        <draw:polygon draw:style-name="gr2" draw:text-style-name="P2" draw:layer="layout" svg:width="0.157cm" svg:height="0.23cm" svg:x="25.833cm" svg:y="30.172cm" svg:viewBox="0 0 158 231" draw:points="0,231 158,231 158,0 0,0">
          <text:p/>
        </draw:polygon>
        <draw:polygon draw:style-name="gr2" draw:text-style-name="P2" draw:layer="layout" svg:width="0.157cm" svg:height="0.312cm" svg:x="26.393cm" svg:y="30.09cm" svg:viewBox="0 0 158 313" draw:points="0,313 158,313 158,0 0,0">
          <text:p/>
        </draw:polygon>
        <draw:polygon draw:style-name="gr2" draw:text-style-name="P2" draw:layer="layout" svg:width="0.157cm" svg:height="0.311cm" svg:x="26.954cm" svg:y="30.091cm" svg:viewBox="0 0 158 312" draw:points="0,312 158,312 158,0 0,0">
          <text:p/>
        </draw:polygon>
        <draw:polygon draw:style-name="gr2" draw:text-style-name="P2" draw:layer="layout" svg:width="0.157cm" svg:height="0.3cm" svg:x="27.515cm" svg:y="30.102cm" svg:viewBox="0 0 158 301" draw:points="0,301 158,301 158,0 0,0">
          <text:p/>
        </draw:polygon>
        <draw:polygon draw:style-name="gr2" draw:text-style-name="P2" draw:layer="layout" svg:width="0.157cm" svg:height="0.346cm" svg:x="28.075cm" svg:y="30.056cm" svg:viewBox="0 0 158 347" draw:points="0,347 158,347 158,0 0,0">
          <text:p/>
        </draw:polygon>
        <draw:polygon draw:style-name="gr2" draw:text-style-name="P2" draw:layer="layout" svg:width="0.157cm" svg:height="0.5cm" svg:x="28.636cm" svg:y="29.902cm" svg:viewBox="0 0 158 501" draw:points="0,501 158,501 158,0 0,0">
          <text:p/>
        </draw:polygon>
        <draw:polygon draw:style-name="gr2" draw:text-style-name="P2" draw:layer="layout" svg:width="0.157cm" svg:height="0.853cm" svg:x="29.197cm" svg:y="29.549cm" svg:viewBox="0 0 158 854" draw:points="0,854 158,854 158,0 0,0">
          <text:p/>
        </draw:polygon>
        <draw:polygon draw:style-name="gr2" draw:text-style-name="P2" draw:layer="layout" svg:width="0.157cm" svg:height="1.04cm" svg:x="29.757cm" svg:y="29.362cm" svg:viewBox="0 0 158 1041" draw:points="0,1041 158,1041 158,0 0,0">
          <text:p/>
        </draw:polygon>
        <draw:polygon draw:style-name="gr2" draw:text-style-name="P2" draw:layer="layout" svg:width="0.157cm" svg:height="3.927cm" svg:x="30.318cm" svg:y="26.475cm" svg:viewBox="0 0 158 3928" draw:points="0,3928 158,3928 158,0 0,0">
          <text:p/>
        </draw:polygon>
        <draw:polygon draw:style-name="gr2" draw:text-style-name="P2" draw:layer="layout" svg:width="0.156cm" svg:height="4.914cm" svg:x="30.879cm" svg:y="25.488cm" svg:viewBox="0 0 157 4915" draw:points="0,4915 157,4915 157,0 0,0">
          <text:p/>
        </draw:polygon>
        <draw:polygon draw:style-name="gr2" draw:text-style-name="P2" draw:layer="layout" svg:width="0.157cm" svg:height="5.271cm" svg:x="31.439cm" svg:y="25.131cm" svg:viewBox="0 0 158 5272" draw:points="0,5272 158,5272 158,0 0,0">
          <text:p/>
        </draw:polygon>
        <draw:polygon draw:style-name="gr2" draw:text-style-name="P2" draw:layer="layout" svg:width="0.157cm" svg:height="6.255cm" svg:x="32cm" svg:y="24.147cm" svg:viewBox="0 0 158 6256" draw:points="0,6256 158,6256 158,0 0,0">
          <text:p/>
        </draw:polygon>
        <draw:polygon draw:style-name="gr2" draw:text-style-name="P2" draw:layer="layout" svg:width="0.157cm" svg:height="7.492cm" svg:x="32.56cm" svg:y="22.91cm" svg:viewBox="0 0 158 7493" draw:points="0,7493 158,7493 158,0 0,0">
          <text:p/>
        </draw:polygon>
        <draw:polygon draw:style-name="gr2" draw:text-style-name="P2" draw:layer="layout" svg:width="0.157cm" svg:height="8.18cm" svg:x="33.121cm" svg:y="22.222cm" svg:viewBox="0 0 158 8181" draw:points="0,8181 158,8181 158,0 0,0">
          <text:p/>
        </draw:polygon>
        <draw:polygon draw:style-name="gr2" draw:text-style-name="P2" draw:layer="layout" svg:width="0.157cm" svg:height="8.661cm" svg:x="33.682cm" svg:y="21.741cm" svg:viewBox="0 0 158 8662" draw:points="0,8662 158,8662 158,0 0,0">
          <text:p/>
        </draw:polygon>
        <draw:polygon draw:style-name="gr2" draw:text-style-name="P2" draw:layer="layout" svg:width="0.157cm" svg:height="10.141cm" svg:x="34.242cm" svg:y="20.261cm" svg:viewBox="0 0 158 10142" draw:points="0,10142 158,10142 158,0 0,0">
          <text:p/>
        </draw:polygon>
        <draw:polygon draw:style-name="gr2" draw:text-style-name="P2" draw:layer="layout" svg:width="0.157cm" svg:height="10.283cm" svg:x="34.803cm" svg:y="20.119cm" svg:viewBox="0 0 158 10284" draw:points="0,10284 158,10284 158,0 0,0">
          <text:p/>
        </draw:polygon>
        <draw:polygon draw:style-name="gr2" draw:text-style-name="P2" draw:layer="layout" svg:width="0.157cm" svg:height="10.332cm" svg:x="35.364cm" svg:y="20.07cm" svg:viewBox="0 0 158 10333" draw:points="0,10333 158,10333 158,0 0,0">
          <text:p/>
        </draw:polygon>
        <draw:polygon draw:style-name="gr2" draw:text-style-name="P2" draw:layer="layout" svg:width="0.157cm" svg:height="10.516cm" svg:x="35.924cm" svg:y="19.886cm" svg:viewBox="0 0 158 10517" draw:points="0,10517 158,10517 158,0 0,0">
          <text:p/>
        </draw:polygon>
        <draw:polygon draw:style-name="gr2" draw:text-style-name="P2" draw:layer="layout" svg:width="0.157cm" svg:height="10.405cm" svg:x="36.485cm" svg:y="19.997cm" svg:viewBox="0 0 158 10406" draw:points="0,10406 158,10406 158,0 0,0">
          <text:p/>
        </draw:polygon>
        <draw:polygon draw:style-name="gr2" draw:text-style-name="P2" draw:layer="layout" svg:width="0.157cm" svg:height="9.524cm" svg:x="37.045cm" svg:y="20.878cm" svg:viewBox="0 0 158 9525" draw:points="0,9525 158,9525 158,0 0,0">
          <text:p/>
        </draw:polygon>
        <draw:polygon draw:style-name="gr2" draw:text-style-name="P2" draw:layer="layout" svg:width="0.157cm" svg:height="8.938cm" svg:x="37.606cm" svg:y="21.464cm" svg:viewBox="0 0 158 8939" draw:points="0,8939 158,8939 158,0 0,0">
          <text:p/>
        </draw:polygon>
        <draw:polygon draw:style-name="gr2" draw:text-style-name="P2" draw:layer="layout" svg:width="0.157cm" svg:height="8.387cm" svg:x="38.167cm" svg:y="22.015cm" svg:viewBox="0 0 158 8388" draw:points="0,8388 158,8388 158,0 0,0">
          <text:p/>
        </draw:polygon>
        <draw:polygon draw:style-name="gr2" draw:text-style-name="P2" draw:layer="layout" svg:width="0.157cm" svg:height="8.193cm" svg:x="38.727cm" svg:y="22.209cm" svg:viewBox="0 0 158 8194" draw:points="0,8194 158,8194 158,0 0,0">
          <text:p/>
        </draw:polygon>
        <draw:polygon draw:style-name="gr2" draw:text-style-name="P2" draw:layer="layout" svg:width="0.157cm" svg:height="8.361cm" svg:x="39.288cm" svg:y="22.041cm" svg:viewBox="0 0 158 8362" draw:points="0,8362 158,8362 158,0 0,0">
          <text:p/>
        </draw:polygon>
        <draw:polygon draw:style-name="gr3" draw:text-style-name="P3" draw:layer="layout" svg:width="0.156cm" svg:height="0cm" svg:x="4.125cm" svg:y="30.402cm" svg:viewBox="0 0 157 0" draw:points="0,0 157,0">
          <text:p/>
        </draw:polygon>
        <draw:polygon draw:style-name="gr3" draw:text-style-name="P3" draw:layer="layout" svg:width="0.156cm" svg:height="0cm" svg:x="4.686cm" svg:y="30.402cm" svg:viewBox="0 0 157 0" draw:points="0,0 157,0">
          <text:p/>
        </draw:polygon>
        <draw:polygon draw:style-name="gr3" draw:text-style-name="P3" draw:layer="layout" svg:width="0.157cm" svg:height="0.003cm" svg:x="5.246cm" svg:y="30.4cm" svg:viewBox="0 0 158 4" draw:points="0,4 158,4 158,0 0,0">
          <text:p/>
        </draw:polygon>
        <draw:polygon draw:style-name="gr3" draw:text-style-name="P3" draw:layer="layout" svg:width="0.157cm" svg:height="0.005cm" svg:x="5.807cm" svg:y="30.398cm" svg:viewBox="0 0 158 6" draw:points="0,6 158,6 158,0 0,0">
          <text:p/>
        </draw:polygon>
        <draw:polygon draw:style-name="gr3" draw:text-style-name="P3" draw:layer="layout" svg:width="0.157cm" svg:height="0.007cm" svg:x="6.368cm" svg:y="30.395cm" svg:viewBox="0 0 158 8" draw:points="0,8 158,8 158,0 0,0">
          <text:p/>
        </draw:polygon>
        <draw:polygon draw:style-name="gr3" draw:text-style-name="P3" draw:layer="layout" svg:width="0.157cm" svg:height="0.008cm" svg:x="6.928cm" svg:y="30.394cm" svg:viewBox="0 0 158 9" draw:points="0,9 158,9 158,0 0,0">
          <text:p/>
        </draw:polygon>
        <draw:polygon draw:style-name="gr3" draw:text-style-name="P3" draw:layer="layout" svg:width="0.157cm" svg:height="0.008cm" svg:x="7.489cm" svg:y="30.394cm" svg:viewBox="0 0 158 9" draw:points="0,9 158,9 158,0 0,0">
          <text:p/>
        </draw:polygon>
        <draw:polygon draw:style-name="gr3" draw:text-style-name="P3" draw:layer="layout" svg:width="0.157cm" svg:height="0.011cm" svg:x="8.049cm" svg:y="30.391cm" svg:viewBox="0 0 158 12" draw:points="0,12 158,12 158,0 0,0">
          <text:p/>
        </draw:polygon>
        <draw:polygon draw:style-name="gr3" draw:text-style-name="P3" draw:layer="layout" svg:width="0.157cm" svg:height="0.011cm" svg:x="8.61cm" svg:y="30.392cm" svg:viewBox="0 0 158 12" draw:points="0,12 158,12 158,0 0,0">
          <text:p/>
        </draw:polygon>
        <draw:polygon draw:style-name="gr3" draw:text-style-name="P3" draw:layer="layout" svg:width="0.157cm" svg:height="0.011cm" svg:x="9.171cm" svg:y="30.391cm" svg:viewBox="0 0 158 12" draw:points="0,12 158,12 158,0 0,0">
          <text:p/>
        </draw:polygon>
        <draw:polygon draw:style-name="gr3" draw:text-style-name="P3" draw:layer="layout" svg:width="0.157cm" svg:height="0.011cm" svg:x="9.731cm" svg:y="30.391cm" svg:viewBox="0 0 158 12" draw:points="0,12 158,12 158,0 0,0">
          <text:p/>
        </draw:polygon>
        <draw:polygon draw:style-name="gr3" draw:text-style-name="P3" draw:layer="layout" svg:width="0.157cm" svg:height="0.021cm" svg:x="10.292cm" svg:y="30.381cm" svg:viewBox="0 0 158 22" draw:points="0,22 158,22 158,0 0,0">
          <text:p/>
        </draw:polygon>
        <draw:polygon draw:style-name="gr3" draw:text-style-name="P3" draw:layer="layout" svg:width="0.157cm" svg:height="0.02cm" svg:x="10.853cm" svg:y="30.382cm" svg:viewBox="0 0 158 21" draw:points="0,21 158,21 158,0 0,0">
          <text:p/>
        </draw:polygon>
        <draw:polygon draw:style-name="gr3" draw:text-style-name="P3" draw:layer="layout" svg:width="0.157cm" svg:height="0.025cm" svg:x="11.413cm" svg:y="30.377cm" svg:viewBox="0 0 158 26" draw:points="0,26 158,26 158,0 0,0">
          <text:p/>
        </draw:polygon>
        <draw:polygon draw:style-name="gr3" draw:text-style-name="P3" draw:layer="layout" svg:width="0.157cm" svg:height="0.026cm" svg:x="11.974cm" svg:y="30.376cm" svg:viewBox="0 0 158 27" draw:points="0,27 158,27 158,0 0,0">
          <text:p/>
        </draw:polygon>
        <draw:polygon draw:style-name="gr3" draw:text-style-name="P3" draw:layer="layout" svg:width="0.157cm" svg:height="0.022cm" svg:x="12.535cm" svg:y="30.38cm" svg:viewBox="0 0 158 23" draw:points="0,23 158,23 158,0 0,0">
          <text:p/>
        </draw:polygon>
        <draw:polygon draw:style-name="gr3" draw:text-style-name="P3" draw:layer="layout" svg:width="0.157cm" svg:height="0.02cm" svg:x="13.095cm" svg:y="30.382cm" svg:viewBox="0 0 158 21" draw:points="0,21 158,21 158,0 0,0">
          <text:p/>
        </draw:polygon>
        <draw:polygon draw:style-name="gr3" draw:text-style-name="P3" draw:layer="layout" svg:width="0.157cm" svg:height="0.02cm" svg:x="13.656cm" svg:y="30.382cm" svg:viewBox="0 0 158 21" draw:points="0,21 158,21 158,0 0,0">
          <text:p/>
        </draw:polygon>
        <draw:polygon draw:style-name="gr3" draw:text-style-name="P3" draw:layer="layout" svg:width="0.157cm" svg:height="0.018cm" svg:x="14.216cm" svg:y="30.384cm" svg:viewBox="0 0 158 19" draw:points="0,19 158,19 158,0 0,0">
          <text:p/>
        </draw:polygon>
        <draw:polygon draw:style-name="gr3" draw:text-style-name="P3" draw:layer="layout" svg:width="0.157cm" svg:height="0.017cm" svg:x="14.777cm" svg:y="30.385cm" svg:viewBox="0 0 158 18" draw:points="0,18 158,18 158,0 0,0">
          <text:p/>
        </draw:polygon>
        <draw:polygon draw:style-name="gr3" draw:text-style-name="P3" draw:layer="layout" svg:width="0.157cm" svg:height="0.015cm" svg:x="15.338cm" svg:y="30.387cm" svg:viewBox="0 0 158 16" draw:points="0,16 158,16 158,0 0,0">
          <text:p/>
        </draw:polygon>
        <draw:polygon draw:style-name="gr3" draw:text-style-name="P3" draw:layer="layout" svg:width="0.157cm" svg:height="0.024cm" svg:x="15.898cm" svg:y="30.378cm" svg:viewBox="0 0 158 25" draw:points="0,25 158,25 158,0 0,0">
          <text:p/>
        </draw:polygon>
        <draw:polygon draw:style-name="gr3" draw:text-style-name="P3" draw:layer="layout" svg:width="0.157cm" svg:height="0.023cm" svg:x="16.459cm" svg:y="30.379cm" svg:viewBox="0 0 158 24" draw:points="0,24 158,24 158,0 0,0">
          <text:p/>
        </draw:polygon>
        <draw:polygon draw:style-name="gr3" draw:text-style-name="P3" draw:layer="layout" svg:width="0.157cm" svg:height="0.029cm" svg:x="17.02cm" svg:y="30.374cm" svg:viewBox="0 0 158 30" draw:points="0,30 158,30 158,0 0,0">
          <text:p/>
        </draw:polygon>
        <draw:polygon draw:style-name="gr3" draw:text-style-name="P3" draw:layer="layout" svg:width="0.157cm" svg:height="0.024cm" svg:x="17.58cm" svg:y="30.378cm" svg:viewBox="0 0 158 25" draw:points="0,25 158,25 158,0 0,0">
          <text:p/>
        </draw:polygon>
        <draw:polygon draw:style-name="gr3" draw:text-style-name="P3" draw:layer="layout" svg:width="0.157cm" svg:height="0.017cm" svg:x="18.141cm" svg:y="30.385cm" svg:viewBox="0 0 158 18" draw:points="0,18 158,18 158,0 0,0">
          <text:p/>
        </draw:polygon>
        <draw:polygon draw:style-name="gr3" draw:text-style-name="P3" draw:layer="layout" svg:width="0.157cm" svg:height="0.017cm" svg:x="18.702cm" svg:y="30.385cm" svg:viewBox="0 0 158 18" draw:points="0,18 158,18 158,0 0,0">
          <text:p/>
        </draw:polygon>
        <draw:polygon draw:style-name="gr3" draw:text-style-name="P3" draw:layer="layout" svg:width="0.157cm" svg:height="0.033cm" svg:x="19.262cm" svg:y="30.369cm" svg:viewBox="0 0 158 34" draw:points="0,34 158,34 158,0 0,0">
          <text:p/>
        </draw:polygon>
        <draw:polygon draw:style-name="gr3" draw:text-style-name="P3" draw:layer="layout" svg:width="0.157cm" svg:height="0.042cm" svg:x="19.823cm" svg:y="30.36cm" svg:viewBox="0 0 158 43" draw:points="0,43 158,43 158,0 0,0">
          <text:p/>
        </draw:polygon>
        <draw:polygon draw:style-name="gr3" draw:text-style-name="P3" draw:layer="layout" svg:width="0.157cm" svg:height="0.054cm" svg:x="20.383cm" svg:y="30.348cm" svg:viewBox="0 0 158 55" draw:points="0,55 158,55 158,0 0,0">
          <text:p/>
        </draw:polygon>
        <draw:polygon draw:style-name="gr3" draw:text-style-name="P3" draw:layer="layout" svg:width="0.157cm" svg:height="0.048cm" svg:x="20.944cm" svg:y="30.354cm" svg:viewBox="0 0 158 49" draw:points="0,49 158,49 158,0 0,0">
          <text:p/>
        </draw:polygon>
        <draw:polygon draw:style-name="gr3" draw:text-style-name="P3" draw:layer="layout" svg:width="0.157cm" svg:height="0.06cm" svg:x="21.505cm" svg:y="30.342cm" svg:viewBox="0 0 158 61" draw:points="0,61 158,61 158,0 0,0">
          <text:p/>
        </draw:polygon>
        <draw:polygon draw:style-name="gr3" draw:text-style-name="P3" draw:layer="layout" svg:width="0.157cm" svg:height="0.064cm" svg:x="22.065cm" svg:y="30.338cm" svg:viewBox="0 0 158 65" draw:points="0,65 158,65 158,0 0,0">
          <text:p/>
        </draw:polygon>
        <draw:polygon draw:style-name="gr3" draw:text-style-name="P3" draw:layer="layout" svg:width="0.157cm" svg:height="0.05cm" svg:x="22.626cm" svg:y="30.352cm" svg:viewBox="0 0 158 51" draw:points="0,51 158,51 158,0 0,0">
          <text:p/>
        </draw:polygon>
        <draw:polygon draw:style-name="gr3" draw:text-style-name="P3" draw:layer="layout" svg:width="0.157cm" svg:height="0.039cm" svg:x="23.187cm" svg:y="30.363cm" svg:viewBox="0 0 158 40" draw:points="0,40 158,40 158,0 0,0">
          <text:p/>
        </draw:polygon>
        <draw:polygon draw:style-name="gr3" draw:text-style-name="P3" draw:layer="layout" svg:width="0.157cm" svg:height="0.029cm" svg:x="23.747cm" svg:y="30.373cm" svg:viewBox="0 0 158 30" draw:points="0,30 158,30 158,0 0,0">
          <text:p/>
        </draw:polygon>
        <draw:polygon draw:style-name="gr3" draw:text-style-name="P3" draw:layer="layout" svg:width="0.157cm" svg:height="0.022cm" svg:x="24.308cm" svg:y="30.38cm" svg:viewBox="0 0 158 23" draw:points="0,23 158,23 158,0 0,0">
          <text:p/>
        </draw:polygon>
        <draw:polygon draw:style-name="gr3" draw:text-style-name="P3" draw:layer="layout" svg:width="0.156cm" svg:height="0.039cm" svg:x="24.869cm" svg:y="30.363cm" svg:viewBox="0 0 157 40" draw:points="0,40 157,40 157,0 0,0">
          <text:p/>
        </draw:polygon>
        <draw:polygon draw:style-name="gr3" draw:text-style-name="P3" draw:layer="layout" svg:width="0.157cm" svg:height="0.052cm" svg:x="25.429cm" svg:y="30.35cm" svg:viewBox="0 0 158 53" draw:points="0,53 158,53 158,0 0,0">
          <text:p/>
        </draw:polygon>
        <draw:polygon draw:style-name="gr3" draw:text-style-name="P3" draw:layer="layout" svg:width="0.157cm" svg:height="0.073cm" svg:x="25.99cm" svg:y="30.329cm" svg:viewBox="0 0 158 74" draw:points="0,74 158,74 158,0 0,0">
          <text:p/>
        </draw:polygon>
        <draw:polygon draw:style-name="gr3" draw:text-style-name="P3" draw:layer="layout" svg:width="0.157cm" svg:height="0.099cm" svg:x="26.55cm" svg:y="30.303cm" svg:viewBox="0 0 158 100" draw:points="0,100 158,100 158,0 0,0">
          <text:p/>
        </draw:polygon>
        <draw:polygon draw:style-name="gr3" draw:text-style-name="P3" draw:layer="layout" svg:width="0.157cm" svg:height="0.099cm" svg:x="27.111cm" svg:y="30.303cm" svg:viewBox="0 0 158 100" draw:points="0,100 158,100 158,0 0,0">
          <text:p/>
        </draw:polygon>
        <draw:polygon draw:style-name="gr3" draw:text-style-name="P3" draw:layer="layout" svg:width="0.157cm" svg:height="0.128cm" svg:x="27.672cm" svg:y="30.274cm" svg:viewBox="0 0 158 129" draw:points="0,129 158,129 158,0 0,0">
          <text:p/>
        </draw:polygon>
        <draw:polygon draw:style-name="gr3" draw:text-style-name="P3" draw:layer="layout" svg:width="0.157cm" svg:height="0.342cm" svg:x="28.232cm" svg:y="30.06cm" svg:viewBox="0 0 158 343" draw:points="0,343 158,343 158,0 0,0">
          <text:p/>
        </draw:polygon>
        <draw:polygon draw:style-name="gr3" draw:text-style-name="P3" draw:layer="layout" svg:width="0.157cm" svg:height="0.524cm" svg:x="28.793cm" svg:y="29.878cm" svg:viewBox="0 0 158 525" draw:points="0,525 158,525 158,0 0,0">
          <text:p/>
        </draw:polygon>
        <draw:polygon draw:style-name="gr3" draw:text-style-name="P3" draw:layer="layout" svg:width="0.157cm" svg:height="1.421cm" svg:x="29.354cm" svg:y="28.981cm" svg:viewBox="0 0 158 1422" draw:points="0,1422 158,1422 158,0 0,0">
          <text:p/>
        </draw:polygon>
        <draw:polygon draw:style-name="gr3" draw:text-style-name="P3" draw:layer="layout" svg:width="0.157cm" svg:height="2.003cm" svg:x="29.914cm" svg:y="28.399cm" svg:viewBox="0 0 158 2004" draw:points="0,2004 158,2004 158,0 0,0">
          <text:p/>
        </draw:polygon>
        <draw:polygon draw:style-name="gr3" draw:text-style-name="P3" draw:layer="layout" svg:width="0.157cm" svg:height="7.533cm" svg:x="30.475cm" svg:y="22.869cm" svg:viewBox="0 0 158 7534" draw:points="0,7534 158,7534 158,0 0,0">
          <text:p/>
        </draw:polygon>
        <draw:polygon draw:style-name="gr3" draw:text-style-name="P3" draw:layer="layout" svg:width="0.157cm" svg:height="7.844cm" svg:x="31.035cm" svg:y="22.558cm" svg:viewBox="0 0 158 7845" draw:points="0,7845 158,7845 158,0 0,0">
          <text:p/>
        </draw:polygon>
        <draw:polygon draw:style-name="gr3" draw:text-style-name="P3" draw:layer="layout" svg:width="0.157cm" svg:height="8.069cm" svg:x="31.596cm" svg:y="22.333cm" svg:viewBox="0 0 158 8070" draw:points="0,8070 158,8070 158,0 0,0">
          <text:p/>
        </draw:polygon>
        <draw:polygon draw:style-name="gr3" draw:text-style-name="P3" draw:layer="layout" svg:width="0.157cm" svg:height="8.92cm" svg:x="32.157cm" svg:y="21.482cm" svg:viewBox="0 0 158 8921" draw:points="0,8921 158,8921 158,0 0,0">
          <text:p/>
        </draw:polygon>
        <draw:polygon draw:style-name="gr3" draw:text-style-name="P3" draw:layer="layout" svg:width="0.157cm" svg:height="9.301cm" svg:x="32.717cm" svg:y="21.101cm" svg:viewBox="0 0 158 9302" draw:points="0,9302 158,9302 158,0 0,0">
          <text:p/>
        </draw:polygon>
        <draw:polygon draw:style-name="gr3" draw:text-style-name="P3" draw:layer="layout" svg:width="0.157cm" svg:height="9.824cm" svg:x="33.278cm" svg:y="20.578cm" svg:viewBox="0 0 158 9825" draw:points="0,9825 158,9825 158,0 0,0">
          <text:p/>
        </draw:polygon>
        <draw:polygon draw:style-name="gr3" draw:text-style-name="P3" draw:layer="layout" svg:width="0.157cm" svg:height="10.057cm" svg:x="33.839cm" svg:y="20.345cm" svg:viewBox="0 0 158 10058" draw:points="0,10058 158,10058 158,0 0,0">
          <text:p/>
        </draw:polygon>
        <draw:polygon draw:style-name="gr3" draw:text-style-name="P3" draw:layer="layout" svg:width="0.157cm" svg:height="10.621cm" svg:x="34.399cm" svg:y="19.781cm" svg:viewBox="0 0 158 10622" draw:points="0,10622 158,10622 158,0 0,0">
          <text:p/>
        </draw:polygon>
        <draw:polygon draw:style-name="gr3" draw:text-style-name="P3" draw:layer="layout" svg:width="0.157cm" svg:height="10.541cm" svg:x="34.96cm" svg:y="19.861cm" svg:viewBox="0 0 158 10542" draw:points="0,10542 158,10542 158,0 0,0">
          <text:p/>
        </draw:polygon>
        <draw:polygon draw:style-name="gr3" draw:text-style-name="P3" draw:layer="layout" svg:width="0.157cm" svg:height="10.562cm" svg:x="35.521cm" svg:y="19.84cm" svg:viewBox="0 0 158 10563" draw:points="0,10563 158,10563 158,0 0,0">
          <text:p/>
        </draw:polygon>
        <draw:polygon draw:style-name="gr3" draw:text-style-name="P3" draw:layer="layout" svg:width="0.157cm" svg:height="10.511cm" svg:x="36.081cm" svg:y="19.891cm" svg:viewBox="0 0 158 10512" draw:points="0,10512 158,10512 158,0 0,0">
          <text:p/>
        </draw:polygon>
        <draw:polygon draw:style-name="gr3" draw:text-style-name="P3" draw:layer="layout" svg:width="0.157cm" svg:height="10.382cm" svg:x="36.642cm" svg:y="20.02cm" svg:viewBox="0 0 158 10383" draw:points="0,10383 158,10383 158,0 0,0">
          <text:p/>
        </draw:polygon>
        <draw:polygon draw:style-name="gr3" draw:text-style-name="P3" draw:layer="layout" svg:width="0.157cm" svg:height="9.489cm" svg:x="37.202cm" svg:y="20.913cm" svg:viewBox="0 0 158 9490" draw:points="0,9490 158,9490 158,0 0,0">
          <text:p/>
        </draw:polygon>
        <draw:polygon draw:style-name="gr3" draw:text-style-name="P3" draw:layer="layout" svg:width="0.157cm" svg:height="9.031cm" svg:x="37.763cm" svg:y="21.371cm" svg:viewBox="0 0 158 9032" draw:points="0,9032 158,9032 158,0 0,0">
          <text:p/>
        </draw:polygon>
        <draw:polygon draw:style-name="gr3" draw:text-style-name="P3" draw:layer="layout" svg:width="0.157cm" svg:height="8.645cm" svg:x="38.324cm" svg:y="21.757cm" svg:viewBox="0 0 158 8646" draw:points="0,8646 158,8646 158,0 0,0">
          <text:p/>
        </draw:polygon>
        <draw:polygon draw:style-name="gr3" draw:text-style-name="P3" draw:layer="layout" svg:width="0.157cm" svg:height="8.199cm" svg:x="38.884cm" svg:y="22.203cm" svg:viewBox="0 0 158 8200" draw:points="0,8200 158,8200 158,0 0,0">
          <text:p/>
        </draw:polygon>
        <draw:polygon draw:style-name="gr3" draw:text-style-name="P3" draw:layer="layout" svg:width="0.157cm" svg:height="8.361cm" svg:x="39.445cm" svg:y="22.041cm" svg:viewBox="0 0 158 8362" draw:points="0,8362 158,8362 158,0 0,0">
          <text:p/>
        </draw:polygon>
        <draw:polygon draw:style-name="gr4" draw:text-style-name="P4" draw:layer="layout" svg:width="0cm" svg:height="0.123cm" svg:x="4.047cm" svg:y="30.982cm" svg:viewBox="0 0 0 124" draw:points="0,0 0,124">
          <text:p/>
        </draw:polygon>
        <draw:line draw:style-name="gr5" draw:text-style-name="P5" draw:layer="layout" svg:x1="4.047cm" svg:y1="30.982cm" svg:x2="4.047cm" svg:y2="31.106cm">
          <text:p/>
        </draw:line>
        <draw:polygon draw:style-name="gr4" draw:text-style-name="P4" draw:layer="layout" svg:width="0cm" svg:height="0.123cm" svg:x="4.607cm" svg:y="30.982cm" svg:viewBox="0 0 0 124" draw:points="0,0 0,124">
          <text:p/>
        </draw:polygon>
        <draw:line draw:style-name="gr5" draw:text-style-name="P5" draw:layer="layout" svg:x1="4.607cm" svg:y1="30.982cm" svg:x2="4.607cm" svg:y2="31.106cm">
          <text:p/>
        </draw:line>
        <draw:polygon draw:style-name="gr4" draw:text-style-name="P4" draw:layer="layout" svg:width="0cm" svg:height="0.123cm" svg:x="5.168cm" svg:y="30.982cm" svg:viewBox="0 0 0 124" draw:points="0,0 0,124">
          <text:p/>
        </draw:polygon>
        <draw:line draw:style-name="gr5" draw:text-style-name="P5" draw:layer="layout" svg:x1="5.168cm" svg:y1="30.982cm" svg:x2="5.168cm" svg:y2="31.106cm">
          <text:p/>
        </draw:line>
        <draw:polygon draw:style-name="gr4" draw:text-style-name="P4" draw:layer="layout" svg:width="0cm" svg:height="0.123cm" svg:x="5.728cm" svg:y="30.982cm" svg:viewBox="0 0 0 124" draw:points="0,0 0,124">
          <text:p/>
        </draw:polygon>
        <draw:line draw:style-name="gr5" draw:text-style-name="P5" draw:layer="layout" svg:x1="5.728cm" svg:y1="30.982cm" svg:x2="5.728cm" svg:y2="31.106cm">
          <text:p/>
        </draw:line>
        <draw:polygon draw:style-name="gr4" draw:text-style-name="P4" draw:layer="layout" svg:width="0cm" svg:height="0.123cm" svg:x="6.289cm" svg:y="30.982cm" svg:viewBox="0 0 0 124" draw:points="0,0 0,124">
          <text:p/>
        </draw:polygon>
        <draw:line draw:style-name="gr5" draw:text-style-name="P5" draw:layer="layout" svg:x1="6.289cm" svg:y1="30.982cm" svg:x2="6.289cm" svg:y2="31.106cm">
          <text:p/>
        </draw:line>
        <draw:polygon draw:style-name="gr4" draw:text-style-name="P4" draw:layer="layout" svg:width="0cm" svg:height="0.123cm" svg:x="6.85cm" svg:y="30.982cm" svg:viewBox="0 0 0 124" draw:points="0,0 0,124">
          <text:p/>
        </draw:polygon>
        <draw:line draw:style-name="gr5" draw:text-style-name="P5" draw:layer="layout" svg:x1="6.85cm" svg:y1="30.982cm" svg:x2="6.85cm" svg:y2="31.106cm">
          <text:p/>
        </draw:line>
        <draw:frame draw:style-name="gr6" draw:text-style-name="P7" draw:layer="layout" svg:width="0.563cm" svg:height="0.628cm" svg:x="3.906cm" svg:y="31.119cm">
          <draw:text-box>
            <text:p text:style-name="P6"><text:span text:style-name="T1">0</text:span></text:p>
          </draw:text-box>
        </draw:frame>
        <draw:polygon draw:style-name="gr4" draw:text-style-name="P4" draw:layer="layout" svg:width="0cm" svg:height="0.123cm" svg:x="7.41cm" svg:y="30.982cm" svg:viewBox="0 0 0 124" draw:points="0,0 0,124">
          <text:p/>
        </draw:polygon>
        <draw:line draw:style-name="gr5" draw:text-style-name="P5" draw:layer="layout" svg:x1="7.41cm" svg:y1="30.982cm" svg:x2="7.41cm" svg:y2="31.106cm">
          <text:p/>
        </draw:line>
        <draw:polygon draw:style-name="gr4" draw:text-style-name="P4" draw:layer="layout" svg:width="0cm" svg:height="0.123cm" svg:x="7.971cm" svg:y="30.982cm" svg:viewBox="0 0 0 124" draw:points="0,0 0,124">
          <text:p/>
        </draw:polygon>
        <draw:line draw:style-name="gr5" draw:text-style-name="P5" draw:layer="layout" svg:x1="7.971cm" svg:y1="30.982cm" svg:x2="7.971cm" svg:y2="31.106cm">
          <text:p/>
        </draw:line>
        <draw:polygon draw:style-name="gr4" draw:text-style-name="P4" draw:layer="layout" svg:width="0cm" svg:height="0.123cm" svg:x="8.532cm" svg:y="30.982cm" svg:viewBox="0 0 0 124" draw:points="0,0 0,124">
          <text:p/>
        </draw:polygon>
        <draw:line draw:style-name="gr5" draw:text-style-name="P5" draw:layer="layout" svg:x1="8.532cm" svg:y1="30.982cm" svg:x2="8.532cm" svg:y2="31.106cm">
          <text:p/>
        </draw:line>
        <draw:polygon draw:style-name="gr4" draw:text-style-name="P4" draw:layer="layout" svg:width="0cm" svg:height="0.123cm" svg:x="9.092cm" svg:y="30.982cm" svg:viewBox="0 0 0 124" draw:points="0,0 0,124">
          <text:p/>
        </draw:polygon>
        <draw:line draw:style-name="gr5" draw:text-style-name="P5" draw:layer="layout" svg:x1="9.092cm" svg:y1="30.982cm" svg:x2="9.092cm" svg:y2="31.106cm">
          <text:p/>
        </draw:line>
        <draw:polygon draw:style-name="gr4" draw:text-style-name="P4" draw:layer="layout" svg:width="0cm" svg:height="0.123cm" svg:x="9.653cm" svg:y="30.982cm" svg:viewBox="0 0 0 124" draw:points="0,0 0,124">
          <text:p/>
        </draw:polygon>
        <draw:line draw:style-name="gr5" draw:text-style-name="P5" draw:layer="layout" svg:x1="9.653cm" svg:y1="30.982cm" svg:x2="9.653cm" svg:y2="31.106cm">
          <text:p/>
        </draw:line>
        <draw:frame draw:style-name="gr6" draw:text-style-name="P7" draw:layer="layout" svg:width="0.563cm" svg:height="0.628cm" svg:x="6.709cm" svg:y="31.119cm">
          <draw:text-box>
            <text:p text:style-name="P6"><text:span text:style-name="T1">5</text:span></text:p>
          </draw:text-box>
        </draw:frame>
        <draw:polygon draw:style-name="gr4" draw:text-style-name="P4" draw:layer="layout" svg:width="0cm" svg:height="0.123cm" svg:x="10.214cm" svg:y="30.982cm" svg:viewBox="0 0 0 124" draw:points="0,0 0,124">
          <text:p/>
        </draw:polygon>
        <draw:line draw:style-name="gr5" draw:text-style-name="P5" draw:layer="layout" svg:x1="10.214cm" svg:y1="30.982cm" svg:x2="10.214cm" svg:y2="31.106cm">
          <text:p/>
        </draw:line>
        <draw:polygon draw:style-name="gr4" draw:text-style-name="P4" draw:layer="layout" svg:width="0cm" svg:height="0.123cm" svg:x="10.774cm" svg:y="30.982cm" svg:viewBox="0 0 0 124" draw:points="0,0 0,124">
          <text:p/>
        </draw:polygon>
        <draw:line draw:style-name="gr5" draw:text-style-name="P5" draw:layer="layout" svg:x1="10.774cm" svg:y1="30.982cm" svg:x2="10.774cm" svg:y2="31.106cm">
          <text:p/>
        </draw:line>
        <draw:polygon draw:style-name="gr4" draw:text-style-name="P4" draw:layer="layout" svg:width="0cm" svg:height="0.123cm" svg:x="11.335cm" svg:y="30.982cm" svg:viewBox="0 0 0 124" draw:points="0,0 0,124">
          <text:p/>
        </draw:polygon>
        <draw:line draw:style-name="gr5" draw:text-style-name="P5" draw:layer="layout" svg:x1="11.335cm" svg:y1="30.982cm" svg:x2="11.335cm" svg:y2="31.106cm">
          <text:p/>
        </draw:line>
        <draw:polygon draw:style-name="gr4" draw:text-style-name="P4" draw:layer="layout" svg:width="0cm" svg:height="0.123cm" svg:x="11.895cm" svg:y="30.982cm" svg:viewBox="0 0 0 124" draw:points="0,0 0,124">
          <text:p/>
        </draw:polygon>
        <draw:line draw:style-name="gr5" draw:text-style-name="P5" draw:layer="layout" svg:x1="11.895cm" svg:y1="30.982cm" svg:x2="11.895cm" svg:y2="31.106cm">
          <text:p/>
        </draw:line>
        <draw:polygon draw:style-name="gr4" draw:text-style-name="P4" draw:layer="layout" svg:width="0cm" svg:height="0.123cm" svg:x="12.456cm" svg:y="30.982cm" svg:viewBox="0 0 0 124" draw:points="0,0 0,124">
          <text:p/>
        </draw:polygon>
        <draw:line draw:style-name="gr5" draw:text-style-name="P5" draw:layer="layout" svg:x1="12.456cm" svg:y1="30.982cm" svg:x2="12.456cm" svg:y2="31.106cm">
          <text:p/>
        </draw:line>
        <draw:frame draw:style-name="gr7" draw:text-style-name="P7" draw:layer="layout" svg:width="0.569cm" svg:height="0.628cm" svg:x="9.371cm" svg:y="31.119cm">
          <draw:text-box>
            <text:p text:style-name="P6"><text:span text:style-name="T1">10</text:span></text:p>
          </draw:text-box>
        </draw:frame>
        <draw:polygon draw:style-name="gr4" draw:text-style-name="P4" draw:layer="layout" svg:width="0cm" svg:height="0.123cm" svg:x="13.017cm" svg:y="30.982cm" svg:viewBox="0 0 0 124" draw:points="0,0 0,124">
          <text:p/>
        </draw:polygon>
        <draw:line draw:style-name="gr5" draw:text-style-name="P5" draw:layer="layout" svg:x1="13.017cm" svg:y1="30.982cm" svg:x2="13.017cm" svg:y2="31.106cm">
          <text:p/>
        </draw:line>
        <draw:polygon draw:style-name="gr4" draw:text-style-name="P4" draw:layer="layout" svg:width="0cm" svg:height="0.123cm" svg:x="13.577cm" svg:y="30.982cm" svg:viewBox="0 0 0 124" draw:points="0,0 0,124">
          <text:p/>
        </draw:polygon>
        <draw:line draw:style-name="gr5" draw:text-style-name="P5" draw:layer="layout" svg:x1="13.577cm" svg:y1="30.982cm" svg:x2="13.577cm" svg:y2="31.106cm">
          <text:p/>
        </draw:line>
        <draw:polygon draw:style-name="gr4" draw:text-style-name="P4" draw:layer="layout" svg:width="0cm" svg:height="0.123cm" svg:x="14.138cm" svg:y="30.982cm" svg:viewBox="0 0 0 124" draw:points="0,0 0,124">
          <text:p/>
        </draw:polygon>
        <draw:line draw:style-name="gr5" draw:text-style-name="P5" draw:layer="layout" svg:x1="14.138cm" svg:y1="30.982cm" svg:x2="14.138cm" svg:y2="31.106cm">
          <text:p/>
        </draw:line>
        <draw:polygon draw:style-name="gr4" draw:text-style-name="P4" draw:layer="layout" svg:width="0cm" svg:height="0.123cm" svg:x="14.699cm" svg:y="30.982cm" svg:viewBox="0 0 0 124" draw:points="0,0 0,124">
          <text:p/>
        </draw:polygon>
        <draw:line draw:style-name="gr5" draw:text-style-name="P5" draw:layer="layout" svg:x1="14.699cm" svg:y1="30.982cm" svg:x2="14.699cm" svg:y2="31.106cm">
          <text:p/>
        </draw:line>
        <draw:polygon draw:style-name="gr4" draw:text-style-name="P4" draw:layer="layout" svg:width="0cm" svg:height="0.123cm" svg:x="15.259cm" svg:y="30.982cm" svg:viewBox="0 0 0 124" draw:points="0,0 0,124">
          <text:p/>
        </draw:polygon>
        <draw:line draw:style-name="gr5" draw:text-style-name="P5" draw:layer="layout" svg:x1="15.259cm" svg:y1="30.982cm" svg:x2="15.259cm" svg:y2="31.106cm">
          <text:p/>
        </draw:line>
        <draw:frame draw:style-name="gr7" draw:text-style-name="P7" draw:layer="layout" svg:width="0.569cm" svg:height="0.628cm" svg:x="12.174cm" svg:y="31.119cm">
          <draw:text-box>
            <text:p text:style-name="P6"><text:span text:style-name="T1">15</text:span></text:p>
          </draw:text-box>
        </draw:frame>
        <draw:polygon draw:style-name="gr4" draw:text-style-name="P4" draw:layer="layout" svg:width="0cm" svg:height="0.123cm" svg:x="15.82cm" svg:y="30.982cm" svg:viewBox="0 0 0 124" draw:points="0,0 0,124">
          <text:p/>
        </draw:polygon>
        <draw:line draw:style-name="gr5" draw:text-style-name="P5" draw:layer="layout" svg:x1="15.82cm" svg:y1="30.982cm" svg:x2="15.82cm" svg:y2="31.106cm">
          <text:p/>
        </draw:line>
        <draw:polygon draw:style-name="gr4" draw:text-style-name="P4" draw:layer="layout" svg:width="0cm" svg:height="0.123cm" svg:x="16.381cm" svg:y="30.982cm" svg:viewBox="0 0 0 124" draw:points="0,0 0,124">
          <text:p/>
        </draw:polygon>
        <draw:line draw:style-name="gr5" draw:text-style-name="P5" draw:layer="layout" svg:x1="16.381cm" svg:y1="30.982cm" svg:x2="16.381cm" svg:y2="31.106cm">
          <text:p/>
        </draw:line>
        <draw:polygon draw:style-name="gr4" draw:text-style-name="P4" draw:layer="layout" svg:width="0cm" svg:height="0.123cm" svg:x="16.941cm" svg:y="30.982cm" svg:viewBox="0 0 0 124" draw:points="0,0 0,124">
          <text:p/>
        </draw:polygon>
        <draw:line draw:style-name="gr5" draw:text-style-name="P5" draw:layer="layout" svg:x1="16.941cm" svg:y1="30.982cm" svg:x2="16.941cm" svg:y2="31.106cm">
          <text:p/>
        </draw:line>
        <draw:polygon draw:style-name="gr4" draw:text-style-name="P4" draw:layer="layout" svg:width="0cm" svg:height="0.123cm" svg:x="17.502cm" svg:y="30.982cm" svg:viewBox="0 0 0 124" draw:points="0,0 0,124">
          <text:p/>
        </draw:polygon>
        <draw:line draw:style-name="gr5" draw:text-style-name="P5" draw:layer="layout" svg:x1="17.502cm" svg:y1="30.982cm" svg:x2="17.502cm" svg:y2="31.106cm">
          <text:p/>
        </draw:line>
        <draw:polygon draw:style-name="gr4" draw:text-style-name="P4" draw:layer="layout" svg:width="0cm" svg:height="0.123cm" svg:x="18.062cm" svg:y="30.982cm" svg:viewBox="0 0 0 124" draw:points="0,0 0,124">
          <text:p/>
        </draw:polygon>
        <draw:line draw:style-name="gr5" draw:text-style-name="P5" draw:layer="layout" svg:x1="18.062cm" svg:y1="30.982cm" svg:x2="18.062cm" svg:y2="31.106cm">
          <text:p/>
        </draw:line>
        <draw:frame draw:style-name="gr7" draw:text-style-name="P7" draw:layer="layout" svg:width="0.569cm" svg:height="0.628cm" svg:x="14.978cm" svg:y="31.119cm">
          <draw:text-box>
            <text:p text:style-name="P6"><text:span text:style-name="T1">20</text:span></text:p>
          </draw:text-box>
        </draw:frame>
        <draw:polygon draw:style-name="gr4" draw:text-style-name="P4" draw:layer="layout" svg:width="0cm" svg:height="0.123cm" svg:x="18.623cm" svg:y="30.982cm" svg:viewBox="0 0 0 124" draw:points="0,0 0,124">
          <text:p/>
        </draw:polygon>
        <draw:line draw:style-name="gr5" draw:text-style-name="P5" draw:layer="layout" svg:x1="18.623cm" svg:y1="30.982cm" svg:x2="18.623cm" svg:y2="31.106cm">
          <text:p/>
        </draw:line>
        <draw:polygon draw:style-name="gr4" draw:text-style-name="P4" draw:layer="layout" svg:width="0cm" svg:height="0.123cm" svg:x="19.184cm" svg:y="30.982cm" svg:viewBox="0 0 0 124" draw:points="0,0 0,124">
          <text:p/>
        </draw:polygon>
        <draw:line draw:style-name="gr5" draw:text-style-name="P5" draw:layer="layout" svg:x1="19.184cm" svg:y1="30.982cm" svg:x2="19.184cm" svg:y2="31.106cm">
          <text:p/>
        </draw:line>
        <draw:polygon draw:style-name="gr4" draw:text-style-name="P4" draw:layer="layout" svg:width="0cm" svg:height="0.123cm" svg:x="19.744cm" svg:y="30.982cm" svg:viewBox="0 0 0 124" draw:points="0,0 0,124">
          <text:p/>
        </draw:polygon>
        <draw:line draw:style-name="gr5" draw:text-style-name="P5" draw:layer="layout" svg:x1="19.744cm" svg:y1="30.982cm" svg:x2="19.744cm" svg:y2="31.106cm">
          <text:p/>
        </draw:line>
        <draw:polygon draw:style-name="gr4" draw:text-style-name="P4" draw:layer="layout" svg:width="0cm" svg:height="0.123cm" svg:x="20.305cm" svg:y="30.982cm" svg:viewBox="0 0 0 124" draw:points="0,0 0,124">
          <text:p/>
        </draw:polygon>
        <draw:line draw:style-name="gr5" draw:text-style-name="P5" draw:layer="layout" svg:x1="20.305cm" svg:y1="30.982cm" svg:x2="20.305cm" svg:y2="31.106cm">
          <text:p/>
        </draw:line>
        <draw:polygon draw:style-name="gr4" draw:text-style-name="P4" draw:layer="layout" svg:width="0cm" svg:height="0.123cm" svg:x="20.866cm" svg:y="30.982cm" svg:viewBox="0 0 0 124" draw:points="0,0 0,124">
          <text:p/>
        </draw:polygon>
        <draw:line draw:style-name="gr5" draw:text-style-name="P5" draw:layer="layout" svg:x1="20.866cm" svg:y1="30.982cm" svg:x2="20.866cm" svg:y2="31.106cm">
          <text:p/>
        </draw:line>
        <draw:frame draw:style-name="gr7" draw:text-style-name="P7" draw:layer="layout" svg:width="0.569cm" svg:height="0.628cm" svg:x="17.781cm" svg:y="31.119cm">
          <draw:text-box>
            <text:p text:style-name="P6"><text:span text:style-name="T1">25</text:span></text:p>
          </draw:text-box>
        </draw:frame>
        <draw:polygon draw:style-name="gr4" draw:text-style-name="P4" draw:layer="layout" svg:width="0cm" svg:height="0.123cm" svg:x="21.426cm" svg:y="30.982cm" svg:viewBox="0 0 0 124" draw:points="0,0 0,124">
          <text:p/>
        </draw:polygon>
        <draw:line draw:style-name="gr5" draw:text-style-name="P5" draw:layer="layout" svg:x1="21.426cm" svg:y1="30.982cm" svg:x2="21.426cm" svg:y2="31.106cm">
          <text:p/>
        </draw:line>
        <draw:polygon draw:style-name="gr4" draw:text-style-name="P4" draw:layer="layout" svg:width="0cm" svg:height="0.123cm" svg:x="21.987cm" svg:y="30.982cm" svg:viewBox="0 0 0 124" draw:points="0,0 0,124">
          <text:p/>
        </draw:polygon>
        <draw:line draw:style-name="gr5" draw:text-style-name="P5" draw:layer="layout" svg:x1="21.987cm" svg:y1="30.982cm" svg:x2="21.987cm" svg:y2="31.106cm">
          <text:p/>
        </draw:line>
        <draw:polygon draw:style-name="gr4" draw:text-style-name="P4" draw:layer="layout" svg:width="0cm" svg:height="0.123cm" svg:x="22.547cm" svg:y="30.982cm" svg:viewBox="0 0 0 124" draw:points="0,0 0,124">
          <text:p/>
        </draw:polygon>
        <draw:line draw:style-name="gr5" draw:text-style-name="P5" draw:layer="layout" svg:x1="22.547cm" svg:y1="30.982cm" svg:x2="22.547cm" svg:y2="31.106cm">
          <text:p/>
        </draw:line>
        <draw:polygon draw:style-name="gr4" draw:text-style-name="P4" draw:layer="layout" svg:width="0cm" svg:height="0.123cm" svg:x="23.108cm" svg:y="30.982cm" svg:viewBox="0 0 0 124" draw:points="0,0 0,124">
          <text:p/>
        </draw:polygon>
        <draw:line draw:style-name="gr5" draw:text-style-name="P5" draw:layer="layout" svg:x1="23.108cm" svg:y1="30.982cm" svg:x2="23.108cm" svg:y2="31.106cm">
          <text:p/>
        </draw:line>
        <draw:polygon draw:style-name="gr4" draw:text-style-name="P4" draw:layer="layout" svg:width="0cm" svg:height="0.123cm" svg:x="23.669cm" svg:y="30.982cm" svg:viewBox="0 0 0 124" draw:points="0,0 0,124">
          <text:p/>
        </draw:polygon>
        <draw:line draw:style-name="gr5" draw:text-style-name="P5" draw:layer="layout" svg:x1="23.669cm" svg:y1="30.982cm" svg:x2="23.669cm" svg:y2="31.106cm">
          <text:p/>
        </draw:line>
        <draw:frame draw:style-name="gr7" draw:text-style-name="P7" draw:layer="layout" svg:width="0.569cm" svg:height="0.628cm" svg:x="20.584cm" svg:y="31.119cm">
          <draw:text-box>
            <text:p text:style-name="P6"><text:span text:style-name="T1">30</text:span></text:p>
          </draw:text-box>
        </draw:frame>
        <draw:polygon draw:style-name="gr4" draw:text-style-name="P4" draw:layer="layout" svg:width="0cm" svg:height="0.123cm" svg:x="24.229cm" svg:y="30.982cm" svg:viewBox="0 0 0 124" draw:points="0,0 0,124">
          <text:p/>
        </draw:polygon>
        <draw:line draw:style-name="gr5" draw:text-style-name="P5" draw:layer="layout" svg:x1="24.229cm" svg:y1="30.982cm" svg:x2="24.229cm" svg:y2="31.106cm">
          <text:p/>
        </draw:line>
        <draw:polygon draw:style-name="gr4" draw:text-style-name="P4" draw:layer="layout" svg:width="0cm" svg:height="0.123cm" svg:x="24.79cm" svg:y="30.982cm" svg:viewBox="0 0 0 124" draw:points="0,0 0,124">
          <text:p/>
        </draw:polygon>
        <draw:line draw:style-name="gr5" draw:text-style-name="P5" draw:layer="layout" svg:x1="24.79cm" svg:y1="30.982cm" svg:x2="24.79cm" svg:y2="31.106cm">
          <text:p/>
        </draw:line>
        <draw:polygon draw:style-name="gr4" draw:text-style-name="P4" draw:layer="layout" svg:width="0cm" svg:height="0.123cm" svg:x="25.351cm" svg:y="30.982cm" svg:viewBox="0 0 0 124" draw:points="0,0 0,124">
          <text:p/>
        </draw:polygon>
        <draw:line draw:style-name="gr5" draw:text-style-name="P5" draw:layer="layout" svg:x1="25.351cm" svg:y1="30.982cm" svg:x2="25.351cm" svg:y2="31.106cm">
          <text:p/>
        </draw:line>
        <draw:polygon draw:style-name="gr4" draw:text-style-name="P4" draw:layer="layout" svg:width="0cm" svg:height="0.123cm" svg:x="25.911cm" svg:y="30.982cm" svg:viewBox="0 0 0 124" draw:points="0,0 0,124">
          <text:p/>
        </draw:polygon>
        <draw:line draw:style-name="gr5" draw:text-style-name="P5" draw:layer="layout" svg:x1="25.911cm" svg:y1="30.982cm" svg:x2="25.911cm" svg:y2="31.106cm">
          <text:p/>
        </draw:line>
        <draw:polygon draw:style-name="gr4" draw:text-style-name="P4" draw:layer="layout" svg:width="0cm" svg:height="0.123cm" svg:x="26.472cm" svg:y="30.982cm" svg:viewBox="0 0 0 124" draw:points="0,0 0,124">
          <text:p/>
        </draw:polygon>
        <draw:line draw:style-name="gr5" draw:text-style-name="P5" draw:layer="layout" svg:x1="26.472cm" svg:y1="30.982cm" svg:x2="26.472cm" svg:y2="31.106cm">
          <text:p/>
        </draw:line>
        <draw:frame draw:style-name="gr7" draw:text-style-name="P7" draw:layer="layout" svg:width="0.569cm" svg:height="0.628cm" svg:x="23.387cm" svg:y="31.119cm">
          <draw:text-box>
            <text:p text:style-name="P6"><text:span text:style-name="T1">35</text:span></text:p>
          </draw:text-box>
        </draw:frame>
        <draw:polygon draw:style-name="gr4" draw:text-style-name="P4" draw:layer="layout" svg:width="0cm" svg:height="0.123cm" svg:x="27.033cm" svg:y="30.982cm" svg:viewBox="0 0 0 124" draw:points="0,0 0,124">
          <text:p/>
        </draw:polygon>
        <draw:line draw:style-name="gr5" draw:text-style-name="P5" draw:layer="layout" svg:x1="27.033cm" svg:y1="30.982cm" svg:x2="27.033cm" svg:y2="31.106cm">
          <text:p/>
        </draw:line>
        <draw:polygon draw:style-name="gr4" draw:text-style-name="P4" draw:layer="layout" svg:width="0cm" svg:height="0.123cm" svg:x="27.593cm" svg:y="30.982cm" svg:viewBox="0 0 0 124" draw:points="0,0 0,124">
          <text:p/>
        </draw:polygon>
        <draw:line draw:style-name="gr5" draw:text-style-name="P5" draw:layer="layout" svg:x1="27.593cm" svg:y1="30.982cm" svg:x2="27.593cm" svg:y2="31.106cm">
          <text:p/>
        </draw:line>
        <draw:polygon draw:style-name="gr4" draw:text-style-name="P4" draw:layer="layout" svg:width="0cm" svg:height="0.123cm" svg:x="28.154cm" svg:y="30.982cm" svg:viewBox="0 0 0 124" draw:points="0,0 0,124">
          <text:p/>
        </draw:polygon>
        <draw:line draw:style-name="gr5" draw:text-style-name="P5" draw:layer="layout" svg:x1="28.154cm" svg:y1="30.982cm" svg:x2="28.154cm" svg:y2="31.106cm">
          <text:p/>
        </draw:line>
        <draw:polygon draw:style-name="gr4" draw:text-style-name="P4" draw:layer="layout" svg:width="0cm" svg:height="0.123cm" svg:x="28.714cm" svg:y="30.982cm" svg:viewBox="0 0 0 124" draw:points="0,0 0,124">
          <text:p/>
        </draw:polygon>
        <draw:line draw:style-name="gr5" draw:text-style-name="P5" draw:layer="layout" svg:x1="28.714cm" svg:y1="30.982cm" svg:x2="28.714cm" svg:y2="31.106cm">
          <text:p/>
        </draw:line>
        <draw:polygon draw:style-name="gr4" draw:text-style-name="P4" draw:layer="layout" svg:width="0cm" svg:height="0.123cm" svg:x="29.275cm" svg:y="30.982cm" svg:viewBox="0 0 0 124" draw:points="0,0 0,124">
          <text:p/>
        </draw:polygon>
        <draw:line draw:style-name="gr5" draw:text-style-name="P5" draw:layer="layout" svg:x1="29.275cm" svg:y1="30.982cm" svg:x2="29.275cm" svg:y2="31.106cm">
          <text:p/>
        </draw:line>
        <draw:frame draw:style-name="gr7" draw:text-style-name="P7" draw:layer="layout" svg:width="0.569cm" svg:height="0.628cm" svg:x="26.19cm" svg:y="31.119cm">
          <draw:text-box>
            <text:p text:style-name="P6"><text:span text:style-name="T1">40</text:span></text:p>
          </draw:text-box>
        </draw:frame>
        <draw:polygon draw:style-name="gr4" draw:text-style-name="P4" draw:layer="layout" svg:width="0cm" svg:height="0.123cm" svg:x="29.836cm" svg:y="30.982cm" svg:viewBox="0 0 0 124" draw:points="0,0 0,124">
          <text:p/>
        </draw:polygon>
        <draw:line draw:style-name="gr5" draw:text-style-name="P5" draw:layer="layout" svg:x1="29.836cm" svg:y1="30.982cm" svg:x2="29.836cm" svg:y2="31.106cm">
          <text:p/>
        </draw:line>
        <draw:polygon draw:style-name="gr4" draw:text-style-name="P4" draw:layer="layout" svg:width="0cm" svg:height="0.123cm" svg:x="30.396cm" svg:y="30.982cm" svg:viewBox="0 0 0 124" draw:points="0,0 0,124">
          <text:p/>
        </draw:polygon>
        <draw:line draw:style-name="gr5" draw:text-style-name="P5" draw:layer="layout" svg:x1="30.396cm" svg:y1="30.982cm" svg:x2="30.396cm" svg:y2="31.106cm">
          <text:p/>
        </draw:line>
        <draw:polygon draw:style-name="gr4" draw:text-style-name="P4" draw:layer="layout" svg:width="0cm" svg:height="0.123cm" svg:x="30.957cm" svg:y="30.982cm" svg:viewBox="0 0 0 124" draw:points="0,0 0,124">
          <text:p/>
        </draw:polygon>
        <draw:line draw:style-name="gr5" draw:text-style-name="P5" draw:layer="layout" svg:x1="30.957cm" svg:y1="30.982cm" svg:x2="30.957cm" svg:y2="31.106cm">
          <text:p/>
        </draw:line>
        <draw:polygon draw:style-name="gr4" draw:text-style-name="P4" draw:layer="layout" svg:width="0cm" svg:height="0.123cm" svg:x="31.518cm" svg:y="30.982cm" svg:viewBox="0 0 0 124" draw:points="0,0 0,124">
          <text:p/>
        </draw:polygon>
        <draw:line draw:style-name="gr5" draw:text-style-name="P5" draw:layer="layout" svg:x1="31.518cm" svg:y1="30.982cm" svg:x2="31.518cm" svg:y2="31.106cm">
          <text:p/>
        </draw:line>
        <draw:polygon draw:style-name="gr4" draw:text-style-name="P4" draw:layer="layout" svg:width="0cm" svg:height="0.123cm" svg:x="32.078cm" svg:y="30.982cm" svg:viewBox="0 0 0 124" draw:points="0,0 0,124">
          <text:p/>
        </draw:polygon>
        <draw:line draw:style-name="gr5" draw:text-style-name="P5" draw:layer="layout" svg:x1="32.078cm" svg:y1="30.982cm" svg:x2="32.078cm" svg:y2="31.106cm">
          <text:p/>
        </draw:line>
        <draw:frame draw:style-name="gr7" draw:text-style-name="P7" draw:layer="layout" svg:width="0.569cm" svg:height="0.628cm" svg:x="28.993cm" svg:y="31.119cm">
          <draw:text-box>
            <text:p text:style-name="P6"><text:span text:style-name="T1">45</text:span></text:p>
          </draw:text-box>
        </draw:frame>
        <draw:polygon draw:style-name="gr4" draw:text-style-name="P4" draw:layer="layout" svg:width="0cm" svg:height="0.123cm" svg:x="32.639cm" svg:y="30.982cm" svg:viewBox="0 0 0 124" draw:points="0,0 0,124">
          <text:p/>
        </draw:polygon>
        <draw:line draw:style-name="gr5" draw:text-style-name="P5" draw:layer="layout" svg:x1="32.639cm" svg:y1="30.982cm" svg:x2="32.639cm" svg:y2="31.106cm">
          <text:p/>
        </draw:line>
        <draw:polygon draw:style-name="gr4" draw:text-style-name="P4" draw:layer="layout" svg:width="0cm" svg:height="0.123cm" svg:x="33.2cm" svg:y="30.982cm" svg:viewBox="0 0 0 124" draw:points="0,0 0,124">
          <text:p/>
        </draw:polygon>
        <draw:line draw:style-name="gr5" draw:text-style-name="P5" draw:layer="layout" svg:x1="33.2cm" svg:y1="30.982cm" svg:x2="33.2cm" svg:y2="31.106cm">
          <text:p/>
        </draw:line>
        <draw:polygon draw:style-name="gr4" draw:text-style-name="P4" draw:layer="layout" svg:width="0cm" svg:height="0.123cm" svg:x="33.76cm" svg:y="30.982cm" svg:viewBox="0 0 0 124" draw:points="0,0 0,124">
          <text:p/>
        </draw:polygon>
        <draw:line draw:style-name="gr5" draw:text-style-name="P5" draw:layer="layout" svg:x1="33.76cm" svg:y1="30.982cm" svg:x2="33.76cm" svg:y2="31.106cm">
          <text:p/>
        </draw:line>
        <draw:polygon draw:style-name="gr4" draw:text-style-name="P4" draw:layer="layout" svg:width="0cm" svg:height="0.123cm" svg:x="34.321cm" svg:y="30.982cm" svg:viewBox="0 0 0 124" draw:points="0,0 0,124">
          <text:p/>
        </draw:polygon>
        <draw:line draw:style-name="gr5" draw:text-style-name="P5" draw:layer="layout" svg:x1="34.321cm" svg:y1="30.982cm" svg:x2="34.321cm" svg:y2="31.106cm">
          <text:p/>
        </draw:line>
        <draw:polygon draw:style-name="gr4" draw:text-style-name="P4" draw:layer="layout" svg:width="0cm" svg:height="0.123cm" svg:x="34.881cm" svg:y="30.982cm" svg:viewBox="0 0 0 124" draw:points="0,0 0,124">
          <text:p/>
        </draw:polygon>
        <draw:line draw:style-name="gr5" draw:text-style-name="P5" draw:layer="layout" svg:x1="34.881cm" svg:y1="30.982cm" svg:x2="34.881cm" svg:y2="31.106cm">
          <text:p/>
        </draw:line>
        <draw:frame draw:style-name="gr7" draw:text-style-name="P7" draw:layer="layout" svg:width="0.569cm" svg:height="0.628cm" svg:x="31.797cm" svg:y="31.119cm">
          <draw:text-box>
            <text:p text:style-name="P6"><text:span text:style-name="T1">50</text:span></text:p>
          </draw:text-box>
        </draw:frame>
        <draw:polygon draw:style-name="gr4" draw:text-style-name="P4" draw:layer="layout" svg:width="0cm" svg:height="0.123cm" svg:x="35.442cm" svg:y="30.982cm" svg:viewBox="0 0 0 124" draw:points="0,0 0,124">
          <text:p/>
        </draw:polygon>
        <draw:line draw:style-name="gr5" draw:text-style-name="P5" draw:layer="layout" svg:x1="35.442cm" svg:y1="30.982cm" svg:x2="35.442cm" svg:y2="31.106cm">
          <text:p/>
        </draw:line>
        <draw:polygon draw:style-name="gr4" draw:text-style-name="P4" draw:layer="layout" svg:width="0cm" svg:height="0.123cm" svg:x="36.003cm" svg:y="30.982cm" svg:viewBox="0 0 0 124" draw:points="0,0 0,124">
          <text:p/>
        </draw:polygon>
        <draw:line draw:style-name="gr5" draw:text-style-name="P5" draw:layer="layout" svg:x1="36.003cm" svg:y1="30.982cm" svg:x2="36.003cm" svg:y2="31.106cm">
          <text:p/>
        </draw:line>
        <draw:polygon draw:style-name="gr4" draw:text-style-name="P4" draw:layer="layout" svg:width="0cm" svg:height="0.123cm" svg:x="36.563cm" svg:y="30.982cm" svg:viewBox="0 0 0 124" draw:points="0,0 0,124">
          <text:p/>
        </draw:polygon>
        <draw:line draw:style-name="gr5" draw:text-style-name="P5" draw:layer="layout" svg:x1="36.563cm" svg:y1="30.982cm" svg:x2="36.563cm" svg:y2="31.106cm">
          <text:p/>
        </draw:line>
        <draw:polygon draw:style-name="gr4" draw:text-style-name="P4" draw:layer="layout" svg:width="0cm" svg:height="0.123cm" svg:x="37.124cm" svg:y="30.982cm" svg:viewBox="0 0 0 124" draw:points="0,0 0,124">
          <text:p/>
        </draw:polygon>
        <draw:line draw:style-name="gr5" draw:text-style-name="P5" draw:layer="layout" svg:x1="37.124cm" svg:y1="30.982cm" svg:x2="37.124cm" svg:y2="31.106cm">
          <text:p/>
        </draw:line>
        <draw:polygon draw:style-name="gr4" draw:text-style-name="P4" draw:layer="layout" svg:width="0cm" svg:height="0.123cm" svg:x="37.685cm" svg:y="30.982cm" svg:viewBox="0 0 0 124" draw:points="0,0 0,124">
          <text:p/>
        </draw:polygon>
        <draw:line draw:style-name="gr5" draw:text-style-name="P5" draw:layer="layout" svg:x1="37.685cm" svg:y1="30.982cm" svg:x2="37.685cm" svg:y2="31.106cm">
          <text:p/>
        </draw:line>
        <draw:frame draw:style-name="gr7" draw:text-style-name="P7" draw:layer="layout" svg:width="0.569cm" svg:height="0.628cm" svg:x="34.6cm" svg:y="31.119cm">
          <draw:text-box>
            <text:p text:style-name="P6"><text:span text:style-name="T1">55</text:span></text:p>
          </draw:text-box>
        </draw:frame>
        <draw:polygon draw:style-name="gr4" draw:text-style-name="P4" draw:layer="layout" svg:width="0cm" svg:height="0.123cm" svg:x="38.245cm" svg:y="30.982cm" svg:viewBox="0 0 0 124" draw:points="0,0 0,124">
          <text:p/>
        </draw:polygon>
        <draw:line draw:style-name="gr5" draw:text-style-name="P5" draw:layer="layout" svg:x1="38.245cm" svg:y1="30.982cm" svg:x2="38.245cm" svg:y2="31.106cm">
          <text:p/>
        </draw:line>
        <draw:polygon draw:style-name="gr4" draw:text-style-name="P4" draw:layer="layout" svg:width="0cm" svg:height="0.123cm" svg:x="38.806cm" svg:y="30.982cm" svg:viewBox="0 0 0 124" draw:points="0,0 0,124">
          <text:p/>
        </draw:polygon>
        <draw:line draw:style-name="gr5" draw:text-style-name="P5" draw:layer="layout" svg:x1="38.806cm" svg:y1="30.982cm" svg:x2="38.806cm" svg:y2="31.106cm">
          <text:p/>
        </draw:line>
        <draw:polygon draw:style-name="gr4" draw:text-style-name="P4" draw:layer="layout" svg:width="0cm" svg:height="0.123cm" svg:x="39.367cm" svg:y="30.982cm" svg:viewBox="0 0 0 124" draw:points="0,0 0,124">
          <text:p/>
        </draw:polygon>
        <draw:line draw:style-name="gr5" draw:text-style-name="P5" draw:layer="layout" svg:x1="39.367cm" svg:y1="30.982cm" svg:x2="39.367cm" svg:y2="31.106cm">
          <text:p/>
        </draw:line>
        <draw:polygon draw:style-name="gr4" draw:text-style-name="P4" draw:layer="layout" svg:width="0.123cm" svg:height="0cm" svg:x="1.898cm" svg:y="30.402cm" svg:viewBox="0 0 124 0" draw:points="124,0 0,0">
          <text:p/>
        </draw:polygon>
        <draw:line draw:style-name="gr5" draw:text-style-name="P5" draw:layer="layout" svg:x1="2.022cm" svg:y1="30.402cm" svg:x2="1.898cm" svg:y2="30.402cm">
          <text:p/>
        </draw:line>
        <draw:frame draw:style-name="gr7" draw:text-style-name="P7" draw:layer="layout" svg:width="0.569cm" svg:height="0.628cm" svg:x="37.403cm" svg:y="31.119cm">
          <draw:text-box>
            <text:p text:style-name="P6"><text:span text:style-name="T1">60</text:span></text:p>
          </draw:text-box>
        </draw:frame>
        <draw:polygon draw:style-name="gr4" draw:text-style-name="P4" draw:layer="layout" svg:width="0.123cm" svg:height="0cm" svg:x="1.898cm" svg:y="28.73cm" svg:viewBox="0 0 124 0" draw:points="124,0 0,0">
          <text:p/>
        </draw:polygon>
        <draw:line draw:style-name="gr5" draw:text-style-name="P5" draw:layer="layout" svg:x1="2.022cm" svg:y1="28.73cm" svg:x2="1.898cm" svg:y2="28.73cm">
          <text:p/>
        </draw:line>
        <draw:frame draw:style-name="gr8" draw:text-style-name="P8" draw:layer="layout" svg:width="0.798cm" svg:height="0.704cm" svg:x="0.981cm" svg:y="30.057cm">
          <draw:text-box>
            <text:p text:style-name="P6"><text:span text:style-name="T2">0.0</text:span></text:p>
          </draw:text-box>
        </draw:frame>
        <draw:polygon draw:style-name="gr4" draw:text-style-name="P4" draw:layer="layout" svg:width="0.123cm" svg:height="0cm" svg:x="1.898cm" svg:y="27.058cm" svg:viewBox="0 0 124 0" draw:points="124,0 0,0">
          <text:p/>
        </draw:polygon>
        <draw:line draw:style-name="gr5" draw:text-style-name="P5" draw:layer="layout" svg:x1="2.022cm" svg:y1="27.058cm" svg:x2="1.898cm" svg:y2="27.058cm">
          <text:p/>
        </draw:line>
        <draw:frame draw:style-name="gr8" draw:text-style-name="P8" draw:layer="layout" svg:width="0.798cm" svg:height="0.704cm" svg:x="0.981cm" svg:y="28.385cm">
          <draw:text-box>
            <text:p text:style-name="P6"><text:span text:style-name="T2">0.2</text:span></text:p>
          </draw:text-box>
        </draw:frame>
        <draw:polygon draw:style-name="gr4" draw:text-style-name="P4" draw:layer="layout" svg:width="0.123cm" svg:height="0cm" svg:x="1.898cm" svg:y="25.385cm" svg:viewBox="0 0 124 0" draw:points="124,0 0,0">
          <text:p/>
        </draw:polygon>
        <draw:line draw:style-name="gr5" draw:text-style-name="P5" draw:layer="layout" svg:x1="2.022cm" svg:y1="25.385cm" svg:x2="1.898cm" svg:y2="25.385cm">
          <text:p/>
        </draw:line>
        <draw:frame draw:style-name="gr8" draw:text-style-name="P8" draw:layer="layout" svg:width="0.798cm" svg:height="0.704cm" svg:x="0.981cm" svg:y="26.713cm">
          <draw:text-box>
            <text:p text:style-name="P6"><text:span text:style-name="T2">0.4</text:span></text:p>
          </draw:text-box>
        </draw:frame>
        <draw:polygon draw:style-name="gr4" draw:text-style-name="P4" draw:layer="layout" svg:width="0.123cm" svg:height="0cm" svg:x="1.898cm" svg:y="23.713cm" svg:viewBox="0 0 124 0" draw:points="124,0 0,0">
          <text:p/>
        </draw:polygon>
        <draw:line draw:style-name="gr5" draw:text-style-name="P5" draw:layer="layout" svg:x1="2.022cm" svg:y1="23.713cm" svg:x2="1.898cm" svg:y2="23.713cm">
          <text:p/>
        </draw:line>
        <draw:frame draw:style-name="gr8" draw:text-style-name="P8" draw:layer="layout" svg:width="0.798cm" svg:height="0.704cm" svg:x="0.981cm" svg:y="25.041cm">
          <draw:text-box>
            <text:p text:style-name="P6"><text:span text:style-name="T2">0.6</text:span></text:p>
          </draw:text-box>
        </draw:frame>
        <draw:polygon draw:style-name="gr4" draw:text-style-name="P4" draw:layer="layout" svg:width="0.123cm" svg:height="0cm" svg:x="1.898cm" svg:y="22.041cm" svg:viewBox="0 0 124 0" draw:points="124,0 0,0">
          <text:p/>
        </draw:polygon>
        <draw:line draw:style-name="gr5" draw:text-style-name="P5" draw:layer="layout" svg:x1="2.022cm" svg:y1="22.041cm" svg:x2="1.898cm" svg:y2="22.041cm">
          <text:p/>
        </draw:line>
        <draw:frame draw:style-name="gr8" draw:text-style-name="P8" draw:layer="layout" svg:width="0.798cm" svg:height="0.704cm" svg:x="0.981cm" svg:y="23.369cm">
          <draw:text-box>
            <text:p text:style-name="P6"><text:span text:style-name="T2">0.8</text:span></text:p>
          </draw:text-box>
        </draw:frame>
        <draw:polygon draw:style-name="gr4" draw:text-style-name="P4" draw:layer="layout" svg:width="0.123cm" svg:height="0cm" svg:x="1.898cm" svg:y="20.369cm" svg:viewBox="0 0 124 0" draw:points="124,0 0,0">
          <text:p/>
        </draw:polygon>
        <draw:line draw:style-name="gr5" draw:text-style-name="P5" draw:layer="layout" svg:x1="2.022cm" svg:y1="20.369cm" svg:x2="1.898cm" svg:y2="20.369cm">
          <text:p/>
        </draw:line>
        <draw:frame draw:style-name="gr8" draw:text-style-name="P8" draw:layer="layout" svg:width="0.798cm" svg:height="0.704cm" svg:x="0.981cm" svg:y="21.696cm">
          <draw:text-box>
            <text:p text:style-name="P6"><text:span text:style-name="T2">1.0</text:span></text:p>
          </draw:text-box>
        </draw:frame>
        <draw:frame draw:style-name="gr8" draw:text-style-name="P8" draw:layer="layout" svg:width="0.798cm" svg:height="0.704cm" svg:x="0.981cm" svg:y="20.024cm">
          <draw:text-box>
            <text:p text:style-name="P6"><text:span text:style-name="T2">1.2</text:span></text:p>
          </draw:text-box>
        </draw:frame>
        <draw:line draw:style-name="gr9" draw:text-style-name="P5" draw:layer="layout" svg:x1="2.022cm" svg:y1="30.982cm" svg:x2="2.022cm" svg:y2="19.248cm">
          <text:p/>
        </draw:line>
        <draw:line draw:style-name="gr9" draw:text-style-name="P5" draw:layer="layout" svg:x1="41.392cm" svg:y1="30.982cm" svg:x2="41.392cm" svg:y2="19.248cm">
          <text:p/>
        </draw:line>
        <draw:line draw:style-name="gr9" draw:text-style-name="P5" draw:layer="layout" svg:x1="2.022cm" svg:y1="30.982cm" svg:x2="41.392cm" svg:y2="30.982cm">
          <text:p/>
        </draw:line>
        <draw:line draw:style-name="gr9" draw:text-style-name="P5" draw:layer="layout" svg:x1="2.022cm" svg:y1="19.248cm" svg:x2="41.392cm" svg:y2="19.248cm">
          <text:p/>
        </draw:line>
        <draw:frame draw:style-name="gr10" draw:text-style-name="P8" draw:layer="layout" svg:width="6.018cm" svg:height="0.704cm" draw:transform="rotate (1.5707963267949) translate (0.137cm 28.081cm)">
          <draw:text-box>
            <text:p text:style-name="P6"><text:span text:style-name="T2">Average Indirect Effect</text:span></text:p>
          </draw:text-box>
        </draw:frame>
        <draw:frame draw:style-name="gr13" draw:text-style-name="P12" draw:layer="layout" svg:width="0.413cm" svg:height="1.059cm" svg:x="20.656cm" svg:y="32.282cm">
          <draw:text-box draw:corner-radius="0.205cm">
            <text:p text:style-name="P11"><text:span text:style-name="T4">s</text:span></text:p>
          </draw:text-box>
        </draw:frame>
        <draw:frame draw:style-name="gr14" draw:text-style-name="P14" draw:layer="layout" svg:width="0.218cm" svg:height="0.777cm" svg:x="21.088cm" svg:y="32.919cm">
          <draw:text-box>
            <text:p text:style-name="P13"><text:span text:style-name="T5">i</text:span></text:p>
          </draw:text-box>
        </draw:frame>
        <draw:frame draw:style-name="gr15" draw:text-style-name="P16" draw:layer="layout" svg:width="0.243cm" svg:height="0.644cm" svg:x="21.098cm" svg:y="32.157cm">
          <draw:text-box>
            <text:p text:style-name="P15"><text:span text:style-name="T6">(</text:span></text:p>
          </draw:text-box>
        </draw:frame>
        <draw:frame draw:style-name="gr16" draw:text-style-name="P17" draw:layer="layout" svg:width="0.197cm" svg:height="0.708cm" svg:x="21.271cm" svg:y="32.157cm">
          <draw:text-box>
            <text:p text:style-name="P15"><text:span text:style-name="T7">l</text:span></text:p>
          </draw:text-box>
        </draw:frame>
        <draw:frame draw:style-name="gr17" draw:text-style-name="P16" draw:layer="layout" svg:width="0.295cm" svg:height="0.517cm" svg:x="21.427cm" svg:y="32.157cm">
          <draw:text-box draw:corner-radius="0.792cm">
            <text:p text:style-name="P15"><text:span text:style-name="T6">)</text:span></text:p>
          </draw:text-box>
        </draw:frame>
        <draw:frame draw:style-name="gr18" draw:text-style-name="P10" draw:layer="layout" svg:width="3.13cm" svg:height="1.094cm" svg:x="30.234cm" svg:y="32.206cm">
          <draw:text-box>
            <text:p text:style-name="P9"><text:span text:style-name="T3">blocked</text:span></text:p>
          </draw:text-box>
        </draw:frame>
        <draw:frame draw:style-name="gr13" draw:text-style-name="P12" draw:layer="layout" svg:width="0.531cm" svg:height="1.059cm" svg:x="29.133cm" svg:y="32.212cm">
          <draw:text-box draw:corner-radius="0.205cm">
            <text:p text:style-name="P11"><text:span text:style-name="T4">g</text:span></text:p>
          </draw:text-box>
        </draw:frame>
        <draw:frame draw:style-name="gr14" draw:text-style-name="P14" draw:layer="layout" svg:width="0.218cm" svg:height="0.777cm" svg:x="29.589cm" svg:y="32.875cm">
          <draw:text-box>
            <text:p text:style-name="P13"><text:span text:style-name="T5">i</text:span></text:p>
          </draw:text-box>
        </draw:frame>
        <draw:frame draw:style-name="gr15" draw:text-style-name="P16" draw:layer="layout" svg:width="0.243cm" svg:height="0.644cm" svg:x="29.599cm" svg:y="32.113cm">
          <draw:text-box>
            <text:p text:style-name="P15"><text:span text:style-name="T6">(</text:span></text:p>
          </draw:text-box>
        </draw:frame>
        <draw:frame draw:style-name="gr16" draw:text-style-name="P17" draw:layer="layout" svg:width="0.197cm" svg:height="0.708cm" svg:x="29.772cm" svg:y="32.113cm">
          <draw:text-box>
            <text:p text:style-name="P15"><text:span text:style-name="T7">l</text:span></text:p>
          </draw:text-box>
        </draw:frame>
        <draw:frame draw:style-name="gr17" draw:text-style-name="P16" draw:layer="layout" svg:width="0.295cm" svg:height="0.517cm" svg:x="29.928cm" svg:y="32.113cm">
          <draw:text-box draw:corner-radius="0.792cm">
            <text:p text:style-name="P15"><text:span text:style-name="T6">)</text:span></text:p>
          </draw:text-box>
        </draw:frame>
        <draw:frame draw:style-name="gr11" draw:text-style-name="P19" draw:layer="layout" svg:width="12.77cm" svg:height="1.406cm" svg:x="15.297cm" svg:y="2.786cm">
          <draw:text-box>
            <text:p text:style-name="P18"><text:span text:style-name="T8">(a) When </text:span><text:span text:style-name="T9">i</text:span><text:span text:style-name="T8"> = subject last </text:span></text:p>
          </draw:text-box>
        </draw:frame>
        <draw:frame draw:style-name="gr11" draw:text-style-name="P19" draw:layer="layout" svg:width="12.914cm" svg:height="1.406cm" svg:x="15.297cm" svg:y="17.586cm">
          <draw:text-box>
            <text:p text:style-name="P18"><text:span text:style-name="T8">(b) When </text:span><text:span text:style-name="T9">i</text:span><text:span text:style-name="T8"> = prompt la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631cm" fo:page-height="3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21:27:44.976203141</dc:date>
    <meta:editing-duration>PT9M7S</meta:editing-duration>
    <meta:editing-cycles>2</meta:editing-cycles>
    <meta:generator>LibreOffice/6.4.7.2$Linux_X86_64 LibreOffice_project/40$Build-2</meta:generator>
    <meta:document-statistic meta:object-count="742"/>
  </office:meta>
</office:document-meta>
</file>